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9DB000004CC97CE3A17F8BE7254.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75in" style:rel-column-width="4259*"/>
    </style:style>
    <style:style style:name="Table43.B" style:family="table-column">
      <style:table-column-properties style:column-width="2.375in" style:rel-column-width="26974*"/>
    </style:style>
    <style:style style:name="Table43.C" style:family="table-column">
      <style:table-column-properties style:column-width="0.4375in" style:rel-column-width="4968*"/>
    </style:style>
    <style:style style:name="Table43.I" style:family="table-column">
      <style:table-column-properties style:column-width="0.3958in" style:rel-column-width="4494*"/>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I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7"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38"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9"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40"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11db79d" officeooo:paragraph-rsid="013239e0"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11fc8ca" officeooo:paragraph-rsid="012fdfab" style:font-size-asian="16pt" style:font-weight-asian="normal" style:font-name-complex="TH SarabunPSK2" style:font-size-complex="16pt" style:font-weight-complex="normal"/>
    </style:style>
    <style:style style:name="P50"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52"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54"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55"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6"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7"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58"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61"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63"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4"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65"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67"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8"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69"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70"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71"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72"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73"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74"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5"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6"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7"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78"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9"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80"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81"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82"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83"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4"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5" style:family="paragraph" style:parent-style-name="Standard">
      <style:text-properties officeooo:paragraph-rsid="0093a096"/>
    </style:style>
    <style:style style:name="P86" style:family="paragraph" style:parent-style-name="Standard">
      <style:paragraph-properties fo:line-height="100%" fo:text-align="start" style:justify-single-word="false"/>
      <style:text-properties officeooo:paragraph-rsid="00d71568"/>
    </style:style>
    <style:style style:name="P87"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88" style:family="paragraph" style:parent-style-name="Table_20_Contents">
      <style:paragraph-properties fo:text-align="start" style:justify-single-word="false"/>
      <style:text-properties officeooo:paragraph-rsid="008b6bd2"/>
    </style:style>
    <style:style style:name="P89" style:family="paragraph" style:parent-style-name="Table_20_Contents">
      <style:paragraph-properties fo:text-align="start" style:justify-single-word="false"/>
      <style:text-properties officeooo:paragraph-rsid="0093a096"/>
    </style:style>
    <style:style style:name="P90" style:family="paragraph" style:parent-style-name="Table_20_Contents">
      <style:paragraph-properties fo:text-align="start" style:justify-single-word="false"/>
      <style:text-properties officeooo:rsid="00788094" officeooo:paragraph-rsid="00788094"/>
    </style:style>
    <style:style style:name="P91" style:family="paragraph" style:parent-style-name="Table_20_Contents">
      <style:paragraph-properties fo:text-align="center" style:justify-single-word="false"/>
      <style:text-properties officeooo:rsid="00788094" officeooo:paragraph-rsid="00788094"/>
    </style:style>
    <style:style style:name="P92"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93"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94"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95"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96"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97"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98" style:family="paragraph" style:parent-style-name="Table_20_Contents">
      <style:paragraph-properties fo:text-align="start" style:justify-single-word="false"/>
      <style:text-properties officeooo:rsid="0080e17f" officeooo:paragraph-rsid="0080e17f"/>
    </style:style>
    <style:style style:name="P99" style:family="paragraph" style:parent-style-name="Table_20_Contents">
      <style:paragraph-properties fo:text-align="start" style:justify-single-word="false"/>
      <style:text-properties officeooo:rsid="0080e17f" officeooo:paragraph-rsid="010d01d9"/>
    </style:style>
    <style:style style:name="P100" style:family="paragraph" style:parent-style-name="Table_20_Contents">
      <style:paragraph-properties fo:text-align="center" style:justify-single-word="false"/>
      <style:text-properties officeooo:rsid="0080e17f" officeooo:paragraph-rsid="0080e17f"/>
    </style:style>
    <style:style style:name="P101" style:family="paragraph" style:parent-style-name="Table_20_Contents">
      <style:paragraph-properties fo:text-align="center" style:justify-single-word="false"/>
      <style:text-properties officeooo:rsid="0080e17f" officeooo:paragraph-rsid="010d01d9"/>
    </style:style>
    <style:style style:name="P102" style:family="paragraph" style:parent-style-name="Table_20_Contents">
      <style:paragraph-properties fo:text-align="start" style:justify-single-word="false"/>
      <style:text-properties officeooo:rsid="008b782a" officeooo:paragraph-rsid="008b782a"/>
    </style:style>
    <style:style style:name="P103" style:family="paragraph" style:parent-style-name="Table_20_Contents">
      <style:paragraph-properties fo:text-align="center" style:justify-single-word="false"/>
      <style:text-properties officeooo:rsid="008d44a1" officeooo:paragraph-rsid="008d44a1"/>
    </style:style>
    <style:style style:name="P104" style:family="paragraph" style:parent-style-name="Table_20_Contents">
      <style:paragraph-properties fo:text-align="center" style:justify-single-word="false"/>
      <style:text-properties officeooo:rsid="0084b4d2" officeooo:paragraph-rsid="0093a096"/>
    </style:style>
    <style:style style:name="P105" style:family="paragraph" style:parent-style-name="Table_20_Contents">
      <style:paragraph-properties fo:text-align="center" style:justify-single-word="false"/>
      <style:text-properties officeooo:paragraph-rsid="0093a096"/>
    </style:style>
    <style:style style:name="P106" style:family="paragraph" style:parent-style-name="Table_20_Contents">
      <style:paragraph-properties fo:text-align="center" style:justify-single-word="false"/>
      <style:text-properties officeooo:rsid="00507897" officeooo:paragraph-rsid="0093a096"/>
    </style:style>
    <style:style style:name="P107" style:family="paragraph" style:parent-style-name="Table_20_Contents">
      <style:paragraph-properties fo:text-align="start" style:justify-single-word="false"/>
      <style:text-properties officeooo:rsid="00507897" officeooo:paragraph-rsid="0093a096"/>
    </style:style>
    <style:style style:name="P108" style:family="paragraph" style:parent-style-name="Table_20_Contents">
      <style:paragraph-properties fo:text-align="center" style:justify-single-word="false"/>
      <style:text-properties officeooo:rsid="0066c048" officeooo:paragraph-rsid="0093a096"/>
    </style:style>
    <style:style style:name="P109" style:family="paragraph" style:parent-style-name="Table_20_Contents">
      <style:paragraph-properties fo:text-align="start" style:justify-single-word="false"/>
      <style:text-properties officeooo:rsid="0066c048" officeooo:paragraph-rsid="0093a096"/>
    </style:style>
    <style:style style:name="P110" style:family="paragraph" style:parent-style-name="Table_20_Contents">
      <style:paragraph-properties fo:text-align="center" style:justify-single-word="false"/>
      <style:text-properties officeooo:rsid="006aeff7" officeooo:paragraph-rsid="0093a096"/>
    </style:style>
    <style:style style:name="P111" style:family="paragraph" style:parent-style-name="Table_20_Contents">
      <style:paragraph-properties fo:text-align="start" style:justify-single-word="false"/>
      <style:text-properties officeooo:rsid="006aeff7" officeooo:paragraph-rsid="0093a096"/>
    </style:style>
    <style:style style:name="P112" style:family="paragraph" style:parent-style-name="Table_20_Contents">
      <style:paragraph-properties fo:text-align="center" style:justify-single-word="false"/>
      <style:text-properties officeooo:rsid="006c8a5f" officeooo:paragraph-rsid="0093a096"/>
    </style:style>
    <style:style style:name="P113" style:family="paragraph" style:parent-style-name="Table_20_Contents">
      <style:paragraph-properties fo:text-align="start" style:justify-single-word="false"/>
      <style:text-properties officeooo:rsid="006c8a5f" officeooo:paragraph-rsid="0093a096"/>
    </style:style>
    <style:style style:name="P114" style:family="paragraph" style:parent-style-name="Table_20_Contents">
      <style:paragraph-properties fo:text-align="center" style:justify-single-word="false"/>
      <style:text-properties officeooo:rsid="006f1ab5" officeooo:paragraph-rsid="0093a096"/>
    </style:style>
    <style:style style:name="P115" style:family="paragraph" style:parent-style-name="Table_20_Contents">
      <style:paragraph-properties fo:text-align="start" style:justify-single-word="false"/>
      <style:text-properties officeooo:rsid="006f1ab5" officeooo:paragraph-rsid="0093a096"/>
    </style:style>
    <style:style style:name="P116" style:family="paragraph" style:parent-style-name="Table_20_Contents">
      <style:paragraph-properties fo:text-align="center" style:justify-single-word="false"/>
      <style:text-properties officeooo:rsid="00854dc0" officeooo:paragraph-rsid="0093a096"/>
    </style:style>
    <style:style style:name="P117" style:family="paragraph" style:parent-style-name="Table_20_Contents">
      <style:paragraph-properties fo:text-align="start" style:justify-single-word="false"/>
      <style:text-properties officeooo:rsid="00514439" officeooo:paragraph-rsid="0093a096"/>
    </style:style>
    <style:style style:name="P118" style:family="paragraph" style:parent-style-name="Table_20_Contents">
      <style:paragraph-properties fo:text-align="start" style:justify-single-word="false"/>
      <style:text-properties officeooo:rsid="00525707" officeooo:paragraph-rsid="0093a096"/>
    </style:style>
    <style:style style:name="P11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20"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21"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22" style:family="paragraph" style:parent-style-name="Table_20_Contents">
      <style:paragraph-properties fo:text-align="start" style:justify-single-word="false"/>
      <style:text-properties officeooo:rsid="00583c33" officeooo:paragraph-rsid="0093a096"/>
    </style:style>
    <style:style style:name="P123" style:family="paragraph" style:parent-style-name="Table_20_Contents">
      <style:paragraph-properties fo:text-align="start" style:justify-single-word="false"/>
      <style:text-properties officeooo:rsid="0059bc4f" officeooo:paragraph-rsid="0093a096"/>
    </style:style>
    <style:style style:name="P124" style:family="paragraph" style:parent-style-name="Table_20_Contents">
      <style:paragraph-properties fo:text-align="start" style:justify-single-word="false"/>
      <style:text-properties officeooo:rsid="005c0efe" officeooo:paragraph-rsid="0093a096"/>
    </style:style>
    <style:style style:name="P125" style:family="paragraph" style:parent-style-name="Table_20_Contents">
      <style:paragraph-properties fo:text-align="start" style:justify-single-word="false"/>
      <style:text-properties officeooo:rsid="005c0efe" officeooo:paragraph-rsid="01195e14"/>
    </style:style>
    <style:style style:name="P126" style:family="paragraph" style:parent-style-name="Table_20_Contents">
      <style:paragraph-properties fo:text-align="start" style:justify-single-word="false"/>
      <style:text-properties officeooo:rsid="005c0efe" officeooo:paragraph-rsid="011b0660"/>
    </style:style>
    <style:style style:name="P127" style:family="paragraph" style:parent-style-name="Table_20_Contents">
      <style:paragraph-properties fo:text-align="start" style:justify-single-word="false"/>
      <style:text-properties officeooo:rsid="005aad78" officeooo:paragraph-rsid="0093a096"/>
    </style:style>
    <style:style style:name="P128" style:family="paragraph" style:parent-style-name="Table_20_Contents">
      <style:paragraph-properties fo:text-align="start" style:justify-single-word="false"/>
      <style:text-properties officeooo:rsid="0069017e" officeooo:paragraph-rsid="0093a096"/>
    </style:style>
    <style:style style:name="P129"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30"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31"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32"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33"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34" style:family="paragraph" style:parent-style-name="Table_20_Contents">
      <style:paragraph-properties fo:text-align="start" style:justify-single-word="false"/>
      <style:text-properties officeooo:rsid="00606276" officeooo:paragraph-rsid="0093a096"/>
    </style:style>
    <style:style style:name="P135" style:family="paragraph" style:parent-style-name="Table_20_Contents">
      <style:paragraph-properties fo:text-align="start" style:justify-single-word="false"/>
      <style:text-properties officeooo:rsid="006168a8" officeooo:paragraph-rsid="0093a096"/>
    </style:style>
    <style:style style:name="P136" style:family="paragraph" style:parent-style-name="Table_20_Contents">
      <style:paragraph-properties fo:text-align="start" style:justify-single-word="false"/>
      <style:text-properties officeooo:rsid="00646f7f" officeooo:paragraph-rsid="0093a096"/>
    </style:style>
    <style:style style:name="P137" style:family="paragraph" style:parent-style-name="Table_20_Contents">
      <style:paragraph-properties fo:text-align="start" style:justify-single-word="false"/>
      <style:text-properties officeooo:rsid="00646f7f" officeooo:paragraph-rsid="01195e14"/>
    </style:style>
    <style:style style:name="P138" style:family="paragraph" style:parent-style-name="Table_20_Contents">
      <style:paragraph-properties fo:text-align="start" style:justify-single-word="false"/>
      <style:text-properties officeooo:rsid="006ffe62" officeooo:paragraph-rsid="0093a096"/>
    </style:style>
    <style:style style:name="P139" style:family="paragraph" style:parent-style-name="Table_20_Contents">
      <style:paragraph-properties fo:text-align="start" style:justify-single-word="false"/>
      <style:text-properties officeooo:rsid="0073aef6" officeooo:paragraph-rsid="0093a096"/>
    </style:style>
    <style:style style:name="P140" style:family="paragraph" style:parent-style-name="Table_20_Contents">
      <style:paragraph-properties fo:text-align="start" style:justify-single-word="false"/>
      <style:text-properties officeooo:rsid="007492f6" officeooo:paragraph-rsid="0093a096"/>
    </style:style>
    <style:style style:name="P141" style:family="paragraph" style:parent-style-name="Table_20_Contents">
      <style:paragraph-properties fo:text-align="start" style:justify-single-word="false"/>
      <style:text-properties officeooo:rsid="007492f6" officeooo:paragraph-rsid="01195e14"/>
    </style:style>
    <style:style style:name="P142" style:family="paragraph" style:parent-style-name="Table_20_Contents">
      <style:paragraph-properties fo:text-align="start" style:justify-single-word="false"/>
      <style:text-properties officeooo:rsid="00792217" officeooo:paragraph-rsid="0093a096"/>
    </style:style>
    <style:style style:name="P143" style:family="paragraph" style:parent-style-name="Table_20_Contents">
      <style:paragraph-properties fo:text-align="start" style:justify-single-word="false"/>
      <style:text-properties officeooo:rsid="009f462a" officeooo:paragraph-rsid="0093a096"/>
    </style:style>
    <style:style style:name="P144" style:family="paragraph" style:parent-style-name="Table_20_Contents">
      <style:paragraph-properties fo:text-align="start" style:justify-single-word="false"/>
      <style:text-properties officeooo:rsid="0097db3c" officeooo:paragraph-rsid="0093a096"/>
    </style:style>
    <style:style style:name="P145" style:family="paragraph" style:parent-style-name="Table_20_Contents">
      <style:paragraph-properties fo:text-align="start" style:justify-single-word="false"/>
      <style:text-properties officeooo:rsid="00a00378" officeooo:paragraph-rsid="0093a096"/>
    </style:style>
    <style:style style:name="P146"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47"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48"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9" style:family="paragraph" style:parent-style-name="Table_20_Contents">
      <style:paragraph-properties fo:text-align="start" style:justify-single-word="false"/>
      <style:text-properties officeooo:rsid="00aba06b" officeooo:paragraph-rsid="0093a096"/>
    </style:style>
    <style:style style:name="P150" style:family="paragraph" style:parent-style-name="Table_20_Contents">
      <style:paragraph-properties fo:text-align="start" style:justify-single-word="false"/>
      <style:text-properties officeooo:rsid="00a8a420" officeooo:paragraph-rsid="0093a096"/>
    </style:style>
    <style:style style:name="P151" style:family="paragraph" style:parent-style-name="Table_20_Contents">
      <style:paragraph-properties fo:text-align="start" style:justify-single-word="false"/>
      <style:text-properties officeooo:rsid="00acfd89" officeooo:paragraph-rsid="0093a096"/>
    </style:style>
    <style:style style:name="P152" style:family="paragraph" style:parent-style-name="Table_20_Contents">
      <style:paragraph-properties fo:text-align="start" style:justify-single-word="false"/>
      <style:text-properties officeooo:rsid="012d61d7" officeooo:paragraph-rsid="0093a096"/>
    </style:style>
    <style:style style:name="P153" style:family="paragraph" style:parent-style-name="Table_20_Contents">
      <style:paragraph-properties fo:text-align="start" style:justify-single-word="false"/>
      <style:text-properties officeooo:rsid="012dc1bc" officeooo:paragraph-rsid="0093a096"/>
    </style:style>
    <style:style style:name="P154" style:family="paragraph" style:parent-style-name="Table_20_Contents">
      <style:paragraph-properties fo:text-align="start" style:justify-single-word="false"/>
      <style:text-properties officeooo:rsid="012f73ff" officeooo:paragraph-rsid="0093a096"/>
    </style:style>
    <style:style style:name="P155" style:family="paragraph" style:parent-style-name="Table_20_Contents">
      <style:paragraph-properties fo:text-align="start" style:justify-single-word="false"/>
      <style:text-properties officeooo:rsid="0131a87f" officeooo:paragraph-rsid="0093a096"/>
    </style:style>
    <style:style style:name="P156" style:family="paragraph" style:parent-style-name="Table_20_Contents">
      <style:paragraph-properties fo:text-align="start" style:justify-single-word="false"/>
      <style:text-properties officeooo:rsid="01332e44" officeooo:paragraph-rsid="0093a096"/>
    </style:style>
    <style:style style:name="P157" style:family="paragraph" style:parent-style-name="Table_20_Contents">
      <style:paragraph-properties fo:text-align="start" style:justify-single-word="false"/>
      <style:text-properties officeooo:rsid="013a0ac7" officeooo:paragraph-rsid="0093a096"/>
    </style:style>
    <style:style style:name="P158" style:family="paragraph" style:parent-style-name="Table_20_Contents">
      <style:paragraph-properties fo:text-align="start" style:justify-single-word="false"/>
      <style:text-properties officeooo:rsid="014150d5" officeooo:paragraph-rsid="0093a096"/>
    </style:style>
    <style:style style:name="P159" style:family="paragraph" style:parent-style-name="Table_20_Contents">
      <style:paragraph-properties fo:text-align="start" style:justify-single-word="false"/>
      <style:text-properties officeooo:rsid="01465bfa" officeooo:paragraph-rsid="0093a096"/>
    </style:style>
    <style:style style:name="P160" style:family="paragraph" style:parent-style-name="Table_20_Contents">
      <style:paragraph-properties fo:text-align="start" style:justify-single-word="false"/>
      <style:text-properties officeooo:rsid="014ad5b6" officeooo:paragraph-rsid="0093a096"/>
    </style:style>
    <style:style style:name="P161" style:family="paragraph" style:parent-style-name="Table_20_Contents">
      <style:paragraph-properties fo:text-align="start" style:justify-single-word="false"/>
      <style:text-properties officeooo:rsid="015cd31b" officeooo:paragraph-rsid="0093a096"/>
    </style:style>
    <style:style style:name="P162" style:family="paragraph" style:parent-style-name="Table_20_Contents">
      <style:paragraph-properties fo:text-align="start" style:justify-single-word="false"/>
      <style:text-properties officeooo:rsid="015eec1e" officeooo:paragraph-rsid="0093a096"/>
    </style:style>
    <style:style style:name="P163" style:family="paragraph" style:parent-style-name="Table_20_Contents">
      <style:paragraph-properties fo:text-align="start" style:justify-single-word="false"/>
      <style:text-properties officeooo:rsid="016332d6" officeooo:paragraph-rsid="0093a096"/>
    </style:style>
    <style:style style:name="P164"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165"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166"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167"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168"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169"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170" style:family="paragraph" style:parent-style-name="Table_20_Contents">
      <style:paragraph-properties fo:text-align="start" style:justify-single-word="false"/>
      <style:text-properties officeooo:rsid="0075f27f" officeooo:paragraph-rsid="01195e14"/>
    </style:style>
    <style:style style:name="P171"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72" style:family="paragraph" style:parent-style-name="Text_20_body">
      <style:paragraph-properties fo:line-height="100%" fo:text-align="start" style:justify-single-word="false"/>
      <style:text-properties officeooo:paragraph-rsid="0093a096"/>
    </style:style>
    <style:style style:name="P173"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74"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75"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176"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77"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78"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79"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180"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81"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82"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83" style:family="paragraph" style:parent-style-name="Heading_20_2">
      <style:paragraph-properties fo:line-height="100%" fo:text-align="start" style:justify-single-word="false"/>
      <style:text-properties officeooo:paragraph-rsid="0093a096"/>
    </style:style>
    <style:style style:name="P184"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56dec" style:font-size-asian="16pt" style:font-weight-asian="normal" style:font-size-complex="16pt" style:font-weight-complex="normal"/>
    </style:style>
    <style:style style:name="T28" style:family="text">
      <style:text-properties fo:font-size="16pt" fo:font-weight="normal" officeooo:rsid="01743689" style:font-size-asian="16pt" style:font-weight-asian="normal" style:font-size-complex="16pt" style:font-weight-complex="normal"/>
    </style:style>
    <style:style style:name="T29" style:family="text">
      <style:text-properties fo:font-size="16pt" fo:font-weight="normal" officeooo:rsid="01388e42" style:font-size-asian="16pt" style:font-weight-asian="normal" style:font-size-complex="16pt" style:font-weight-complex="normal"/>
    </style:style>
    <style:style style:name="T30" style:family="text">
      <style:text-properties fo:font-size="16pt" fo:font-weight="normal" officeooo:rsid="013b4ea7" style:font-size-asian="16pt" style:font-weight-asian="normal" style:font-size-complex="16pt" style:font-weight-complex="normal"/>
    </style:style>
    <style:style style:name="T31" style:family="text">
      <style:text-properties fo:font-size="16pt" fo:font-weight="normal" officeooo:rsid="013b7b9d" style:font-size-asian="16pt" style:font-weight-asian="normal" style:font-size-complex="16pt" style:font-weight-complex="normal"/>
    </style:style>
    <style:style style:name="T32" style:family="text">
      <style:text-properties fo:font-size="16pt" fo:font-weight="normal" officeooo:rsid="013bbfb8" style:font-size-asian="16pt" style:font-weight-asian="normal" style:font-size-complex="16pt" style:font-weight-complex="normal"/>
    </style:style>
    <style:style style:name="T33" style:family="text">
      <style:text-properties fo:font-size="16pt" fo:font-weight="normal" style:font-size-asian="16pt" style:font-weight-asian="normal" style:font-name-complex="TH SarabunPSK2" style:font-size-complex="16pt" style:font-weight-complex="normal"/>
    </style:style>
    <style:style style:name="T34" style:family="text">
      <style:text-properties fo:font-size="16pt" fo:font-weight="normal" officeooo:rsid="00b79aad" style:font-size-asian="16pt" style:font-weight-asian="normal" style:font-name-complex="TH SarabunPSK2" style:font-size-complex="16pt" style:font-weight-complex="normal"/>
    </style:style>
    <style:style style:name="T35" style:family="text">
      <style:text-properties fo:font-size="16pt" fo:font-weight="normal" officeooo:rsid="00bad4ea" style:font-size-asian="16pt" style:font-weight-asian="normal" style:font-name-complex="TH SarabunPSK2" style:font-size-complex="16pt" style:font-weight-complex="normal"/>
    </style:style>
    <style:style style:name="T36" style:family="text">
      <style:text-properties fo:font-size="16pt" fo:font-weight="normal" officeooo:rsid="00b4c63e" style:font-size-asian="16pt" style:font-weight-asian="normal" style:font-name-complex="TH SarabunPSK2" style:font-size-complex="16pt" style:font-weight-complex="normal"/>
    </style:style>
    <style:style style:name="T37" style:family="text">
      <style:text-properties fo:font-size="16pt" fo:font-weight="normal" officeooo:rsid="00245285" style:font-size-asian="16pt" style:font-weight-asian="normal" style:font-name-complex="TH SarabunPSK2" style:font-size-complex="16pt" style:font-weight-complex="normal"/>
    </style:style>
    <style:style style:name="T38" style:family="text">
      <style:text-properties fo:font-size="16pt" fo:font-weight="normal" officeooo:rsid="017b769a" style:font-size-asian="16pt" style:font-weight-asian="normal" style:font-name-complex="TH SarabunPSK2" style:font-size-complex="16pt" style:font-weight-complex="normal"/>
    </style:style>
    <style:style style:name="T39" style:family="text">
      <style:text-properties fo:font-size="16pt" fo:font-weight="normal" officeooo:rsid="012b939d" style:font-size-asian="14pt" style:font-weight-asian="normal" style:font-size-complex="21.2999992370605pt" style:font-weight-complex="normal"/>
    </style:style>
    <style:style style:name="T40" style:family="text">
      <style:text-properties fo:font-size="16pt" fo:font-weight="normal" officeooo:rsid="017268a6" style:font-size-asian="14pt" style:font-weight-asian="normal" style:font-size-complex="21.2999992370605pt" style:font-weight-complex="normal"/>
    </style:style>
    <style:style style:name="T41"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2"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3" style:family="text">
      <style:text-properties fo:font-size="16pt" style:text-underline-style="none" fo:font-weight="normal" officeooo:rsid="00891269" style:font-size-asian="16pt" style:font-weight-asian="normal" style:font-size-complex="16pt" style:font-weight-complex="normal"/>
    </style:style>
    <style:style style:name="T44" style:family="text">
      <style:text-properties fo:font-size="16pt" style:font-size-asian="16pt" style:font-name-complex="TH SarabunPSK2" style:font-size-complex="16pt"/>
    </style:style>
    <style:style style:name="T45" style:family="text">
      <style:text-properties fo:font-size="16pt" officeooo:rsid="00bc644a" style:font-size-asian="16pt" style:font-name-complex="TH SarabunPSK2" style:font-size-complex="16pt"/>
    </style:style>
    <style:style style:name="T46" style:family="text">
      <style:text-properties fo:font-size="16pt" officeooo:rsid="00c1a1b4" style:font-size-asian="16pt" style:font-name-complex="TH SarabunPSK2" style:font-size-complex="16pt"/>
    </style:style>
    <style:style style:name="T47" style:family="text">
      <style:text-properties fo:font-size="16pt" fo:font-weight="bold" officeooo:rsid="01794ed1" style:font-size-asian="16pt" style:font-weight-asian="bold" style:font-name-complex="TH SarabunPSK2" style:font-size-complex="16pt" style:font-weight-complex="bold"/>
    </style:style>
    <style:style style:name="T48" style:family="text">
      <style:text-properties fo:font-size="16pt" fo:font-weight="bold" officeooo:rsid="017ae46a" style:font-size-asian="16pt" style:font-weight-asian="bold" style:font-name-complex="TH SarabunPSK2" style:font-size-complex="16pt" style:font-weight-complex="bold"/>
    </style:style>
    <style:style style:name="T49" style:family="text">
      <style:text-properties fo:font-size="16pt" fo:font-weight="bold" officeooo:rsid="017b769a" style:font-size-asian="16pt" style:font-weight-asian="bold" style:font-name-complex="TH SarabunPSK2" style:font-size-complex="16pt" style:font-weight-complex="bold"/>
    </style:style>
    <style:style style:name="T50" style:family="text">
      <style:text-properties fo:font-size="16pt" fo:font-weight="bold" officeooo:rsid="017268a6" style:font-size-asian="16pt" style:font-weight-asian="bold" style:font-size-complex="16pt" style:font-weight-complex="bold"/>
    </style:style>
    <style:style style:name="T51" style:family="text">
      <style:text-properties fo:font-size="16pt" fo:font-weight="bold" officeooo:rsid="017299a8" style:font-size-asian="16pt" style:font-weight-asian="bold" style:font-size-complex="16pt" style:font-weight-complex="bold"/>
    </style:style>
    <style:style style:name="T52" style:family="text">
      <style:text-properties fo:font-size="16pt" fo:font-weight="bold" officeooo:rsid="01743689" style:font-size-asian="16pt" style:font-weight-asian="bold" style:font-size-complex="16pt" style:font-weight-complex="bold"/>
    </style:style>
    <style:style style:name="T53" style:family="text">
      <style:text-properties fo:font-size="16pt" fo:font-weight="bold" officeooo:rsid="01760ec2" style:font-size-asian="16pt" style:font-weight-asian="bold" style:font-size-complex="16pt" style:font-weight-complex="bold"/>
    </style:style>
    <style:style style:name="T54" style:family="text">
      <style:text-properties fo:font-weight="normal" style:font-weight-asian="normal" style:font-weight-complex="normal"/>
    </style:style>
    <style:style style:name="T55" style:family="text">
      <style:text-properties fo:font-weight="normal" officeooo:rsid="00bad4ea" style:font-weight-asian="normal" style:font-weight-complex="normal"/>
    </style:style>
    <style:style style:name="T56" style:family="text">
      <style:text-properties fo:font-weight="normal" officeooo:rsid="00507897" style:font-weight-asian="normal" style:font-weight-complex="normal"/>
    </style:style>
    <style:style style:name="T57" style:family="text">
      <style:text-properties fo:font-weight="normal" officeooo:rsid="008c4c3e" style:font-weight-asian="normal" style:font-weight-complex="normal"/>
    </style:style>
    <style:style style:name="T58" style:family="text">
      <style:text-properties fo:font-weight="normal" officeooo:rsid="0066c048" style:font-weight-asian="normal" style:font-weight-complex="normal"/>
    </style:style>
    <style:style style:name="T59" style:family="text">
      <style:text-properties fo:font-weight="normal" officeooo:rsid="006168a8" style:font-weight-asian="normal" style:font-weight-complex="normal"/>
    </style:style>
    <style:style style:name="T60" style:family="text">
      <style:text-properties fo:font-weight="normal" officeooo:rsid="006aeff7" style:font-weight-asian="normal" style:font-weight-complex="normal"/>
    </style:style>
    <style:style style:name="T61" style:family="text">
      <style:text-properties fo:font-weight="normal" officeooo:rsid="00245285" style:font-weight-asian="normal" style:font-weight-complex="normal"/>
    </style:style>
    <style:style style:name="T62" style:family="text">
      <style:text-properties fo:font-weight="normal" officeooo:rsid="006f1ab5" style:font-weight-asian="normal" style:font-weight-complex="normal"/>
    </style:style>
    <style:style style:name="T63" style:family="text">
      <style:text-properties fo:font-weight="normal" officeooo:rsid="006ffe62" style:font-weight-asian="normal" style:font-weight-complex="normal"/>
    </style:style>
    <style:style style:name="T64" style:family="text">
      <style:text-properties fo:font-weight="normal" officeooo:rsid="0073aef6" style:font-weight-asian="normal" style:font-weight-complex="normal"/>
    </style:style>
    <style:style style:name="T65" style:family="text">
      <style:text-properties fo:font-weight="normal" officeooo:rsid="00bac411" style:font-weight-asian="normal" style:font-weight-complex="normal"/>
    </style:style>
    <style:style style:name="T66" style:family="text">
      <style:text-properties fo:font-weight="normal" officeooo:rsid="00e67b4e" style:font-weight-asian="normal" style:font-weight-complex="normal"/>
    </style:style>
    <style:style style:name="T67" style:family="text">
      <style:text-properties fo:font-weight="normal" officeooo:rsid="00f18568" style:font-weight-asian="normal" style:font-weight-complex="normal"/>
    </style:style>
    <style:style style:name="T68" style:family="text">
      <style:text-properties fo:font-weight="normal" officeooo:rsid="00f1a5dc" style:font-weight-asian="normal" style:font-weight-complex="normal"/>
    </style:style>
    <style:style style:name="T69" style:family="text">
      <style:text-properties fo:font-weight="normal" officeooo:rsid="011648ca" style:font-weight-asian="normal" style:font-weight-complex="normal"/>
    </style:style>
    <style:style style:name="T70" style:family="text">
      <style:text-properties fo:font-weight="normal" officeooo:rsid="01181ae4" style:font-weight-asian="normal" style:font-weight-complex="normal"/>
    </style:style>
    <style:style style:name="T71" style:family="text">
      <style:text-properties fo:font-weight="normal" officeooo:rsid="01995f99" style:font-weight-asian="normal" style:font-weight-complex="normal"/>
    </style:style>
    <style:style style:name="T72" style:family="text">
      <style:text-properties fo:font-weight="normal" officeooo:rsid="0118c1b1" style:font-weight-asian="normal" style:font-weight-complex="normal"/>
    </style:style>
    <style:style style:name="T73" style:family="text">
      <style:text-properties fo:font-weight="normal" officeooo:rsid="0118f070" style:font-weight-asian="normal" style:font-weight-complex="normal"/>
    </style:style>
    <style:style style:name="T74" style:family="text">
      <style:text-properties fo:font-weight="normal" officeooo:rsid="011b69ef" style:font-weight-asian="normal" style:font-weight-complex="normal"/>
    </style:style>
    <style:style style:name="T75" style:family="text">
      <style:text-properties fo:font-weight="normal" officeooo:rsid="011b95e0" style:font-weight-asian="normal" style:font-weight-complex="normal"/>
    </style:style>
    <style:style style:name="T76" style:family="text">
      <style:text-properties fo:font-weight="normal" officeooo:rsid="00f1f950" style:font-weight-asian="normal" style:font-weight-complex="normal"/>
    </style:style>
    <style:style style:name="T77" style:family="text">
      <style:text-properties fo:font-weight="normal" officeooo:rsid="00f15b4a" style:font-weight-asian="normal" style:font-weight-complex="normal"/>
    </style:style>
    <style:style style:name="T78" style:family="text">
      <style:text-properties fo:font-weight="normal" officeooo:rsid="00f3b3c7" style:font-weight-asian="normal" style:font-weight-complex="normal"/>
    </style:style>
    <style:style style:name="T79" style:family="text">
      <style:text-properties fo:font-weight="normal" officeooo:rsid="00f3fe10" style:font-weight-asian="normal" style:font-weight-complex="normal"/>
    </style:style>
    <style:style style:name="T80" style:family="text">
      <style:text-properties fo:font-weight="normal" officeooo:rsid="00f733af" style:font-weight-asian="normal" style:font-weight-complex="normal"/>
    </style:style>
    <style:style style:name="T81" style:family="text">
      <style:text-properties fo:font-weight="normal" officeooo:rsid="00f940c3" style:font-weight-asian="normal" style:font-weight-complex="normal"/>
    </style:style>
    <style:style style:name="T82" style:family="text">
      <style:text-properties fo:font-weight="normal" officeooo:rsid="00fbdffb" style:font-weight-asian="normal" style:font-weight-complex="normal"/>
    </style:style>
    <style:style style:name="T83" style:family="text">
      <style:text-properties fo:font-weight="normal" officeooo:rsid="00fd5e19" style:font-weight-asian="normal" style:font-weight-complex="normal"/>
    </style:style>
    <style:style style:name="T84" style:family="text">
      <style:text-properties fo:font-weight="normal" officeooo:rsid="00fe1eb5" style:font-weight-asian="normal" style:font-weight-complex="normal"/>
    </style:style>
    <style:style style:name="T85" style:family="text">
      <style:text-properties fo:font-weight="normal" officeooo:rsid="00ff9389" style:font-weight-asian="normal" style:font-weight-complex="normal"/>
    </style:style>
    <style:style style:name="T86" style:family="text">
      <style:text-properties fo:font-weight="normal" officeooo:rsid="0100ae72" style:font-weight-asian="normal" style:font-weight-complex="normal"/>
    </style:style>
    <style:style style:name="T87" style:family="text">
      <style:text-properties fo:font-weight="normal" officeooo:rsid="0102750c" style:font-weight-asian="normal" style:font-weight-complex="normal"/>
    </style:style>
    <style:style style:name="T88" style:family="text">
      <style:text-properties fo:font-weight="normal" officeooo:rsid="0103714c" style:font-weight-asian="normal" style:font-weight-complex="normal"/>
    </style:style>
    <style:style style:name="T89" style:family="text">
      <style:text-properties fo:font-weight="normal" officeooo:rsid="01046565" style:font-weight-asian="normal" style:font-weight-complex="normal"/>
    </style:style>
    <style:style style:name="T90" style:family="text">
      <style:text-properties fo:font-weight="normal" officeooo:rsid="010509b9" style:font-weight-asian="normal" style:font-weight-complex="normal"/>
    </style:style>
    <style:style style:name="T91" style:family="text">
      <style:text-properties fo:font-weight="normal" officeooo:rsid="01068a55" style:font-weight-asian="normal" style:font-weight-complex="normal"/>
    </style:style>
    <style:style style:name="T92" style:family="text">
      <style:text-properties fo:font-weight="normal" officeooo:rsid="010751fd" style:font-weight-asian="normal" style:font-weight-complex="normal"/>
    </style:style>
    <style:style style:name="T93" style:family="text">
      <style:text-properties fo:font-weight="normal" officeooo:rsid="010848d2" style:font-weight-asian="normal" style:font-weight-complex="normal"/>
    </style:style>
    <style:style style:name="T94" style:family="text">
      <style:text-properties fo:font-weight="normal" officeooo:rsid="010a62a0" style:font-weight-asian="normal" style:font-weight-complex="normal"/>
    </style:style>
    <style:style style:name="T95" style:family="text">
      <style:text-properties fo:font-weight="normal" officeooo:rsid="010adf31" style:font-weight-asian="normal" style:font-weight-complex="normal"/>
    </style:style>
    <style:style style:name="T96" style:family="text">
      <style:text-properties fo:font-weight="normal" officeooo:rsid="010c4d57" style:font-weight-asian="normal" style:font-weight-complex="normal"/>
    </style:style>
    <style:style style:name="T97" style:family="text">
      <style:text-properties fo:font-weight="normal" officeooo:rsid="010f204c" style:font-weight-asian="normal" style:font-weight-complex="normal"/>
    </style:style>
    <style:style style:name="T98" style:family="text">
      <style:text-properties fo:font-weight="normal" officeooo:rsid="0110c97a" style:font-weight-asian="normal" style:font-weight-complex="normal"/>
    </style:style>
    <style:style style:name="T99" style:family="text">
      <style:text-properties fo:font-weight="normal" officeooo:rsid="012d1bf2" style:font-weight-asian="normal" style:font-weight-complex="normal"/>
    </style:style>
    <style:style style:name="T100" style:family="text">
      <style:text-properties fo:font-weight="normal" officeooo:rsid="012f73ff" style:font-weight-asian="normal" style:font-weight-complex="normal"/>
    </style:style>
    <style:style style:name="T101" style:family="text">
      <style:text-properties fo:font-weight="normal" officeooo:rsid="01311c0f" style:font-weight-asian="normal" style:font-weight-complex="normal"/>
    </style:style>
    <style:style style:name="T102" style:family="text">
      <style:text-properties fo:font-weight="normal" officeooo:rsid="0131a87f" style:font-weight-asian="normal" style:font-weight-complex="normal"/>
    </style:style>
    <style:style style:name="T103" style:family="text">
      <style:text-properties fo:font-weight="normal" officeooo:rsid="01344ea0" style:font-weight-asian="normal" style:font-weight-complex="normal"/>
    </style:style>
    <style:style style:name="T104" style:family="text">
      <style:text-properties fo:font-weight="normal" officeooo:rsid="0134ec9b" style:font-weight-asian="normal" style:font-weight-complex="normal"/>
    </style:style>
    <style:style style:name="T105" style:family="text">
      <style:text-properties fo:font-weight="normal" officeooo:rsid="0136fbf4" style:font-weight-asian="normal" style:font-weight-complex="normal"/>
    </style:style>
    <style:style style:name="T106" style:family="text">
      <style:text-properties fo:font-weight="normal" officeooo:rsid="01383df7" style:font-weight-asian="normal" style:font-weight-complex="normal"/>
    </style:style>
    <style:style style:name="T107" style:family="text">
      <style:text-properties fo:font-weight="normal" officeooo:rsid="013a0ac7" style:font-weight-asian="normal" style:font-weight-complex="normal"/>
    </style:style>
    <style:style style:name="T108" style:family="text">
      <style:text-properties fo:font-weight="normal" officeooo:rsid="013a8612" style:font-weight-asian="normal" style:font-weight-complex="normal"/>
    </style:style>
    <style:style style:name="T109" style:family="text">
      <style:text-properties fo:font-weight="normal" officeooo:rsid="013c5d60" style:font-weight-asian="normal" style:font-weight-complex="normal"/>
    </style:style>
    <style:style style:name="T110" style:family="text">
      <style:text-properties fo:font-weight="normal" officeooo:rsid="013d26e0" style:font-weight-asian="normal" style:font-weight-complex="normal"/>
    </style:style>
    <style:style style:name="T111" style:family="text">
      <style:text-properties fo:font-weight="normal" officeooo:rsid="013ebabc" style:font-weight-asian="normal" style:font-weight-complex="normal"/>
    </style:style>
    <style:style style:name="T112" style:family="text">
      <style:text-properties fo:font-weight="normal" officeooo:rsid="013f9a8c" style:font-weight-asian="normal" style:font-weight-complex="normal"/>
    </style:style>
    <style:style style:name="T113" style:family="text">
      <style:text-properties fo:font-weight="normal" officeooo:rsid="01465bfa" style:font-weight-asian="normal" style:font-weight-complex="normal"/>
    </style:style>
    <style:style style:name="T114" style:family="text">
      <style:text-properties fo:font-weight="normal" officeooo:rsid="014ad5b6" style:font-weight-asian="normal" style:font-weight-complex="normal"/>
    </style:style>
    <style:style style:name="T115" style:family="text">
      <style:text-properties fo:font-weight="normal" officeooo:rsid="014e4a96" style:font-weight-asian="normal" style:font-weight-complex="normal"/>
    </style:style>
    <style:style style:name="T116" style:family="text">
      <style:text-properties fo:font-weight="normal" officeooo:rsid="014f687a" style:font-weight-asian="normal" style:font-weight-complex="normal"/>
    </style:style>
    <style:style style:name="T117" style:family="text">
      <style:text-properties fo:font-weight="normal" officeooo:rsid="015bf90c" style:font-weight-asian="normal" style:font-weight-complex="normal"/>
    </style:style>
    <style:style style:name="T118" style:family="text">
      <style:text-properties fo:font-weight="normal" officeooo:rsid="015e72aa" style:font-weight-asian="normal" style:font-weight-complex="normal"/>
    </style:style>
    <style:style style:name="T119" style:family="text">
      <style:text-properties fo:font-weight="normal" officeooo:rsid="01610e8a" style:font-weight-asian="normal" style:font-weight-complex="normal"/>
    </style:style>
    <style:style style:name="T120" style:family="text">
      <style:text-properties fo:font-weight="normal" officeooo:rsid="015eec1e" style:font-weight-asian="normal" style:font-weight-complex="normal"/>
    </style:style>
    <style:style style:name="T121" style:family="text">
      <style:text-properties fo:font-weight="normal" officeooo:rsid="01699de4" style:font-weight-asian="normal" style:font-weight-complex="normal"/>
    </style:style>
    <style:style style:name="T122" style:family="text">
      <style:text-properties fo:font-weight="normal" officeooo:rsid="016253c5" style:font-weight-asian="normal" style:font-weight-complex="normal"/>
    </style:style>
    <style:style style:name="T123" style:family="text">
      <style:text-properties fo:font-weight="normal" officeooo:rsid="01635e8c" style:font-weight-asian="normal" style:font-weight-complex="normal"/>
    </style:style>
    <style:style style:name="T124" style:family="text">
      <style:text-properties fo:font-weight="normal" officeooo:rsid="0166b916" style:font-weight-asian="normal" style:font-weight-complex="normal"/>
    </style:style>
    <style:style style:name="T125" style:family="text">
      <style:text-properties fo:font-weight="normal" officeooo:rsid="016a6c1c" style:font-weight-asian="normal" style:font-weight-complex="normal"/>
    </style:style>
    <style:style style:name="T126" style:family="text">
      <style:text-properties fo:font-weight="normal" officeooo:rsid="01687c62" style:font-weight-asian="normal" style:font-weight-complex="normal"/>
    </style:style>
    <style:style style:name="T127" style:family="text">
      <style:text-properties fo:font-weight="normal" officeooo:rsid="012156d9" style:font-weight-asian="normal" style:font-weight-complex="normal"/>
    </style:style>
    <style:style style:name="T128" style:family="text">
      <style:text-properties fo:font-weight="normal" officeooo:rsid="01230e63" style:font-weight-asian="normal" style:font-weight-complex="normal"/>
    </style:style>
    <style:style style:name="T129" style:family="text">
      <style:text-properties fo:font-weight="normal" officeooo:rsid="012f4149" style:font-weight-asian="normal" style:font-weight-complex="normal"/>
    </style:style>
    <style:style style:name="T130" style:family="text">
      <style:text-properties fo:font-weight="normal" officeooo:rsid="00245285" style:font-weight-asian="normal" style:font-name-complex="TH SarabunPSK2" style:font-weight-complex="normal"/>
    </style:style>
    <style:style style:name="T131" style:family="text">
      <style:text-properties fo:font-weight="normal" officeooo:rsid="006c8a5f" style:font-weight-asian="normal" style:font-name-complex="TH SarabunPSK2" style:font-weight-complex="normal"/>
    </style:style>
    <style:style style:name="T132" style:family="text">
      <style:text-properties fo:font-weight="normal" officeooo:rsid="006f1ab5" style:font-weight-asian="normal" style:font-name-complex="TH SarabunPSK2" style:font-weight-complex="normal"/>
    </style:style>
    <style:style style:name="T133" style:family="text">
      <style:text-properties fo:font-weight="normal" officeooo:rsid="006ffe62" style:font-weight-asian="normal" style:font-name-complex="TH SarabunPSK2" style:font-weight-complex="normal"/>
    </style:style>
    <style:style style:name="T134" style:family="text">
      <style:text-properties fo:font-weight="normal" officeooo:rsid="00a858a8" style:font-size-asian="16pt" style:font-weight-asian="normal" style:font-name-complex="TH SarabunPSK2" style:font-size-complex="16pt" style:font-weight-complex="normal"/>
    </style:style>
    <style:style style:name="T135" style:family="text">
      <style:text-properties officeooo:rsid="00788094"/>
    </style:style>
    <style:style style:name="T136" style:family="text">
      <style:text-properties officeooo:rsid="002e296f"/>
    </style:style>
    <style:style style:name="T137" style:family="text">
      <style:text-properties officeooo:rsid="003675e6"/>
    </style:style>
    <style:style style:name="T138" style:family="text">
      <style:text-properties officeooo:rsid="00300027"/>
    </style:style>
    <style:style style:name="T139" style:family="text">
      <style:text-properties officeooo:rsid="006222e6"/>
    </style:style>
    <style:style style:name="T140" style:family="text">
      <style:text-properties officeooo:rsid="00475873"/>
    </style:style>
    <style:style style:name="T141" style:family="text">
      <style:text-properties officeooo:rsid="00b4c63e"/>
    </style:style>
    <style:style style:name="T142"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61"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62"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63" style:family="text">
      <style:text-properties officeooo:rsid="00be0b03"/>
    </style:style>
    <style:style style:name="T164" style:family="text">
      <style:text-properties officeooo:rsid="00c8a8ee"/>
    </style:style>
    <style:style style:name="T165" style:family="text">
      <style:text-properties fo:font-weight="bold" style:font-weight-asian="bold" style:font-weight-complex="bold"/>
    </style:style>
    <style:style style:name="T166" style:family="text">
      <style:text-properties fo:font-weight="bold" officeooo:rsid="00bac411" style:font-weight-asian="bold" style:font-weight-complex="bold"/>
    </style:style>
    <style:style style:name="T167" style:family="text">
      <style:text-properties fo:font-weight="bold" officeooo:rsid="00ca2a91" style:font-weight-asian="bold" style:font-weight-complex="bold"/>
    </style:style>
    <style:style style:name="T168" style:family="text">
      <style:text-properties fo:font-weight="bold" officeooo:rsid="00dd1678" style:font-weight-asian="bold" style:font-weight-complex="bold"/>
    </style:style>
    <style:style style:name="T169" style:family="text">
      <style:text-properties fo:font-weight="bold" officeooo:rsid="00cd3b80" style:font-weight-asian="bold" style:font-weight-complex="bold"/>
    </style:style>
    <style:style style:name="T170" style:family="text">
      <style:text-properties fo:font-weight="bold" officeooo:rsid="00d38528" style:font-weight-asian="bold" style:font-weight-complex="bold"/>
    </style:style>
    <style:style style:name="T171" style:family="text">
      <style:text-properties fo:font-weight="bold" officeooo:rsid="00d3cbbc" style:font-weight-asian="bold" style:font-weight-complex="bold"/>
    </style:style>
    <style:style style:name="T172" style:family="text">
      <style:text-properties fo:font-weight="bold" officeooo:rsid="00d66601" style:font-weight-asian="bold" style:font-weight-complex="bold"/>
    </style:style>
    <style:style style:name="T173" style:family="text">
      <style:text-properties fo:font-weight="bold" officeooo:rsid="00d68561" style:font-weight-asian="bold" style:font-weight-complex="bold"/>
    </style:style>
    <style:style style:name="T174" style:family="text">
      <style:text-properties fo:font-weight="bold" officeooo:rsid="00d74a56" style:font-weight-asian="bold" style:font-weight-complex="bold"/>
    </style:style>
    <style:style style:name="T175" style:family="text">
      <style:text-properties fo:font-weight="bold" officeooo:rsid="00d74f30" style:font-weight-asian="bold" style:font-weight-complex="bold"/>
    </style:style>
    <style:style style:name="T176" style:family="text">
      <style:text-properties fo:font-weight="bold" officeooo:rsid="00d8aaed" style:font-weight-asian="bold" style:font-weight-complex="bold"/>
    </style:style>
    <style:style style:name="T177" style:family="text">
      <style:text-properties fo:font-weight="bold" officeooo:rsid="00da0598" style:font-weight-asian="bold" style:font-weight-complex="bold"/>
    </style:style>
    <style:style style:name="T178" style:family="text">
      <style:text-properties fo:font-weight="bold" officeooo:rsid="00daf302" style:font-weight-asian="bold" style:font-weight-complex="bold"/>
    </style:style>
    <style:style style:name="T179" style:family="text">
      <style:text-properties fo:font-weight="bold" officeooo:rsid="00a172af" style:font-weight-asian="bold" style:font-weight-complex="bold"/>
    </style:style>
    <style:style style:name="T180" style:family="text">
      <style:text-properties fo:font-weight="bold" officeooo:rsid="00e7d5a7" style:font-weight-asian="bold" style:font-weight-complex="bold"/>
    </style:style>
    <style:style style:name="T181" style:family="text">
      <style:text-properties fo:font-weight="bold" officeooo:rsid="00ef7a2f" style:font-weight-asian="bold" style:font-weight-complex="bold"/>
    </style:style>
    <style:style style:name="T182" style:family="text">
      <style:text-properties fo:font-weight="bold" officeooo:rsid="019a26af" style:font-weight-asian="bold" style:font-weight-complex="bold"/>
    </style:style>
    <style:style style:name="T183" style:family="text">
      <style:text-properties fo:font-weight="bold" officeooo:rsid="01268b0b" style:font-weight-asian="bold" style:font-weight-complex="bold"/>
    </style:style>
    <style:style style:name="T184" style:family="text">
      <style:text-properties fo:font-weight="bold" officeooo:rsid="019b4649" style:font-weight-asian="bold" style:font-weight-complex="bold"/>
    </style:style>
    <style:style style:name="T185" style:family="text">
      <style:text-properties fo:font-weight="bold" officeooo:rsid="00ff9389" style:font-weight-asian="bold" style:font-weight-complex="bold"/>
    </style:style>
    <style:style style:name="T186" style:family="text">
      <style:text-properties fo:font-weight="bold" officeooo:rsid="019c3df1" style:font-weight-asian="bold" style:font-weight-complex="bold"/>
    </style:style>
    <style:style style:name="T187" style:family="text">
      <style:text-properties fo:font-weight="bold" officeooo:rsid="0100ae72" style:font-weight-asian="bold" style:font-weight-complex="bold"/>
    </style:style>
    <style:style style:name="T188" style:family="text">
      <style:text-properties fo:font-weight="bold" officeooo:rsid="019cc8e4" style:font-weight-asian="bold" style:font-weight-complex="bold"/>
    </style:style>
    <style:style style:name="T189" style:family="text">
      <style:text-properties fo:font-weight="bold" officeooo:rsid="010848d2" style:font-weight-asian="bold" style:font-weight-complex="bold"/>
    </style:style>
    <style:style style:name="T190" style:family="text">
      <style:text-properties fo:font-weight="bold" officeooo:rsid="019f1a49" style:font-weight-asian="bold" style:font-weight-complex="bold"/>
    </style:style>
    <style:style style:name="T191" style:family="text">
      <style:text-properties fo:font-weight="bold" officeooo:rsid="01a035ca" style:font-weight-asian="bold" style:font-weight-complex="bold"/>
    </style:style>
    <style:style style:name="T192" style:family="text">
      <style:text-properties fo:font-weight="bold" officeooo:rsid="01a3652d" style:font-weight-asian="bold" style:font-weight-complex="bold"/>
    </style:style>
    <style:style style:name="T193" style:family="text">
      <style:text-properties fo:font-weight="bold" officeooo:rsid="012d1bf2" style:font-weight-asian="bold" style:font-weight-complex="bold"/>
    </style:style>
    <style:style style:name="T194" style:family="text">
      <style:text-properties fo:font-weight="bold" officeooo:rsid="01a3fc03" style:font-weight-asian="bold" style:font-weight-complex="bold"/>
    </style:style>
    <style:style style:name="T195" style:family="text">
      <style:text-properties fo:font-weight="bold" officeooo:rsid="012de98e" style:font-weight-asian="bold" style:font-weight-complex="bold"/>
    </style:style>
    <style:style style:name="T196" style:family="text">
      <style:text-properties fo:font-weight="bold" officeooo:rsid="01311c0f" style:font-weight-asian="bold" style:font-weight-complex="bold"/>
    </style:style>
    <style:style style:name="T197" style:family="text">
      <style:text-properties fo:font-weight="bold" officeooo:rsid="01332e44" style:font-weight-asian="bold" style:font-weight-complex="bold"/>
    </style:style>
    <style:style style:name="T198" style:family="text">
      <style:text-properties fo:font-weight="bold" officeooo:rsid="01a4f709" style:font-weight-asian="bold" style:font-weight-complex="bold"/>
    </style:style>
    <style:style style:name="T199" style:family="text">
      <style:text-properties fo:font-weight="bold" officeooo:rsid="01344ea0" style:font-weight-asian="bold" style:font-weight-complex="bold"/>
    </style:style>
    <style:style style:name="T200" style:family="text">
      <style:text-properties fo:font-weight="bold" officeooo:rsid="0134ec9b" style:font-weight-asian="bold" style:font-weight-complex="bold"/>
    </style:style>
    <style:style style:name="T201" style:family="text">
      <style:text-properties fo:font-weight="bold" officeooo:rsid="01a613e4" style:font-weight-asian="bold" style:font-weight-complex="bold"/>
    </style:style>
    <style:style style:name="T202" style:family="text">
      <style:text-properties fo:font-weight="bold" officeooo:rsid="0136fbf4" style:font-weight-asian="bold" style:font-weight-complex="bold"/>
    </style:style>
    <style:style style:name="T203" style:family="text">
      <style:text-properties fo:font-weight="bold" officeooo:rsid="01451ed0" style:font-weight-asian="bold" style:font-weight-complex="bold"/>
    </style:style>
    <style:style style:name="T204" style:family="text">
      <style:text-properties fo:font-weight="bold" officeooo:rsid="01a80ffb" style:font-weight-asian="bold" style:font-weight-complex="bold"/>
    </style:style>
    <style:style style:name="T205" style:family="text">
      <style:text-properties fo:font-weight="bold" officeooo:rsid="013c5d60" style:font-weight-asian="bold" style:font-weight-complex="bold"/>
    </style:style>
    <style:style style:name="T206" style:family="text">
      <style:text-properties fo:font-weight="bold" officeooo:rsid="01a8bbb9" style:font-weight-asian="bold" style:font-weight-complex="bold"/>
    </style:style>
    <style:style style:name="T207" style:family="text">
      <style:text-properties fo:font-weight="bold" officeooo:rsid="01a9a0aa" style:font-weight-asian="bold" style:font-weight-complex="bold"/>
    </style:style>
    <style:style style:name="T208" style:family="text">
      <style:text-properties fo:font-weight="bold" officeooo:rsid="01465bfa" style:font-weight-asian="bold" style:font-weight-complex="bold"/>
    </style:style>
    <style:style style:name="T209" style:family="text">
      <style:text-properties fo:font-weight="bold" officeooo:rsid="014ad5b6" style:font-weight-asian="bold" style:font-weight-complex="bold"/>
    </style:style>
    <style:style style:name="T210" style:family="text">
      <style:text-properties fo:font-weight="bold" officeooo:rsid="014e4a96" style:font-weight-asian="bold" style:font-weight-complex="bold"/>
    </style:style>
    <style:style style:name="T211" style:family="text">
      <style:text-properties fo:font-weight="bold" officeooo:rsid="01aafa78" style:font-weight-asian="bold" style:font-weight-complex="bold"/>
    </style:style>
    <style:style style:name="T212" style:family="text">
      <style:text-properties fo:font-weight="bold" officeooo:rsid="01521e47" style:font-weight-asian="bold" style:font-weight-complex="bold"/>
    </style:style>
    <style:style style:name="T213" style:family="text">
      <style:text-properties fo:font-weight="bold" officeooo:rsid="015e72aa" style:font-weight-asian="bold" style:font-weight-complex="bold"/>
    </style:style>
    <style:style style:name="T214" style:family="text">
      <style:text-properties fo:font-weight="bold" officeooo:rsid="016253c5" style:font-weight-asian="bold" style:font-weight-complex="bold"/>
    </style:style>
    <style:style style:name="T215" style:family="text">
      <style:text-properties fo:font-weight="bold" officeooo:rsid="0166b916" style:font-weight-asian="bold" style:font-weight-complex="bold"/>
    </style:style>
    <style:style style:name="T216" style:family="text">
      <style:text-properties fo:font-weight="bold" officeooo:rsid="016a6c1c" style:font-weight-asian="bold" style:font-weight-complex="bold"/>
    </style:style>
    <style:style style:name="T217" style:family="text">
      <style:text-properties fo:font-weight="bold" officeooo:rsid="017268a6" style:font-weight-asian="bold" style:font-weight-complex="bold"/>
    </style:style>
    <style:style style:name="T218" style:family="text">
      <style:text-properties fo:font-weight="bold" officeooo:rsid="00a423ed" style:font-weight-asian="bold" style:font-weight-complex="bold"/>
    </style:style>
    <style:style style:name="T219" style:family="text">
      <style:text-properties fo:font-weight="bold" officeooo:rsid="012156d9" style:font-weight-asian="bold" style:font-weight-complex="bold"/>
    </style:style>
    <style:style style:name="T220" style:family="text">
      <style:text-properties fo:font-weight="bold" officeooo:rsid="00bac411" style:font-weight-asian="bold" style:font-name-complex="TH SarabunPSK2" style:font-weight-complex="bold"/>
    </style:style>
    <style:style style:name="T221" style:family="text">
      <style:text-properties fo:font-weight="bold" officeooo:rsid="00a423ed" style:font-weight-asian="bold" style:font-name-complex="TH SarabunPSK2" style:font-weight-complex="bold"/>
    </style:style>
    <style:style style:name="T222" style:family="text">
      <style:text-properties fo:font-weight="bold" officeooo:rsid="01a3fc03" style:font-size-asian="14pt" style:font-weight-asian="bold" style:font-size-complex="21.2999992370605pt" style:font-weight-complex="bold"/>
    </style:style>
    <style:style style:name="T223" style:family="text">
      <style:text-properties fo:font-size="20pt" fo:font-weight="bold" officeooo:rsid="00bac411" style:font-size-asian="20pt" style:font-weight-asian="bold" style:font-size-complex="20pt" style:font-weight-complex="bold"/>
    </style:style>
    <style:style style:name="T224" style:family="text">
      <style:text-properties fo:font-size="20pt" fo:font-weight="bold" officeooo:rsid="00bac411" style:font-size-asian="20pt" style:font-weight-asian="bold" style:font-name-complex="TH SarabunPSK2" style:font-size-complex="20pt" style:font-weight-complex="bold"/>
    </style:style>
    <style:style style:name="T225" style:family="text">
      <style:text-properties officeooo:rsid="00bac411"/>
    </style:style>
    <style:style style:name="T226" style:family="text">
      <style:text-properties officeooo:rsid="00606276"/>
    </style:style>
    <style:style style:name="T227" style:family="text">
      <style:text-properties officeooo:rsid="006aeff7"/>
    </style:style>
    <style:style style:name="T228" style:family="text">
      <style:text-properties officeooo:rsid="006c8a5f"/>
    </style:style>
    <style:style style:name="T229" style:family="text">
      <style:text-properties officeooo:rsid="006f1ab5"/>
    </style:style>
    <style:style style:name="T230" style:family="text">
      <style:text-properties officeooo:rsid="006ffe62"/>
    </style:style>
    <style:style style:name="T231" style:family="text">
      <style:text-properties officeooo:rsid="0073aef6"/>
    </style:style>
    <style:style style:name="T232" style:family="text">
      <style:text-properties officeooo:rsid="00854dc0"/>
    </style:style>
    <style:style style:name="T233" style:family="text">
      <style:text-properties officeooo:rsid="00507897"/>
    </style:style>
    <style:style style:name="T234" style:family="text">
      <style:text-properties officeooo:rsid="00484ec9"/>
    </style:style>
    <style:style style:name="T235" style:family="text">
      <style:text-properties officeooo:rsid="008c4c3e"/>
    </style:style>
    <style:style style:name="T236" style:family="text">
      <style:text-properties officeooo:rsid="00583c33"/>
    </style:style>
    <style:style style:name="T237" style:family="text">
      <style:text-properties officeooo:rsid="005c0efe"/>
    </style:style>
    <style:style style:name="T238" style:family="text">
      <style:text-properties officeooo:rsid="005dd083"/>
    </style:style>
    <style:style style:name="T239" style:family="text">
      <style:text-properties officeooo:rsid="0066c048"/>
    </style:style>
    <style:style style:name="T240" style:family="text">
      <style:text-properties officeooo:rsid="0073a436"/>
    </style:style>
    <style:style style:name="T241" style:family="text">
      <style:text-properties officeooo:rsid="0069017e"/>
    </style:style>
    <style:style style:name="T242" style:family="text">
      <style:text-properties officeooo:rsid="0087eac3"/>
    </style:style>
    <style:style style:name="T243" style:family="text">
      <style:text-properties officeooo:rsid="006168a8"/>
    </style:style>
    <style:style style:name="T244" style:family="text">
      <style:text-properties officeooo:rsid="0062a10a"/>
    </style:style>
    <style:style style:name="T245" style:family="text">
      <style:text-properties officeooo:rsid="00651fc3"/>
    </style:style>
    <style:style style:name="T246" style:family="text">
      <style:text-properties style:text-underline-style="none" fo:font-weight="normal" style:font-weight-asian="normal" style:font-weight-complex="normal"/>
    </style:style>
    <style:style style:name="T247" style:family="text">
      <style:text-properties style:text-underline-style="none" fo:font-weight="normal" officeooo:rsid="0087eac3" style:font-weight-asian="normal" style:font-weight-complex="normal"/>
    </style:style>
    <style:style style:name="T248" style:family="text">
      <style:text-properties style:text-underline-style="none" fo:font-weight="normal" officeooo:rsid="0066c048" style:font-weight-asian="normal" style:font-weight-complex="normal"/>
    </style:style>
    <style:style style:name="T249" style:family="text">
      <style:text-properties style:text-underline-style="none" fo:font-weight="normal" officeooo:rsid="00712acc" style:font-weight-asian="normal" style:font-weight-complex="normal"/>
    </style:style>
    <style:style style:name="T250" style:family="text">
      <style:text-properties style:text-underline-style="none" fo:font-weight="normal" officeooo:rsid="011b0660" style:font-weight-asian="normal" style:font-weight-complex="normal"/>
    </style:style>
    <style:style style:name="T251" style:family="text">
      <style:text-properties officeooo:rsid="007492f6"/>
    </style:style>
    <style:style style:name="T252" style:family="text">
      <style:text-properties officeooo:rsid="0075f27f"/>
    </style:style>
    <style:style style:name="T253" style:family="text">
      <style:text-properties officeooo:rsid="00792217"/>
    </style:style>
    <style:style style:name="T254" style:family="text">
      <style:text-properties officeooo:rsid="01a1030c"/>
    </style:style>
    <style:style style:name="T255" style:family="text">
      <style:text-properties officeooo:rsid="00a172af"/>
    </style:style>
    <style:style style:name="T256" style:family="text">
      <style:text-properties officeooo:rsid="0097db3c"/>
    </style:style>
    <style:style style:name="T257" style:family="text">
      <style:text-properties officeooo:rsid="00afd3fa"/>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fo:font-weight="bold" officeooo:rsid="00a172af" style:font-style-asian="normal" style:font-weight-asian="bold" style:font-style-complex="normal" style:font-weight-complex="bold"/>
    </style:style>
    <style:style style:name="T260" style:family="text">
      <style:text-properties fo:font-style="normal" fo:font-weight="bold" officeooo:rsid="00e7d5a7" style:font-style-asian="normal" style:font-weight-asian="bold" style:font-style-complex="normal" style:font-weight-complex="bold"/>
    </style:style>
    <style:style style:name="T261" style:family="text">
      <style:text-properties fo:font-style="normal" fo:font-weight="bold" officeooo:rsid="019b4649" style:font-style-asian="normal" style:font-weight-asian="bold" style:font-style-complex="normal" style:font-weight-complex="bold"/>
    </style:style>
    <style:style style:name="T262" style:family="text">
      <style:text-properties fo:font-style="normal" fo:font-weight="bold" officeooo:rsid="00f1f950" style:font-style-asian="normal" style:font-weight-asian="bold" style:font-style-complex="normal" style:font-weight-complex="bold"/>
    </style:style>
    <style:style style:name="T263" style:family="text">
      <style:text-properties fo:font-style="normal" fo:font-weight="normal" officeooo:rsid="019b4649" style:font-style-asian="normal" style:font-weight-asian="normal" style:font-style-complex="normal" style:font-weight-complex="normal"/>
    </style:style>
    <style:style style:name="T264" style:family="text">
      <style:text-properties fo:font-style="normal" style:font-style-asian="normal" style:font-style-complex="normal"/>
    </style:style>
    <style:style style:name="T265" style:family="text">
      <style:text-properties fo:font-style="normal" officeooo:rsid="002e296f" style:font-style-asian="normal" style:font-style-complex="normal"/>
    </style:style>
    <style:style style:name="T266" style:family="text">
      <style:text-properties fo:font-style="normal" officeooo:rsid="00da5c06" style:font-style-asian="normal" style:font-style-complex="normal"/>
    </style:style>
    <style:style style:name="T267" style:family="text">
      <style:text-properties officeooo:rsid="009e3c65"/>
    </style:style>
    <style:style style:name="T268" style:family="text">
      <style:text-properties officeooo:rsid="00a858a8" style:font-size-asian="16pt" style:font-weight-asian="bold" style:font-name-complex="TH SarabunPSK2" style:font-size-complex="16pt" style:font-weight-complex="bold"/>
    </style:style>
    <style:style style:name="T269" style:family="text">
      <style:text-properties officeooo:rsid="00e9c90b" style:font-size-asian="16pt" style:font-weight-asian="bold" style:font-name-complex="TH SarabunPSK2" style:font-size-complex="16pt" style:font-weight-complex="bold"/>
    </style:style>
    <style:style style:name="T270" style:family="text">
      <style:text-properties style:font-size-asian="16pt" style:font-size-complex="16pt"/>
    </style:style>
    <style:style style:name="T271" style:family="text">
      <style:text-properties officeooo:rsid="012f4149" style:font-size-asian="16pt" style:font-size-complex="16pt"/>
    </style:style>
    <style:style style:name="T272" style:family="text">
      <style:text-properties fo:font-variant="normal" fo:text-transform="none" fo:color="#000000" fo:letter-spacing="normal" fo:font-style="normal" fo:font-weight="normal" style:font-size-asian="16pt" style:font-size-complex="16pt"/>
    </style:style>
    <style:style style:name="T273"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74" style:family="text">
      <style:text-properties officeooo:rsid="0094c852"/>
    </style:style>
    <style:style style:name="T275" style:family="text">
      <style:text-properties officeooo:rsid="00ee46dd"/>
    </style:style>
    <style:style style:name="T276" style:family="text">
      <style:text-properties officeooo:rsid="012a3ce5"/>
    </style:style>
    <style:style style:name="T277" style:family="text">
      <style:text-properties officeooo:rsid="01995f99"/>
    </style:style>
    <style:style style:name="T278" style:family="text">
      <style:text-properties officeooo:rsid="0111c7d4"/>
    </style:style>
    <style:style style:name="T279" style:family="text">
      <style:text-properties officeooo:rsid="019a26af"/>
    </style:style>
    <style:style style:name="T280" style:family="text">
      <style:text-properties officeooo:rsid="012f73ff"/>
    </style:style>
    <style:style style:name="T281" style:family="text">
      <style:text-properties officeooo:rsid="01311c0f"/>
    </style:style>
    <style:style style:name="T282" style:family="text">
      <style:text-properties officeooo:rsid="013a0ac7"/>
    </style:style>
    <style:style style:name="T283" style:family="text">
      <style:text-properties officeooo:rsid="014ad5b6"/>
    </style:style>
    <style:style style:name="T284" style:family="text">
      <style:text-properties officeooo:rsid="015fd177"/>
    </style:style>
    <style:style style:name="T285" style:family="text">
      <style:text-properties officeooo:rsid="016a6c1c"/>
    </style:style>
    <style:style style:name="T286" style:family="text">
      <style:text-properties officeooo:rsid="01709b45"/>
    </style:style>
    <style:style style:name="T287" style:family="text">
      <style:text-properties officeooo:rsid="00ccb660"/>
    </style:style>
    <style:style style:name="T288" style:family="text">
      <style:text-properties officeooo:rsid="00d01f20"/>
    </style:style>
    <style:style style:name="T289" style:family="text">
      <style:text-properties officeooo:rsid="00d214c1"/>
    </style:style>
    <style:style style:name="T290" style:family="text">
      <style:text-properties officeooo:rsid="00e11745"/>
    </style:style>
    <style:style style:name="T291" style:family="text">
      <style:text-properties officeooo:rsid="00e1ea64"/>
    </style:style>
    <style:style style:name="T292" style:family="text">
      <style:text-properties officeooo:rsid="00e566bc"/>
    </style:style>
    <style:style style:name="T293" style:family="text">
      <style:text-properties officeooo:rsid="010bd442"/>
    </style:style>
    <style:style style:name="T294" style:family="text">
      <style:text-properties officeooo:rsid="010f04c4"/>
    </style:style>
    <style:style style:name="T295" style:family="text">
      <style:text-properties officeooo:rsid="010f310e"/>
    </style:style>
    <style:style style:name="T296" style:family="text">
      <style:text-properties officeooo:rsid="01123592"/>
    </style:style>
    <style:style style:name="T297" style:family="text">
      <style:text-properties officeooo:rsid="01195e14"/>
    </style:style>
    <style:style style:name="T298" style:family="text">
      <style:text-properties officeooo:rsid="011cd29a"/>
    </style:style>
    <style:style style:name="T299" style:family="text">
      <style:text-properties officeooo:rsid="011e8adf"/>
    </style:style>
    <style:style style:name="T300" style:family="text">
      <style:text-properties officeooo:rsid="01298ba6"/>
    </style:style>
    <style:style style:name="T301" style:family="text">
      <style:text-properties officeooo:rsid="012af6cd"/>
    </style:style>
    <style:style style:name="T302" style:family="text">
      <style:text-properties officeooo:rsid="012f4149"/>
    </style:style>
    <style:style style:name="T303" style:family="text">
      <style:text-properties officeooo:rsid="012fdfab"/>
    </style:style>
    <style:style style:name="T304" style:family="text">
      <style:text-properties officeooo:rsid="011db79d"/>
    </style:style>
    <style:style style:name="T305" style:family="text">
      <style:text-properties officeooo:rsid="01303b23"/>
    </style:style>
    <style:style style:name="T306" style:family="text">
      <style:text-properties officeooo:rsid="013239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0.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บทที่ <text:span text:style-name="T7">1</text:span></text:p>
      <text:p text:style-name="P87">บทนำ</text:p>
      <text:p text:style-name="P81"/>
      <text:p text:style-name="P57"><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58"><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2"><text:s/></text:p>
      <text:p text:style-name="P59"><text:span text:style-name="T8">1</text:span>.<text:span text:style-name="T2">3</text:span> <text:s text:c="2"/><text:span text:style-name="T8">ประโยชน์ที่คาดว่าจะได้รับ</text:span></text:p>
      <text:p text:style-name="P21"><text:s text:c="9"/>1.3.1 <text:s/>ลดระยะเวลาค้นหาข<text:span text:style-name="T23">้อ</text:span>มูลสินค้าลดราคาตามเว็บไซ<text:span text:style-name="T23">ต์</text:span>ต่างๆ</text:p>
      <text:p text:style-name="P20"><text:s text:c="9"/>1.3.2 <text:s/>สามารถเปรียบเทียบราคาสินค้าจากเว็บไซ<text:span text:style-name="T23">ต์</text:span>ตามที่ระบบกำหนดไว้</text:p>
      <text:p text:style-name="P20"><text:s text:c="9"/>1.3.3 <text:s/>เพื่อเป็นข้อมูลในการตัดสินใจในการเลือกซื้อสินค้าลดราคา</text:p>
      <text:p text:style-name="P18"/>
      <text:p text:style-name="P60"><text:span text:style-name="T8">1</text:span>.<text:span text:style-name="T3">4</text:span> <text:s text:c="2"/><text:span text:style-name="T8">ระเบียบวิธีการดำเนินงาน</text:span></text:p>
      <text:p text:style-name="P33"><text:s text:c="9"/>1.4.1 <text:s/>ศึกษาการเข้าถึงข้อมูลเว็บไซ<text:span text:style-name="T23">ต์</text:span> (web scrapping) และเทคโนโลยีที่เกี่ยวข้อง</text:p>
      <text:p text:style-name="P22"><text:s text:c="9"/>1.4.2 <text:s/>นำเสนอหัวข้อโครงงานกับอาจารย์ที่ปรึกษา</text:p>
      <text:p text:style-name="P22"><text:s text:c="9"/>1.4.3 <text:s/>ออกแบบระบบ</text:p>
      <text:p text:style-name="P22"><text:s text:c="9"/>1.4.4 <text:s/>พัฒนาระบบ</text:p>
      <text:p text:style-name="P22"><text:s text:c="9"/>1.4.5 <text:s/>ทดสอบระบบ</text:p>
      <text:p text:style-name="P22"><text:s text:c="9"/>1.4.6 <text:s/>แก<text:span text:style-name="T13">้ไ</text:span>ขข้อผิดพลาดของระบบ</text:p>
      <text:p text:style-name="P22"><text:s text:c="9"/>1.4.7 <text:s/>จัดทำเอกสารคู่มือการใช้งานของระบบ</text:p>
      <text:p text:style-name="P68"/>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23"><text:s text:c="18"/>- สามารถเข้าสู่ระบบและออกจากระบบได้</text:p>
      <text:p text:style-name="P23"><text:s text:c="18"/>- สามารถเพิ่ม แก้ไข ลบ ชื่อเว็บไซ<text:span text:style-name="T23">ต์</text:span>ได้</text:p>
      <text:p text:style-name="P23"><text:s text:c="18"/>- สามารถเพิ่ม แก้ไข ลบ การตั้งเวลาทำงานของ web scrapping ได้</text:p>
      <text:p text:style-name="P25"><text:s text:c="18"/>- สามารถเพิ่ม แก้ไข ลบ ผู้ดูแลระบบ และผู้ช่วยผู้ดูแลระบบได้</text:p>
      <text:p text:style-name="P25"><text:s text:c="18"/>- สามารถเพิ่ม แก้ไข ลบ การจัดการสลับฐานข้อมูลได้</text:p>
      <text:p text:style-name="P25"><text:s text:c="18"/>- สามารถเรียกดู Log จากผู้ใช้งานระบบได้</text:p>
      <text:p text:style-name="P26"><text:s text:c="18"/>- สามารถค้นหาสินค้าลดราคา และเลือกซื้อสินค้าลดราคาตามหมวดหมู่ได้</text:p>
      <text:p text:style-name="P29"><text:s text:c="9"/><text:span text:style-name="T20">1.5.2 <text:s/></text:span>ผู้ช่วยผู้ดูแลระบบ</text:p>
      <text:p text:style-name="P24"><text:s text:c="18"/>- สามารถเข้าสู่ระบบและออกจากระบบได้</text:p>
      <text:p text:style-name="P29"><text:s text:c="18"/>- สามารถแก้ไขการทำงานของเว็บ</text:p>
      <text:p text:style-name="P29"><text:s text:c="18"/>- สามารถแก้ไข การตั้งเวลาทำงานของ web scrapping ได้</text:p>
      <text:p text:style-name="P29"><text:s text:c="18"/>- สามารถแก้ไขข้อมูลส่วนตัวได้</text:p>
      <text:p text:style-name="P27"><text:s text:c="18"/>- สามารถค้นหาสินค้าลดราคา และเลือกซื้อสินค้าลดราคาตามหมวดหมู่ได้</text:p>
      <text:p text:style-name="P29"><text:s text:c="9"/><text:span text:style-name="T20">1.5.3 <text:s/></text:span>ผู้ใช้งาน</text:p>
      <text:p text:style-name="P28"><text:s text:c="18"/>- สามารถค้นหาสินค้าลดราคา และเลือกซื้อสินค้าลดราคาตามหมวดหมู่ได้</text:p>
      <text:p text:style-name="P5"/>
      <text:p text:style-name="P61"><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0"><text:s text:c="9"/><text:span text:style-name="T21">1.6.2 <text:s/></text:span>ระบบปฏิบัติการ Ubuntu 18.04 LTS</text:p>
      <text:p text:style-name="P30"><text:span text:style-name="T21"><text:s text:c="9"/>1.6.3 <text:s/></text:span>โปรแกรม docker</text:p>
      <text:p text:style-name="P30"><text:span text:style-name="T21"><text:s text:c="9"/>1.6.4 <text:s/></text:span>โปรแกรม Eclipse</text:p>
      <text:p text:style-name="P30"><text:span text:style-name="T21"><text:s text:c="9"/>1.6.5 <text:s/></text:span>โปรแกรม Virtual Studio Code</text:p>
      <text:p text:style-name="P31"><text:span text:style-name="T21"><text:s text:c="9"/>1.6.6 <text:s/></text:span>โปรแกรม Android Studio</text:p>
      <text:p text:style-name="P30"><text:span text:style-name="T21"><text:s text:c="9"/>1.6.7 <text:s/></text:span>โปรแกรม Postman</text:p>
      <text:p text:style-name="P30"><text:span text:style-name="T21"><text:s text:c="9"/>1.6.8 <text:s/></text:span>โปรแกรม MySQL Workbench</text:p>
      <text:p text:style-name="P30"><text:span text:style-name="T21"><text:s text:c="9"/>1.6.9 <text:s/></text:span>Elasticsearch </text:p>
      <text:p text:style-name="P30"><text:span text:style-name="T21"><text:s text:c="9"/>1.6.10 <text:s/></text:span>Redis</text:p>
      <text:p text:style-name="P30"><text:span text:style-name="T21"><text:s text:c="9"/>1.6.11 <text:s/></text:span>Mariadb</text:p>
      <text:p text:style-name="P4"/>
      <text:p text:style-name="P4"/>
      <text:p text:style-name="P4"/>
      <text:p text:style-name="P63"><text:soft-page-break/><text:span text:style-name="T9">1</text:span>.<text:span text:style-name="T5">7</text:span> <text:s text:c="2"/><text:span text:style-name="T9">แผนการดำเนินงาน</text:span></text:p>
      <text:p text:style-name="P67"><text:s text:c="7"/><text:span text:style-name="T41">ร</text:span><text:span text:style-name="T42">ะยะเวลา</text:span><text:span text:style-name="T41">การดำเนิน</text:span><text:span text:style-name="T42">งาน</text:span></text:p>
      <text:p text:style-name="P52"><text:s text:c="13"/>วันที่ 1 มีนาคม 2563 ถึง วันที่ 31 <text:span text:style-name="T296">พฤษภาคม</text:span> 256<text:span text:style-name="T296">4</text:span></text:p>
      <text:p text:style-name="P63"><text:span text:style-name="T43"><text:s text:c="8"/></text:span><text:span text:style-name="T41">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00"><draw:custom-shape text:anchor-type="paragraph" draw:z-index="0" draw:name="Shape1" draw:style-name="gr1" draw:text-style-name="P184"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7">ลำดับ</text:p>
          </table:table-cell>
          <table:table-cell table:style-name="Table2.A1" table:number-rows-spanned="2" office:value-type="string">
            <text:p text:style-name="P98"/>
            <text:p text:style-name="P169">ขั้นตอนการดำเนินงาน</text:p>
          </table:table-cell>
          <table:table-cell table:style-name="Table2.C1" table:number-columns-spanned="8" office:value-type="string">
            <text:p text:style-name="P169">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164">มี.ค.63</text:p>
          </table:table-cell>
          <table:table-cell table:style-name="Table2.C2" office:value-type="string">
            <text:p text:style-name="P164"><text:span text:style-name="T294">เ</text:span>ม.<text:span text:style-name="T294">ย</text:span>.63</text:p>
          </table:table-cell>
          <table:table-cell table:style-name="Table2.C2" office:value-type="string">
            <text:p text:style-name="P165"><text:span text:style-name="T294">พ</text:span>.ค.63</text:p>
          </table:table-cell>
          <table:table-cell table:style-name="Table2.C2" office:value-type="string">
            <text:p text:style-name="P165">ม<text:span text:style-name="T294">ิ</text:span>.<text:span text:style-name="T294">ย</text:span>.63</text:p>
          </table:table-cell>
          <table:table-cell table:style-name="Table2.C2" office:value-type="string">
            <text:p text:style-name="P165"><text:span text:style-name="T294">ก</text:span>.ค.63</text:p>
          </table:table-cell>
          <table:table-cell table:style-name="Table2.C2" office:value-type="string">
            <text:p text:style-name="P165"><text:span text:style-name="T294">ส</text:span>.ค.63</text:p>
          </table:table-cell>
          <table:table-cell table:style-name="Table2.C2" office:value-type="string">
            <text:p text:style-name="P165"><text:span text:style-name="T294">ก</text:span>.<text:span text:style-name="T294">ย</text:span>.63</text:p>
          </table:table-cell>
          <table:table-cell table:style-name="Table2.J2" office:value-type="string">
            <text:p text:style-name="P165"><text:span text:style-name="T294">ต</text:span>.ค.63</text:p>
          </table:table-cell>
        </table:table-row>
        <table:table-row table:style-name="Table2.1">
          <table:table-cell table:style-name="Table2.C2" office:value-type="string">
            <text:p text:style-name="P100"><draw:custom-shape text:anchor-type="paragraph" draw:z-index="49" draw:name="Shape1" draw:style-name="gr1" draw:text-style-name="P184"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98">ศึกษาการเข้าถึงข้อมูลเว็บไซ<text:span text:style-name="T22">ต์</text:span> (web scrapping) และเทคโนโลยีที่เกี่ยวข้อง</text:p>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J2" office:value-type="string">
            <text:p text:style-name="P98"/>
          </table:table-cell>
        </table:table-row>
        <table:table-row>
          <table:table-cell table:style-name="Table2.C2" office:value-type="string">
            <text:p text:style-name="P100"><draw:custom-shape text:anchor-type="paragraph" draw:z-index="50" draw:name="Shape1" draw:style-name="gr2" draw:text-style-name="P184"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98">ออกแบบระบบ</text:p>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J2" office:value-type="string">
            <text:p text:style-name="P98"/>
          </table:table-cell>
        </table:table-row>
        <table:table-row>
          <table:table-cell table:style-name="Table2.C2" office:value-type="string">
            <text:p text:style-name="P100">3</text:p>
          </table:table-cell>
          <table:table-cell table:style-name="Table2.C2" office:value-type="string">
            <text:p text:style-name="P98">พัฒนาระบบ</text:p>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J2" office:value-type="string">
            <text:p text:style-name="P98"/>
          </table:table-cell>
        </table:table-row>
      </table:table>
      <text:p text:style-name="P8"><text:s text:c="4"/></text:p>
      <text:p text:style-name="P13"/>
      <table:table table:name="Table43" table:style-name="Table43">
        <table:table-column table:style-name="Table43.A"/>
        <table:table-column table:style-name="Table43.B"/>
        <table:table-column table:style-name="Table43.C" table:number-columns-repeated="6"/>
        <table:table-column table:style-name="Table43.I"/>
        <table:table-row table:style-name="Table43.1">
          <table:table-cell table:style-name="Table43.A1" table:number-rows-spanned="2" office:value-type="string">
            <text:p text:style-name="P101"><draw:custom-shape text:anchor-type="paragraph" draw:z-index="51" draw:name="Shape1" draw:style-name="gr3" draw:text-style-name="P184" svg:width="0.865in" svg:height="0.113in" svg:x="2.7437in" svg:y="0.5965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8">ลำดับ</text:p>
          </table:table-cell>
          <table:table-cell table:style-name="Table43.A1" table:number-rows-spanned="2" office:value-type="string">
            <text:p text:style-name="P99"/>
            <text:p text:style-name="P169">ขั้นตอนการดำเนินงาน</text:p>
          </table:table-cell>
          <table:table-cell table:style-name="Table43.C1" table:number-columns-spanned="7" office:value-type="string">
            <text:p text:style-name="P169">ระยะเวลาการดำเนินงาน</text:p>
          </table: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166"><text:span text:style-name="T295">พ</text:span>.<text:span text:style-name="T295">ย</text:span>.63</text:p>
          </table:table-cell>
          <table:table-cell table:style-name="Table43.C2" office:value-type="string">
            <text:p text:style-name="P166"><text:span text:style-name="T295">ธ</text:span>.<text:span text:style-name="T295">ค</text:span>.63</text:p>
          </table:table-cell>
          <table:table-cell table:style-name="Table43.C2" office:value-type="string">
            <text:p text:style-name="P166"><text:span text:style-name="T295">ม</text:span>.<text:span text:style-name="T295">ค</text:span>.6<text:span text:style-name="T295">4</text:span></text:p>
          </table:table-cell>
          <table:table-cell table:style-name="Table43.C2" office:value-type="string">
            <text:p text:style-name="P166"><text:span text:style-name="T295">ก</text:span>.<text:span text:style-name="T295">พ</text:span>.6<text:span text:style-name="T295">4</text:span></text:p>
          </table:table-cell>
          <table:table-cell table:style-name="Table43.C2" office:value-type="string">
            <text:p text:style-name="P166"><text:span text:style-name="T295">มี</text:span>.<text:span text:style-name="T295">ค</text:span>.6<text:span text:style-name="T295">4</text:span></text:p>
          </table:table-cell>
          <table:table-cell table:style-name="Table43.C2" office:value-type="string">
            <text:p text:style-name="P166"><text:span text:style-name="T295">เม</text:span>.<text:span text:style-name="T295">ย</text:span>.6<text:span text:style-name="T295">4</text:span></text:p>
          </table:table-cell>
          <table:table-cell table:style-name="Table43.I2" office:value-type="string">
            <text:p text:style-name="P166"><text:span text:style-name="T295">พ</text:span>.<text:span text:style-name="T295">ค</text:span>.6<text:span text:style-name="T295">4</text:span></text:p>
          </table:table-cell>
        </table:table-row>
        <table:table-row>
          <table:table-cell table:style-name="Table43.C2" office:value-type="string">
            <text:p text:style-name="P101"><draw:custom-shape text:anchor-type="paragraph" draw:z-index="53" draw:name="Shape1" draw:style-name="gr5" draw:text-style-name="P184" svg:width="1.2803in" svg:height="0.1114in" svg:x="3.598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99">ทดสอบระบบ</text:p>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I2" office:value-type="string">
            <text:p text:style-name="P99"/>
          </table:table-cell>
        </table:table-row>
        <table:table-row>
          <table:table-cell table:style-name="Table43.C2" office:value-type="string">
            <text:p text:style-name="P101">5</text:p>
          </table:table-cell>
          <table:table-cell table:style-name="Table43.C2" office:value-type="string">
            <text:p text:style-name="P99">แก้ไขข้อผิดพลาดของระบบ</text:p>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I2" office:value-type="string">
            <text:p text:style-name="P99"/>
          </table:table-cell>
        </table:table-row>
        <table:table-row>
          <table:table-cell table:style-name="Table43.C2" office:value-type="string">
            <text:p text:style-name="P101"><draw:custom-shape text:anchor-type="paragraph" draw:z-index="52" draw:name="Shape1" draw:style-name="gr4" draw:text-style-name="P184" svg:width="0.7713in" svg:height="0.1114in" svg:x="4.9217in" svg:y="0.0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99">จัดทำคู่มือเอกสารการใช้งานของระบบ</text:p>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I2" office:value-type="string">
            <text:p text:style-name="P99"/>
          </table:table-cell>
        </table:table-row>
      </table:table>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2"><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92">รายการ</text:p>
          </table:table-cell>
          <table:table-cell table:style-name="Table1.B1" office:value-type="string">
            <text:p text:style-name="P92">จำนวนเงิน</text:p>
          </table:table-cell>
        </table:table-row>
        <table:table-row>
          <table:table-cell table:style-name="Table1.A2" office:value-type="string">
            <text:p text:style-name="P88"><text:span text:style-name="T135">Cloud server </text:span><text:span text:style-name="Strong_20_Emphasis"><text:span text:style-name="T54">Digital Ocean</text:span></text:span><text:span text:style-name="T135"> </text:span>Memory 4GB , vCPUs 2vCPUs , <text:s/>SSD Disk 80GB</text:p>
          </table:table-cell>
          <table:table-cell table:style-name="Table1.B2" office:value-type="string">
            <text:p text:style-name="P103">$20 / month (6<text:span text:style-name="T293">40.22</text:span> บาท / เดือน) </text:p>
          </table:table-cell>
        </table:table-row>
        <table:table-row>
          <table:table-cell table:style-name="Table1.A2" office:value-type="string">
            <text:p text:style-name="P90">Ubuntu Server</text:p>
          </table:table-cell>
          <table:table-cell table:style-name="Table1.B2" office:value-type="string">
            <text:p text:style-name="P91">free</text:p>
          </table:table-cell>
        </table:table-row>
        <table:table-row>
          <table:table-cell table:style-name="Table1.A2" office:value-type="string">
            <text:p text:style-name="P102">ค่าใช้จ่ายแอพพลิเคชั่นขึ้น playstore</text:p>
          </table:table-cell>
          <table:table-cell table:style-name="Table1.B2" office:value-type="string">
            <text:p text:style-name="P103">$25 (77<text:span text:style-name="T293">4</text:span>.<text:span text:style-name="T293">39</text:span> บาท)</text:p>
          </table:table-cell>
        </table:table-row>
      </table:table>
      <text:p text:style-name="P14"/>
      <text:h text:style-name="P181" text:outline-level="2"/>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4"/>
      <text:p text:style-name="P74"><text:soft-page-break/>บทที่ 2</text:p>
      <text:p text:style-name="P77">ทฤษฎีที่เกี่ยวข้อง</text:p>
      <text:p text:style-name="P82"/>
      <text:p text:style-name="P64">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64">2.<text:span text:style-name="T1">2</text:span> <text:s text:c="2"/>ความรู้เกี่ยวกับ<text:span text:style-name="T1">Java</text:span></text:p>
      <text:p text:style-name="P64"><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64"/>
      <text:p text:style-name="P64"/>
      <text:p text:style-name="P83"/>
      <text:p text:style-name="P84"/>
      <text:p text:style-name="P84"/>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287">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66"><text:soft-page-break/>2.<text:span text:style-name="T2">3</text:span> <text:s text:c="2"/>ความรู้เกี่ยวกับ<text:span text:style-name="T265">S</text:span><text:span text:style-name="T264">pring </text:span><text:span text:style-name="T266">B</text:span><text:span text:style-name="T264">oot </text:span><text:span text:style-name="T266">Framework</text:span></text:p>
      <text:p text:style-name="P64"><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64"/>
      <text:p text:style-name="P64"/>
      <text:p text:style-name="P83"/>
      <text:p text:style-name="P84"/>
      <text:p text:style-name="P84"/>
      <text:p text:style-name="P9"><text:s text:c="9"/>Spring Boot เป็น<text:span text:style-name="T288">โปรเจคห</text:span>นึ<text:span text:style-name="T136">่</text:span>งของ Spring Framework ที่ทำให้พัฒนาแอพพลิเคชั่นได้รวดเร็ว โดยมีการทำ <text:span text:style-name="T289">a</text:span>uto <text:span text:style-name="T289">c</text:span>onfiguration ทำให้ไม่ต้องเสียเวลาไป<text:span text:style-name="T136">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7">ซึ่ง</text:span>Spring Boot มี <text:span text:style-name="T289">f</text:span>eatures <text:span text:style-name="T138">ดังนี้</text:span></text:p>
      <text:p text:style-name="P19"><text:s text:c="12"/>1. <text:s/>สร้างเป็น standalone spring application มี main method</text:p>
      <text:p text:style-name="P19"><text:s text:c="12"/>2. <text:s/>มี embed container (tomcat, jetty, undertow) <text:s/>ปกติจะเป็น tomcat แต่สามารถเลือกเป็นตัวอื่นได้</text:p>
      <text:p text:style-name="P19"><text:s text:c="12"/>3. <text:s/>มี POM ‘starter’ ที่เตรียมมาให้พร้อมใช้งานไม่ต้องกังวลเรื่อง dependency ให้ปวดหัว</text:p>
      <text:p text:style-name="P19"><text:s text:c="12"/>4. <text:s/>มี <text:span text:style-name="T289">a</text:span>uto <text:span text:style-name="T289">c</text:span>onfiguration ทำให้ไม่ได้ configuration มากเหมือนแต่ก่อน</text:p>
      <text:p text:style-name="P19"><text:s text:c="12"/>5. <text:s/>เตรียม feature สำหรับ monitoring เพื่อดู memory , thread, metrics</text:p>
      <text:p text:style-name="P19"><text:s text:c="12"/>6. <text:s/>ไม่จำเป็นต้องมี XML configuration อีกต่อไปเพราะทุกอย่างเขียนเป็น Java-based <text:span text:style-name="T289">c</text:span>onfiguration</text:p>
      <text:p text:style-name="P19"/>
      <text:p text:style-name="P64">2.<text:span text:style-name="T3">4</text:span> <text:s text:c="2"/>ความรู้เกี่ยวกับ<text:span text:style-name="T3">J</text:span>soup</text:p>
      <text:p text:style-name="P86"><text:span text:style-name="T157"><text:tab/>Jsoupเป็นLibraryที่ทำงานร่วม</text:span><text:span text:style-name="T158">กับภาษา Java</text:span><text:span text:style-name="T157">สำหรับการ</text:span><text:span text:style-name="T159">ดึงข้อมูล</text:span><text:span text:style-name="T157">หน้าHTML นอกจากนี้ Jsoupยังอนุญาต</text:span><text:span text:style-name="T160">ให้ดึงข้อมูล</text:span><text:span text:style-name="T157"> จาก URL หรือไฟล์ใดๆ ก็ได้ อย่างเช่นสามารถ</text:span><text:span text:style-name="T159">ดึงข้อมูล</text:span><text:span text:style-name="T157">หน้าแรกของเว็บไซต์ </text:span>เพื่อให้ได้ข้อมูลที่ต้องการ</text:p>
      <text:p text:style-name="P9"><text:s text:c="9"/></text:p>
      <text:p text:style-name="P9"/>
      <text:p text:style-name="P9"/>
      <text:p text:style-name="P9"/>
      <text:p text:style-name="P9"/>
      <text:p text:style-name="P64"><text:soft-page-break/>2.<text:span text:style-name="T3">5</text:span> <text:s text:c="2"/>ความรู้เกี่ยวกับMariaDB</text:p>
      <text:p text:style-name="P64"><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64"/>
      <text:p text:style-name="P64"/>
      <text:p text:style-name="P83"/>
      <text:p text:style-name="P64"/>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64">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64"><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64"/>
      <text:p text:style-name="P64">2.<text:span text:style-name="T6">8</text:span> <text:s text:c="2"/>ความรู้เกี่ยวกับAngular</text:p>
      <text:p text:style-name="P64"><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64"/>
      <text:p text:style-name="P64"/>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290">่</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64"><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290">่</text:span>น<text:span text:style-name="T291">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290">่</text:span>นที่เขียนมาใช้ได้กับทุกระบบปฏิบัติการนั้นเอง</text:p>
      <text:p text:style-name="P9"/>
      <text:p text:style-name="P64">2.<text:span text:style-name="T6">10</text:span> <text:s text:c="2"/>ความรู้เกี่ยวกับDocker</text:p>
      <text:p text:style-name="P64"><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64"/>
      <text:p text:style-name="P64"/>
      <text:p text:style-name="P64"/>
      <text:p text:style-name="P64"/>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64"><text:soft-page-break/>2.<text:span text:style-name="T6">11</text:span> <text:s text:c="2"/>ความรู้เกี่ยวกับWeb APIs</text:p>
      <text:p text:style-name="P64"><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64"/>
      <text:p text:style-name="P64"/>
      <text:p text:style-name="P64"/>
      <text:p text:style-name="P15"/>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64"><text:span text:style-name="T139">2</text:span>.<text:span text:style-name="T6">12</text:span> <text:s text:c="2"/>ความรู้เกี่ยวกับ <text:span text:style-name="T139">การคิดหาส่วนลดเป็นเปอร์เซ็นต์</text:span></text:p>
      <text:p text:style-name="P64"><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48"><text:s text:c="10"/></text:p>
      <text:p text:style-name="P48"/>
      <text:p text:style-name="P48">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78"><text:soft-page-break/>บทที่ <text:span text:style-name="T140">3</text:span></text:p>
      <text:p text:style-name="P78">วิเคราะห์และออกแบบระบบ</text:p>
      <text:p text:style-name="P78"/>
      <text:p text:style-name="P69">ทฤษฎีก<text:span text:style-name="T141">า</text:span>รสร้<text:span text:style-name="T141">า</text:span>ง Diagram</text:p>
      <text:h text:style-name="P183" text:outline-level="2"><text:bookmark text:name="3d81"/><text:span text:style-name="T142"><text:s text:c="7"/>UML </text:span><text:span text:style-name="T143">(</text:span><text:span text:style-name="Strong_20_Emphasis"><text:span text:style-name="T142">Unified Modeling Language</text:span></text:span><text:span text:style-name="Strong_20_Emphasis"><text:span text:style-name="T143">)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83" text:outline-level="2"><text:span text:style-name="Strong_20_Emphasis"><text:span text:style-name="T161"><text:s text:c="7"/></text:span></text:span><text:span text:style-name="Strong_20_Emphasis"><text:span text:style-name="T162">3.1 <text:s text:c="2"/>Use Case Diagram </text:span></text:span><text:span text:style-name="Strong_20_Emphasis"><text:span text:style-name="T161"><text:s text:c="2"/></text:span></text:span></text:h>
      <text:p text:style-name="P172"><text:span text:style-name="Strong_20_Emphasis"><text:span text:style-name="T144"><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72"><text:span text:style-name="Strong_20_Emphasis"><text:span text:style-name="T144"><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72"><text:span text:style-name="Strong_20_Emphasis"><text:span text:style-name="T144"><text:s text:c="14"/>ความสัมพันธ์แบบ Include หมายถึง การที่ Use Case หน</text:span></text:span><text:span text:style-name="Strong_20_Emphasis"><text:span text:style-name="T145">ึ่ง</text:span></text:span><text:span text:style-name="Strong_20_Emphasis"><text:span text:style-name="T144">เรียกใช้งาน Use Case อีกอันห</text:span></text:span><text:span text:style-name="Strong_20_Emphasis"><text:span text:style-name="T145">นึ่ง</text:span></text:span><text:span text:style-name="Strong_20_Emphasis"><text:span text:style-name="T144">คล้าย</text:span></text:span><text:span text:style-name="Strong_20_Emphasis"><text:span text:style-name="T145">ๆ</text:span></text:span><text:span text:style-name="Strong_20_Emphasis"><text:span text:style-name="T144">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5">ำ</text:span></text:span><text:span text:style-name="Strong_20_Emphasis"><text:span text:style-name="T144">ว่า&lt;&lt;include&gt;&gt; ก</text:span></text:span><text:span text:style-name="Strong_20_Emphasis"><text:span text:style-name="T145">ำ</text:span></text:span><text:span text:style-name="Strong_20_Emphasis"><text:span text:style-name="T144">กับอยู่บนเส้นลูกศร</text:span></text:span></text:p>
      <text:p text:style-name="P172"><text:span text:style-name="Strong_20_Emphasis"><text:span text:style-name="T144"><text:s text:c="14"/>ความสัมพันธ์แบบ Extend หมายถึง การที่ Use Case หนึ่งไปมีผลต่อการท</text:span></text:span><text:span text:style-name="Strong_20_Emphasis"><text:span text:style-name="T145">ำ</text:span></text:span><text:span text:style-name="Strong_20_Emphasis"><text:span text:style-name="T144">งานตามปกติของอีกUse Case หนึ่งนั่นหมายถ</text:span></text:span><text:span text:style-name="Strong_20_Emphasis"><text:span text:style-name="T145">ึง</text:span></text:span><text:span text:style-name="Strong_20_Emphasis"><text:span text:style-name="T144"> Use Case ที่มา Extend นั้นจะมีผลท</text:span></text:span><text:span text:style-name="Strong_20_Emphasis"><text:span text:style-name="T145">ำ</text:span></text:span><text:span text:style-name="Strong_20_Emphasis"><text:span text:style-name="T144">ให้การท</text:span></text:span><text:span text:style-name="Strong_20_Emphasis"><text:span text:style-name="T145">ำ</text:span></text:span><text:span text:style-name="Strong_20_Emphasis"><text:span text:style-name="T144">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5">ำ</text:span></text:span><text:span text:style-name="Strong_20_Emphasis"><text:span text:style-name="T144">ว่า &lt;&lt; extend &gt;&gt;ก</text:span></text:span><text:span text:style-name="Strong_20_Emphasis"><text:span text:style-name="T145">ำ</text:span></text:span><text:span text:style-name="Strong_20_Emphasis"><text:span text:style-name="T144">กับ</text:span></text:span></text:p>
      <text:p text:style-name="P172"><text:span text:style-name="Strong_20_Emphasis"><text:span text:style-name="T143"/></text:span></text:p>
      <text:p text:style-name="P79"/>
      <text:p text:style-name="P79"/>
      <text:p text:style-name="P80"><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pan text:style-name="T44"><text:s text:c="8"/>ภาพที่ 3.1</text:span> <text:span text:style-name="T33">ตัวอย่าง</text:span><text:span text:style-name="Strong_20_Emphasis"><text:span text:style-name="T34">Use Case Diagram</text:span></text:span></text:p>
      <text:h text:style-name="P182" text:outline-level="2"><text:span text:style-name="Strong_20_Emphasis"><text:span text:style-name="T35"><text:s text:c="8"/></text:span></text:span><text:span text:style-name="Strong_20_Emphasis"><text:span text:style-name="T47">3.2 <text:s text:c="2"/>Sequence Diagram</text:span></text:span></text:h>
      <text:p text:style-name="P172"><text:span text:style-name="Strong_20_Emphasis"><text:span text:style-name="T143"><text:s text:c="15"/>Sequence Diagram จะแสดงล</text:span></text:span><text:span text:style-name="Strong_20_Emphasis"><text:span text:style-name="T146">ำ</text:span></text:span><text:span text:style-name="Strong_20_Emphasis"><text:span text:style-name="T143">ดับการท</text:span></text:span><text:span text:style-name="Strong_20_Emphasis"><text:span text:style-name="T146">ำ</text:span></text:span><text:span text:style-name="Strong_20_Emphasis"><text:span text:style-name="T143">งานของระบบ โดยมี Object และ เวลาเป็นตัวก</text:span></text:span><text:span text:style-name="Strong_20_Emphasis"><text:span text:style-name="T146">ำ</text:span></text:span><text:span text:style-name="Strong_20_Emphasis"><text:span text:style-name="T143">หนด</text:span></text:span><text:span text:style-name="Strong_20_Emphasis"><text:span text:style-name="T146">ลำ</text:span></text:span><text:span text:style-name="Strong_20_Emphasis"><text:span text:style-name="T143">ดับของงาน และเน้นไปที่ instant ของ O</text:span></text:span><text:span text:style-name="Strong_20_Emphasis"><text:span text:style-name="T146">b</text:span></text:span><text:span text:style-name="Strong_20_Emphasis"><text:span text:style-name="T143">ject Sequence Diagram เป็น Diagram ซึ่ง</text:span></text:span><text:span text:style-name="Strong_20_Emphasis"><text:span text:style-name="T146">แส</text:span></text:span><text:span text:style-name="Strong_20_Emphasis"><text:span text:style-name="T143">ดงปฏิสัมพันธ</text:span></text:span><text:span text:style-name="Strong_20_Emphasis"><text:span text:style-name="T146">์ </text:span></text:span><text:span text:style-name="Strong_20_Emphasis"><text:span text:style-name="T143">(Interaction) ระหว่าง Object ตามล</text:span></text:span><text:span text:style-name="Strong_20_Emphasis"><text:span text:style-name="T146">ำ</text:span></text:span><text:span text:style-name="Strong_20_Emphasis"><text:span text:style-name="T143">ดับของเหตุการณ์ที่เกิดขึ้น ณ เวลาที่ก</text:span></text:span><text:span text:style-name="Strong_20_Emphasis"><text:span text:style-name="T146">ำ</text:span></text:span><text:span text:style-name="Strong_20_Emphasis"><text:span text:style-name="T143">หนด message ที่เกิดขึ้นระหว่าง class จะสามารถน</text:span></text:span><text:span text:style-name="Strong_20_Emphasis"><text:span text:style-name="T146">ำ</text:span></text:span><text:span text:style-name="Strong_20_Emphasis"><text:span text:style-name="T143">ไปสู่การสร้าง method ใน class ที่เกี่ยวข้องได้</text:span></text:span></text:p>
      <text:p text:style-name="P79"/>
      <text:p text:style-name="P80"><draw:frame draw:style-name="fr1" draw:name="Image21" text:anchor-type="paragraph" svg:width="5.0173in" svg:height="2.3799in" draw:z-index="20"><draw:image xlink:href="Pictures/10000201000002F900000169710A83ADE1564156.png" xlink:type="simple" xlink:show="embed" xlink:actuate="onLoad" loext:mime-type="image/png"/></draw:frame><text:span text:style-name="T44"><text:s text:c="7"/>ภาพที่ 3.</text:span><text:span text:style-name="T45">2</text:span> <text:span text:style-name="T33">ตัวอย่าง</text:span><text:span text:style-name="Strong_20_Emphasis"><text:span text:style-name="T36">Sequence Diagram</text:span></text:span></text:p>
      <text:p text:style-name="P79"/>
      <text:h text:style-name="P182" text:outline-level="2"><text:soft-page-break/><text:span text:style-name="Strong_20_Emphasis"><text:span text:style-name="T33"><text:s text:c="7"/></text:span></text:span><text:span text:style-name="Strong_20_Emphasis"><text:span text:style-name="T48">3.3 <text:s text:c="2"/>Activity Diagram</text:span></text:span></text:h>
      <text:p text:style-name="P34"><text:s text:c="14"/>Activity Diagramเป็นแผนภาพที่ใช้ที่แสดงขั้นตอนการท<text:span text:style-name="T163">ำ</text:span>งานของ use case (เช่นเดียวกับSequence Diagram และ Collaboration Diagram) แต่จะเน้นไปที่งานย่อยของวัตถุ โดยการท<text:span text:style-name="T163">ำ</text:span>งานคล้ายกับ Flowchart บางครั้งมีลักษณะคล้าย Swimlane โดยจะแบ่งกลุ่มกิจกรรมที่เกิดขึ้นเป็นช่อง โดยก<text:span text:style-name="T163">ำ</text:span>กับแต่ละช่องด้วยชื่อของ Object แต่ละ Swimlane แสดงถึงกิจกรรมที่เกิดขึ้นกับObject นั้นๆ</text:p>
      <text:p text:style-name="P79"/>
      <text:p text:style-name="P80"><draw:frame draw:style-name="fr1" draw:name="Image22" text:anchor-type="paragraph" svg:width="5.0126in" svg:height="3.1701in" draw:z-index="21"><draw:image xlink:href="Pictures/10000201000002FA000001E2D3E64F03D8C62941.png" xlink:type="simple" xlink:show="embed" xlink:actuate="onLoad" loext:mime-type="image/png"/></draw:frame><text:span text:style-name="T44"><text:s text:c="7"/>ภาพที่ 3.</text:span><text:span text:style-name="T46">3</text:span> <text:span text:style-name="T33">ตัวอย่าง</text:span><text:span text:style-name="Strong_20_Emphasis"><text:span text:style-name="T37">Activity Diagram</text:span></text:span></text:p>
      <text:p text:style-name="P80"><text:span text:style-name="Strong_20_Emphasis"><text:span text:style-name="T38"/></text:span></text:p>
      <text:p text:style-name="P80"><text:span text:style-name="Strong_20_Emphasis"><text:span text:style-name="T38"><text:s text:c="7"/></text:span></text:span><text:span text:style-name="Strong_20_Emphasis"><text:span text:style-name="T49">3.4 <text:s text:c="2"/>Class Diagram</text:span></text:span></text:p>
      <text:p text:style-name="P172"><text:span text:style-name="Strong_20_Emphasis"><text:span text:style-name="T146"><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7">ำ</text:span></text:span><text:span text:style-name="Strong_20_Emphasis"><text:span text:style-name="T146">ดับ</text:span></text:span></text:p>
      <text:p text:style-name="P172"><text:span text:style-name="Strong_20_Emphasis"><text:span text:style-name="T146"><text:s text:c="14"/>ในการเขียนสัญลักษณ์แทน Class สิ่งที่ต้องค</text:span></text:span><text:span text:style-name="Strong_20_Emphasis"><text:span text:style-name="T148">ำ</text:span></text:span><text:span text:style-name="Strong_20_Emphasis"><text:span text:style-name="T146">นึงถึงอีกสิ่งหนึ่งคือ ระดับการเข้าถึงเรียกสัญลักษณ์ที่ใช</text:span></text:span><text:span text:style-name="Strong_20_Emphasis"><text:span text:style-name="T148">้</text:span></text:span><text:span text:style-name="Strong_20_Emphasis"><text:span text:style-name="T146">แทนการเข้าถึงนี้ว่า Visibility แบ่งออกได้เป็น 3 ประเภท ได้แก</text:span></text:span><text:span text:style-name="Strong_20_Emphasis"><text:span text:style-name="T148">่</text:span></text:span></text:p>
      <text:p text:style-name="P34"><text:soft-page-break/><text:s text:c="19"/>1. Private เขียนแทนด้วยสัญลักษณ์ - หมายถึง Attribute หรือ ฟังก์ชัน ที่ไม่สามารถมองเห็นได<text:span text:style-name="T164">้</text:span>จากภายนอก แต่สามารถมองเห็นได้จากภายในตัวของ Class เองเท่านั้น</text:p>
      <text:p text:style-name="P34"><text:s text:c="19"/>2. Protect เขียนแทนด้วยสัญลักษณ์ # หมายถึง Attribute หรือ ฟังก์ชันที่สงวนไว้<text:span text:style-name="T164">สำ</text:span>หรับการ<text:span text:style-name="T164">ทำ</text:span>Inheritance โดยเฉพาะ Attribute หรือ ฟังก์ชันเหล่านี้ จะเป็นของ Super class เมื่อท<text:span text:style-name="T164">ำ</text:span>การ Inheritanceแล้ว Attribute หรือ ฟังก์ชัน ที่มี Visibility แบบ Protect จะกลายไปเป็น Private Attribute ฟังก์ชัน หรือProtected ขึ้นอยู่กับภาษา Programming ที่น<text:span text:style-name="T164">ำ</text:span>ไปใช<text:span text:style-name="T164">้</text:span></text:p>
      <text:p text:style-name="P34"><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4"/>
      <text:p text:style-name="P34"><draw:frame draw:style-name="fr3" draw:name="Image23" text:anchor-type="paragraph" svg:width="5.0055in" svg:height="3.0791in" draw:z-index="22"><draw:image xlink:href="Pictures/10000201000007130000045AEFA3296B91C4752B.png" xlink:type="simple" xlink:show="embed" xlink:actuate="onLoad" loext:mime-type="image/png"/></draw:frame><text:s text:c="7"/><text:span text:style-name="T166">ภาพที่ 3.</text:span><text:span text:style-name="T167">4</text:span><text:span text:style-name="T223"> </text:span><text:span text:style-name="T225">ตัวอย่าง</text:span><text:span text:style-name="Strong_20_Emphasis"><text:span text:style-name="T55">Class Diagram</text:span></text:span></text:p>
      <text:p text:style-name="P79"/>
      <text:p text:style-name="P79"/>
      <text:p text:style-name="P79"/>
      <text:p text:style-name="P79"/>
      <text:p text:style-name="P79"/>
      <text:p text:style-name="P79"/>
      <text:p text:style-name="P79"/>
      <text:p text:style-name="P79"/>
      <text:p text:style-name="P40"><text:soft-page-break/><text:span text:style-name="T165"><text:s text:c="7"/>ตารางที่ </text:span><text:span text:style-name="T168">3</text:span><text:span text:style-name="T165">.1</text:span> Use Case Main Diagram</text:p>
      <table:table table:name="Table9" table:style-name="Table9">
        <table:table-column table:style-name="Table9.A" table:number-columns-repeated="3"/>
        <table:table-row>
          <table:table-cell table:style-name="Table9.A1" office:value-type="string">
            <text:p text:style-name="P93">Diagram ID</text:p>
          </table:table-cell>
          <table:table-cell table:style-name="Table9.A1" office:value-type="string">
            <text:p text:style-name="P93">Diagram Name</text:p>
          </table:table-cell>
          <table:table-cell table:style-name="Table9.C1" office:value-type="string">
            <text:p text:style-name="P93">Diagram Description</text:p>
          </table:table-cell>
        </table:table-row>
        <table:table-row>
          <table:table-cell table:style-name="Table9.A2" office:value-type="string">
            <text:p text:style-name="P104">UC_M</text:p>
          </table:table-cell>
          <table:table-cell table:style-name="Table9.A2" office:value-type="string">
            <text:p text:style-name="P105">Main</text:p>
          </table:table-cell>
          <table:table-cell table:style-name="Table9.C2" office:value-type="string">
            <text:p text:style-name="P105">Use Case Main Diagram</text:p>
          </table:table-cell>
        </table:table-row>
        <table:table-row>
          <table:table-cell table:style-name="Table9.A2" office:value-type="string">
            <text:p text:style-name="P106">UC_01</text:p>
          </table:table-cell>
          <table:table-cell table:style-name="Table9.A2" office:value-type="string">
            <text:p text:style-name="P106">Log in</text:p>
          </table:table-cell>
          <table:table-cell table:style-name="Table9.C2" office:value-type="string">
            <text:p text:style-name="P104">เข้าสู่ระบบ</text:p>
          </table:table-cell>
        </table:table-row>
        <table:table-row>
          <table:table-cell table:style-name="Table9.A2" office:value-type="string">
            <text:p text:style-name="P106">UC_0<text:span text:style-name="T226">2</text:span></text:p>
          </table:table-cell>
          <table:table-cell table:style-name="Table9.A2" office:value-type="string">
            <text:p text:style-name="P108">Web control</text:p>
          </table:table-cell>
          <table:table-cell table:style-name="Table9.C2" office:value-type="string">
            <text:p text:style-name="P104">จัดการเว็บ</text:p>
          </table:table-cell>
        </table:table-row>
        <table:table-row>
          <table:table-cell table:style-name="Table9.A2" office:value-type="string">
            <text:p text:style-name="P106">UC_0<text:span text:style-name="T227">3</text:span></text:p>
          </table:table-cell>
          <table:table-cell table:style-name="Table9.A2" office:value-type="string">
            <text:p text:style-name="P110">Schedule</text:p>
          </table:table-cell>
          <table:table-cell table:style-name="Table9.C2" office:value-type="string">
            <text:p text:style-name="P108">ตั้งเวลาทำงาน</text:p>
          </table:table-cell>
        </table:table-row>
        <table:table-row>
          <table:table-cell table:style-name="Table9.A2" office:value-type="string">
            <text:p text:style-name="P106">UC_0<text:span text:style-name="T228">4</text:span></text:p>
          </table:table-cell>
          <table:table-cell table:style-name="Table9.A2" office:value-type="string">
            <text:p text:style-name="P112">Users</text:p>
          </table:table-cell>
          <table:table-cell table:style-name="Table9.C2" office:value-type="string">
            <text:p text:style-name="P104">จัดการสมาชิก</text:p>
          </table:table-cell>
        </table:table-row>
        <table:table-row>
          <table:table-cell table:style-name="Table9.A2" office:value-type="string">
            <text:p text:style-name="P106">UC_0<text:span text:style-name="T229">5</text:span></text:p>
          </table:table-cell>
          <table:table-cell table:style-name="Table9.A2" office:value-type="string">
            <text:p text:style-name="P114">Switch database</text:p>
          </table:table-cell>
          <table:table-cell table:style-name="Table9.C2" office:value-type="string">
            <text:p text:style-name="P116">จัดการสลับฐานข้อมูล</text:p>
          </table:table-cell>
        </table:table-row>
        <table:table-row>
          <table:table-cell table:style-name="Table9.A2" office:value-type="string">
            <text:p text:style-name="P106">UC_0<text:span text:style-name="T230">6</text:span></text:p>
          </table:table-cell>
          <table:table-cell table:style-name="Table9.A2" office:value-type="string">
            <text:p text:style-name="P116">Log</text:p>
          </table:table-cell>
          <table:table-cell table:style-name="Table9.C2" office:value-type="string">
            <text:p text:style-name="P116">จัดการ Log</text:p>
          </table:table-cell>
        </table:table-row>
        <table:table-row>
          <table:table-cell table:style-name="Table9.A2" office:value-type="string">
            <text:p text:style-name="P106">UC_0<text:span text:style-name="T231">7</text:span></text:p>
          </table:table-cell>
          <table:table-cell table:style-name="Table9.A2" office:value-type="string">
            <text:p text:style-name="P116">Search</text:p>
          </table:table-cell>
          <table:table-cell table:style-name="Table9.C2" office:value-type="string">
            <text:p text:style-name="P116">ค้นหา สินค้าลดราคา</text:p>
          </table:table-cell>
        </table:table-row>
        <table:table-row>
          <table:table-cell table:style-name="Table9.A2" office:value-type="string">
            <text:p text:style-name="P106">UC_0<text:span text:style-name="T232">8</text:span></text:p>
          </table:table-cell>
          <table:table-cell table:style-name="Table9.A2" office:value-type="string">
            <text:p text:style-name="P114">S<text:span text:style-name="T231">elect category</text:span></text:p>
          </table:table-cell>
          <table:table-cell table:style-name="Table9.C2" office:value-type="string">
            <text:p text:style-name="P116">หมวดหมู่ สินค้าลดราคา</text:p>
          </table:table-cell>
        </table:table-row>
      </table:table>
      <text:p text:style-name="P78"/>
      <text:p text:style-name="P34"><draw:frame draw:style-name="fr1" draw:name="Image18" text:anchor-type="paragraph" svg:width="5.0165in" svg:height="2.9535in" draw:z-index="17"><draw:image xlink:href="Pictures/10000201000002A900000191146801F6F7867DAA.png" xlink:type="simple" xlink:show="embed" xlink:actuate="onLoad" loext:mime-type="image/png"/></draw:frame><text:span text:style-name="T166"><text:s text:c="7"/>ภาพที่ 3.</text:span><text:span text:style-name="T169">5</text:span><text:span text:style-name="T223"> </text:span><text:span text:style-name="Strong_20_Emphasis"><text:span text:style-name="T54">Use Case Main Diagram</text:span></text:span></text:p>
      <text:p text:style-name="P78"/>
      <text:p text:style-name="P78"/>
      <text:p text:style-name="P78"/>
      <text:p text:style-name="P34"><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pan text:style-name="T166"><text:s text:c="7"/>ภาพที่ 3.</text:span><text:span text:style-name="T170">6</text:span><text:span text:style-name="T223"> </text:span><text:span text:style-name="Strong_20_Emphasis"><text:span text:style-name="T54">Use Case Diagram </text:span></text:span><text:span text:style-name="Strong_20_Emphasis"><text:span text:style-name="T56">Log in</text:span></text:span></text:p>
      <text:p text:style-name="P34"><text:span text:style-name="Strong_20_Emphasis"><text:span text:style-name="T56"/></text:span></text:p>
      <text:p text:style-name="P40"><text:span text:style-name="T165"><text:s text:c="7"/>ตารางที่ </text:span><text:span text:style-name="T168">3</text:span><text:span text:style-name="T165">.</text:span><text:span text:style-name="T171">2</text:span> Use Case Description <text:span text:style-name="T233">Log in</text:span></text:p>
      <table:table table:name="Table3" table:style-name="Table3">
        <table:table-column table:style-name="Table3.A" table:number-columns-repeated="3"/>
        <table:table-row>
          <table:table-cell table:style-name="Table3.A1" office:value-type="string">
            <text:p text:style-name="P94">Diagram ID</text:p>
          </table:table-cell>
          <table:table-cell table:style-name="Table3.B1" table:number-columns-spanned="2" office:value-type="string">
            <text:p text:style-name="P107">UC_01</text:p>
          </table:table-cell>
          <table:covered-table-cell/>
        </table:table-row>
        <table:table-row>
          <table:table-cell table:style-name="Table3.A2" office:value-type="string">
            <text:p text:style-name="P94">Use <text:span text:style-name="T234">C</text:span>ase Name</text:p>
          </table:table-cell>
          <table:table-cell table:style-name="Table3.B2" table:number-columns-spanned="2" office:value-type="string">
            <text:p text:style-name="P107">Log in</text:p>
          </table:table-cell>
          <table:covered-table-cell/>
        </table:table-row>
        <table:table-row>
          <table:table-cell table:style-name="Table3.A2" office:value-type="string">
            <text:p text:style-name="P94">Triggering Event</text:p>
          </table:table-cell>
          <table:table-cell table:style-name="Table3.B2" table:number-columns-spanned="2" office:value-type="string">
            <text:p text:style-name="P107">เมื่อต้องการเข้าสู่ระบบ</text:p>
          </table:table-cell>
          <table:covered-table-cell/>
        </table:table-row>
        <table:table-row>
          <table:table-cell table:style-name="Table3.A2" office:value-type="string">
            <text:p text:style-name="P94">Brief Description</text:p>
          </table:table-cell>
          <table:table-cell table:style-name="Table3.B2" table:number-columns-spanned="2" office:value-type="string">
            <text:p text:style-name="P117">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94">Actors</text:p>
          </table:table-cell>
          <table:table-cell table:style-name="Table3.B2" table:number-columns-spanned="2" office:value-type="string">
            <text:p text:style-name="P107">ผู้ดูแลระบบ , ผู้ช่วยผู้ดูแลระบบ</text:p>
          </table:table-cell>
          <table:covered-table-cell/>
        </table:table-row>
        <table:table-row>
          <table:table-cell table:style-name="Table3.A2" office:value-type="string">
            <text:p text:style-name="P94">Pre-Condition</text:p>
          </table:table-cell>
          <table:table-cell table:style-name="Table3.B2" table:number-columns-spanned="2" office:value-type="string">
            <text:p text:style-name="P118">-</text:p>
          </table:table-cell>
          <table:covered-table-cell/>
        </table:table-row>
        <table:table-row>
          <table:table-cell table:style-name="Table3.A2" office:value-type="string">
            <text:p text:style-name="P94">Post-Condition</text:p>
          </table:table-cell>
          <table:table-cell table:style-name="Table3.B2" table:number-columns-spanned="2" office:value-type="string">
            <text:p text:style-name="P117">สามารถเข้าสู่ระบบได้สำเร็จ</text:p>
          </table:table-cell>
          <table:covered-table-cell/>
        </table:table-row>
        <table:table-row>
          <table:table-cell table:style-name="Table3.A2" office:value-type="string">
            <text:p text:style-name="P94">Flow of Event</text:p>
          </table:table-cell>
          <table:table-cell table:style-name="Table3.A2" office:value-type="string">
            <text:p text:style-name="P95">Actor</text:p>
          </table:table-cell>
          <table:table-cell table:style-name="Table3.B2" office:value-type="string">
            <text:p text:style-name="P95">System</text:p>
          </table:table-cell>
        </table:table-row>
        <table:table-row>
          <table:table-cell table:style-name="Table3.A2" office:value-type="string">
            <text:p text:style-name="P94">(ล<text:span text:style-name="T234">ำ</text:span>ดับขั้นตอนก<text:span text:style-name="T234">า</text:span>ร</text:p>
            <text:p text:style-name="P94">ท<text:span text:style-name="T234">ำ</text:span>ง<text:span text:style-name="T234">า</text:span>นระห<text:span text:style-name="T234">ว่</text:span>าง User</text:p>
            <text:p text:style-name="P94">กับ System)</text:p>
          </table:table-cell>
          <table:table-cell table:style-name="Table3.A2" office:value-type="string">
            <text:p text:style-name="P119">กรณี Log in เข้าสู่ระบบ</text:p>
            <text:p text:style-name="P120">1. <text:s/>ทำการกรอก <text:span text:style-name="T235">ชื่อผู้ใช้</text:span> และ <text:span text:style-name="T235">รหัสผ่าน</text:span> จากนั้นกดปุ่ม เข้าสู่ระบบ</text:p>
            <text:p text:style-name="P89"><text:s text:c="4"/><text:span text:style-name="T236">1.1 <text:s/>ข้อมูลที่กรอกถูกต้อง</text:span></text:p>
            <text:p text:style-name="P89"><text:s text:c="4"/></text:p>
            <text:p text:style-name="P122"><text:soft-page-break/><text:s text:c="4"/></text:p>
            <text:p text:style-name="P122"><text:s text:c="4"/>1.2 <text:s/>ข้อมูลที่กรอกไม่ถูกต้อง</text:p>
            <text:p text:style-name="P89"/>
            <text:p text:style-name="P123"/>
            <text:p text:style-name="P123">2. <text:s/>กรณีเลือก “จำฉันไว้ใน</text:p>
            <text:p text:style-name="P123">ระบบ”</text:p>
            <text:p text:style-name="P89"/>
          </table:table-cell>
          <table:table-cell table:style-name="Table3.B2" office:value-type="string">
            <text:p text:style-name="P89"/>
            <text:p text:style-name="P89"><text:span text:style-name="T237">1. <text:s/></text:span>ระบบตรวจสอบ <text:span text:style-name="T57">ชื่อผู้ใช้</text:span> และ <text:span text:style-name="T57">รหัสผ่าน</text:span> ที่ผู้ใช้กรอก กับในฐานข้อมูล</text:p>
            <text:p text:style-name="P124">1.1 <text:s/>ระบบทำการเเจ้งเตือน “ยินดีต้อนรับเข้าสู่ระบบ” และ<text:soft-page-break/>เข้าสู่หน้าหลักของระบบ</text:p>
            <text:p text:style-name="P124">1.2 <text:s/>ระบบทำการเเจ้งเตือน “ชื่อผู้ใช้หรือรหัสผ่านไม่ถูกต้อง”</text:p>
            <text:p text:style-name="P124">2. <text:s/>ระบบจะทำการจดจำ <text:span text:style-name="T235">ชื่อผู้ใช้</text:span> และ<text:span text:style-name="T235">รหัสผ่าน</text:span>ไว้</text:p>
          </table:table-cell>
        </table:table-row>
        <table:table-row>
          <table:table-cell table:style-name="Table3.A2" office:value-type="string">
            <text:p text:style-name="P94">Exceptions</text:p>
          </table:table-cell>
          <table:table-cell table:style-name="Table3.B2" table:number-columns-spanned="2" office:value-type="string">
            <text:p text:style-name="P127"><text:span text:style-name="T238">เมื่อ</text:span>กรอกข้อมูล<text:span text:style-name="T238">ไม่ถูกต้อง ระบบจะทำการแจ้งเตือนข้อความให้ทราบ</text:span></text:p>
          </table:table-cell>
          <table:covered-table-cell/>
        </table:table-row>
      </table:table>
      <text:p text:style-name="P16"/>
      <text:p text:style-name="P34"><draw:frame draw:style-name="fr1" draw:name="Image11" text:anchor-type="paragraph" svg:width="5.0118in" svg:height="2.9508in" draw:z-index="11"><draw:image xlink:href="Pictures/10000201000002A900000191B16A3C6AB0186BCB.png" xlink:type="simple" xlink:show="embed" xlink:actuate="onLoad" loext:mime-type="image/png"/></draw:frame><text:span text:style-name="T166"><text:s text:c="7"/>ภาพที่ 3.</text:span><text:span text:style-name="T172">7</text:span><text:span text:style-name="T223"> </text:span><text:span text:style-name="Strong_20_Emphasis"><text:span text:style-name="T54">Use Case Diagram </text:span></text:span><text:span text:style-name="Strong_20_Emphasis"><text:span text:style-name="T58">Web control</text:span></text:span></text:p>
      <text:p text:style-name="P72"/>
      <text:p text:style-name="P40"><text:span text:style-name="T165"><text:s text:c="7"/>ตารางที่ </text:span><text:span text:style-name="T168">3</text:span><text:span text:style-name="T165">.</text:span><text:span text:style-name="T172">3</text:span> Use Case Description <text:span text:style-name="T239">Web control</text:span></text:p>
      <table:table table:name="Table4" table:style-name="Table4">
        <table:table-column table:style-name="Table4.A" table:number-columns-repeated="3"/>
        <table:table-row>
          <table:table-cell table:style-name="Table4.A1" office:value-type="string">
            <text:p text:style-name="P94">Diagram ID</text:p>
          </table:table-cell>
          <table:table-cell table:style-name="Table4.B1" table:number-columns-spanned="2" office:value-type="string">
            <text:p text:style-name="P107">UC_0<text:span text:style-name="T226">2</text:span></text:p>
          </table:table-cell>
          <table:covered-table-cell/>
        </table:table-row>
        <table:table-row>
          <table:table-cell table:style-name="Table4.A2" office:value-type="string">
            <text:p text:style-name="P94">Use <text:span text:style-name="T234">C</text:span>ase Name</text:p>
          </table:table-cell>
          <table:table-cell table:style-name="Table4.B2" table:number-columns-spanned="2" office:value-type="string">
            <text:p text:style-name="P109">Web control</text:p>
          </table:table-cell>
          <table:covered-table-cell/>
        </table:table-row>
        <table:table-row>
          <table:table-cell table:style-name="Table4.A2" office:value-type="string">
            <text:p text:style-name="P94">Triggering Event</text:p>
          </table:table-cell>
          <table:table-cell table:style-name="Table4.B2" table:number-columns-spanned="2" office:value-type="string">
            <text:p text:style-name="P109">เมื่อต้องการ เรียกดู เพิ่ม แก้ไข ลบ เว็บ</text:p>
          </table:table-cell>
          <table:covered-table-cell/>
        </table:table-row>
        <table:table-row>
          <table:table-cell table:style-name="Table4.A2" office:value-type="string">
            <text:p text:style-name="P94">Brief Description</text:p>
          </table:table-cell>
          <table:table-cell table:style-name="Table4.B2" table:number-columns-spanned="2" office:value-type="string">
            <text:p text:style-name="P117">Use Case <text:span text:style-name="T239">Web control</text:span> มีหน้าที่ทำให้ ผู้ดูแลระบบ และ ผู้ช่วยผู้ดูแลระบบ <text:span text:style-name="T239">สามารถ เรียกดู เพิ่ม แก้ไข ลบ เว็บ</text:span></text:p>
          </table:table-cell>
          <table:covered-table-cell/>
        </table:table-row>
        <table:table-row>
          <table:table-cell table:style-name="Table4.A2" office:value-type="string">
            <text:p text:style-name="P94">Actors</text:p>
          </table:table-cell>
          <table:table-cell table:style-name="Table4.B2" table:number-columns-spanned="2" office:value-type="string">
            <text:p text:style-name="P107">ผู้ดูแลระบบ , ผู้ช่วยผู้ดูแลระบบ</text:p>
          </table:table-cell>
          <table:covered-table-cell/>
        </table:table-row>
        <text:soft-page-break/>
        <table:table-row>
          <table:table-cell table:style-name="Table4.A2" office:value-type="string">
            <text:p text:style-name="P94">Pre-Condition</text:p>
          </table:table-cell>
          <table:table-cell table:style-name="Table4.B2" table:number-columns-spanned="2" office:value-type="string">
            <text:p text:style-name="P107">UC_01</text:p>
          </table:table-cell>
          <table:covered-table-cell/>
        </table:table-row>
        <table:table-row>
          <table:table-cell table:style-name="Table4.A2" office:value-type="string">
            <text:p text:style-name="P94">Post-Condition</text:p>
          </table:table-cell>
          <table:table-cell table:style-name="Table4.B2" table:number-columns-spanned="2" office:value-type="string">
            <text:p text:style-name="P128">1. <text:s/><text:span text:style-name="T239">สามารถ เ</text:span>รียกดู<text:span text:style-name="T239"> เว็บได้สำเร็จ</text:span></text:p>
            <text:p text:style-name="P109"><text:span text:style-name="T240">2</text:span>. <text:s/>สามารถ เพิ่ม เว็บได้สำเร็จ</text:p>
            <text:p text:style-name="P109"><text:span text:style-name="T240">3</text:span>. <text:s/>สามารถ แก้ไข เว็บได้สำเร็จ</text:p>
            <text:p text:style-name="P109"><text:span text:style-name="T240">4</text:span>. <text:s/>สามารถ ลบ เว็บได้สำเร็จ</text:p>
          </table:table-cell>
          <table:covered-table-cell/>
        </table:table-row>
        <table:table-row>
          <table:table-cell table:style-name="Table4.A2" office:value-type="string">
            <text:p text:style-name="P94">Flow of Event</text:p>
          </table:table-cell>
          <table:table-cell table:style-name="Table4.A2" office:value-type="string">
            <text:p text:style-name="P95">Actor</text:p>
          </table:table-cell>
          <table:table-cell table:style-name="Table4.B2" office:value-type="string">
            <text:p text:style-name="P95">System</text:p>
          </table:table-cell>
        </table:table-row>
        <table:table-row>
          <table:table-cell table:style-name="Table4.A2" office:value-type="string">
            <text:p text:style-name="P94">(ล<text:span text:style-name="T234">ำ</text:span>ดับขั้นตอนก<text:span text:style-name="T234">า</text:span>ร</text:p>
            <text:p text:style-name="P94">ท<text:span text:style-name="T234">ำ</text:span>ง<text:span text:style-name="T234">า</text:span>นระห<text:span text:style-name="T234">ว่</text:span>าง User</text:p>
            <text:p text:style-name="P94">กับ System)</text:p>
          </table:table-cell>
          <table:table-cell table:style-name="Table4.A2" office:value-type="string">
            <text:p text:style-name="P119">กรณี <text:span text:style-name="T241">เรียกดู เว็บ</text:span></text:p>
            <text:p text:style-name="P129">1. <text:s/>เลือกเมนู<text:span text:style-name="T242">จัดการเว็บ</text:span></text:p>
            <text:p text:style-name="P119"/>
            <text:p text:style-name="P119">กรณี <text:span text:style-name="T226">เพิ่ม เว็บ</text:span></text:p>
            <text:p text:style-name="P120"><text:span text:style-name="T241">2</text:span>. <text:s/><text:span text:style-name="T243">กรณีเลือกปุ่ม “เพิ่ม”</text:span></text:p>
            <text:p text:style-name="P89"><text:s text:c="4"/><text:span text:style-name="T241">2.1 <text:s/>กรณีกรอกข้อมูลครบถ้วนถูกต้องและกดบันทึก</text:span></text:p>
            <text:p text:style-name="P89"><text:s text:c="4"/></text:p>
            <text:p text:style-name="P122"><text:s text:c="4"/><text:span text:style-name="T241">2</text:span>.2 <text:s/><text:span text:style-name="T226">กรณีกดปุ่มปิด หรือปุ่มยกเลิก</text:span></text:p>
            <text:p text:style-name="P119">กรณี <text:span text:style-name="T226">แก้ไข เว็บ</text:span></text:p>
            <text:p text:style-name="P120"><text:span text:style-name="T241">3</text:span> <text:s/><text:span text:style-name="T243">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text:span text:style-name="T241">3.2</text:span> <text:s/><text:span text:style-name="T226">กรณีกดปุ่มปิด หรือปุ่มยกเลิก</text:span></text:p>
            <text:p text:style-name="P134"><text:span text:style-name="T241">4.</text:span> <text:s/><text:span text:style-name="T243">กรณี</text:span><text:span text:style-name="T54">เลือ</text:span><text:span text:style-name="T59">น</text:span><text:span text:style-name="T54">ปุ่ม “</text:span><text:span text:style-name="T59">switch button</text:span><text:span text:style-name="T54">”</text:span></text:p>
            <text:p text:style-name="P89"/>
            <text:p text:style-name="P119">กรณี <text:span text:style-name="T244">ลบ เว็บ</text:span></text:p>
            <text:p text:style-name="P130"><text:span text:style-name="T241">5</text:span>. <text:s/>กรณีเลือกปุ่ม “ลบ”</text:p>
            <text:p text:style-name="P130"/>
            <text:p text:style-name="P130"><text:s text:c="4"/><text:span text:style-name="T241">5.1 <text:s/>กรณีกดปุ่ม “ตกลง”</text:span></text:p>
            <text:p text:style-name="P130"/>
            <text:p text:style-name="P130"/>
            <text:p text:style-name="P130"><text:soft-page-break/></text:p>
            <text:p text:style-name="P131"><text:span text:style-name="T245"><text:s text:c="4"/>5.2</text:span> <text:s/><text:span text:style-name="T226">กรณีกดปุ่มปิด หรือปุ่มยกเลิก</text:span></text:p>
          </table:table-cell>
          <table:table-cell table:style-name="Table4.B2" office:value-type="string">
            <text:p text:style-name="P89"/>
            <text:p text:style-name="P128">1. <text:s/>ระบบแสดงหน้ารายการ<text:span text:style-name="T247">จัดการเว็บ</text:span></text:p>
            <text:p text:style-name="P89"/>
            <text:p text:style-name="P89"><text:span text:style-name="T241">2. <text:s/></text:span>ระบบ<text:span text:style-name="T226">แสดงหน้าเพิ่มรายการ</text:span></text:p>
            <text:p text:style-name="P124"><text:s text:c="4"/><text:span text:style-name="T241">2</text:span>.1 <text:s/><text:span text:style-name="T226">ระบบทำการบันทึกข้อมูลลงฐานข้อมูล และแสดงข้อความ “บันทึกข้อมูลสำเร็จ”</text:span></text:p>
            <text:p text:style-name="P124"><text:s text:c="4"/><text:span text:style-name="T241">2</text:span>.2 <text:s/><text:span text:style-name="T226">ระบบทำการปิดหน้าเพิ่มรายการ</text:span></text:p>
            <text:p text:style-name="P124"/>
            <text:p text:style-name="P89"><text:span text:style-name="T241">3 <text:s/></text:span>ระบบ<text:span text:style-name="T226">แสดงหน้าแก้ไขรายการ</text:span></text:p>
            <text:p text:style-name="P124"><text:span text:style-name="T226"><text:s text:c="4"/>3.</text:span>1 <text:s/><text:span text:style-name="T226">ระบบทำการบันทึกข้อมูลฐานข้อมูล และแสดงข้อความ “แก้ไขข้อมูลสำเร็จ”</text:span></text:p>
            <text:p text:style-name="P124"><text:span text:style-name="T226"><text:s text:c="4"/>3</text:span>.2 <text:s/><text:span text:style-name="T226">ระบบทำการปิดหน้าแก้ไขรายการ</text:span></text:p>
            <text:p text:style-name="P135"><text:span text:style-name="T241">4.</text:span> <text:s/>ระบบทำการแก้ไขข้อมูล<text:span text:style-name="T226">และแสดงข้อความ ”แก้ไขข้อมูลสำเร็จ”</text:span></text:p>
            <text:p text:style-name="P135"/>
            <text:p text:style-name="P136"><text:span text:style-name="T241">5</text:span>. ระบบแสดงหน้ายืนยันการลบรายการ</text:p>
            <text:p text:style-name="P136"><text:s text:c="4"/><text:span text:style-name="T241">5.1 <text:s/>ระบบทำการลบข้อมูลดังกล่าวในฐานข้อมูล และแสดงข้อความ “ลบข้อมูลสำเร็จ”</text:span></text:p>
            <text:p text:style-name="P136"><text:soft-page-break/><text:s text:c="4"/><text:span text:style-name="T241">5.2 <text:s/>ระบบทำการปิดหน้ายืนยันการลบรายการ</text:span></text:p>
          </table:table-cell>
        </table:table-row>
        <table:table-row>
          <table:table-cell table:style-name="Table4.A2" office:value-type="string">
            <text:p text:style-name="P94">Exceptions</text:p>
          </table:table-cell>
          <table:table-cell table:style-name="Table4.B2" table:number-columns-spanned="2" office:value-type="string">
            <text:p text:style-name="P127"><text:span text:style-name="T238">เมื่อ</text:span>กรอกข้อมูล<text:span text:style-name="T238">ไม่ถูกต้อง ระบบจะทำการแจ้งเตือนข้อความให้ทราบ</text:span></text:p>
          </table:table-cell>
          <table:covered-table-cell/>
        </table:table-row>
      </table:table>
      <text:p text:style-name="P55"><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36"><text:span text:style-name="T166"><text:s text:c="7"/>ภาพที่ 3.</text:span><text:span text:style-name="T218">8</text:span><text:span text:style-name="T223"> </text:span><text:span text:style-name="Strong_20_Emphasis"><text:span text:style-name="T54">Use Case Diagram </text:span></text:span><text:span text:style-name="Strong_20_Emphasis"><text:span text:style-name="T60">Schedule</text:span></text:span></text:p>
      <text:p text:style-name="P34"><text:span text:style-name="Strong_20_Emphasis"><text:span text:style-name="T60"/></text:span></text:p>
      <text:p text:style-name="P40"><text:span text:style-name="T165"><text:s text:c="7"/>ตารางที่ </text:span><text:span text:style-name="T168">3</text:span><text:span text:style-name="T165">.</text:span><text:span text:style-name="T173">4</text:span> Use Case Description <text:span text:style-name="T227">Schedule</text:span></text:p>
      <table:table table:name="Table5" table:style-name="Table5">
        <table:table-column table:style-name="Table5.A" table:number-columns-repeated="3"/>
        <table:table-row>
          <table:table-cell table:style-name="Table5.A1" office:value-type="string">
            <text:p text:style-name="P94">Diagram ID</text:p>
          </table:table-cell>
          <table:table-cell table:style-name="Table5.B1" table:number-columns-spanned="2" office:value-type="string">
            <text:p text:style-name="P107">UC_0<text:span text:style-name="T227">3</text:span></text:p>
          </table:table-cell>
          <table:covered-table-cell/>
        </table:table-row>
        <table:table-row>
          <table:table-cell table:style-name="Table5.A2" office:value-type="string">
            <text:p text:style-name="P94">Use <text:span text:style-name="T234">C</text:span>ase Name</text:p>
          </table:table-cell>
          <table:table-cell table:style-name="Table5.B2" table:number-columns-spanned="2" office:value-type="string">
            <text:p text:style-name="P111">Schedule</text:p>
          </table:table-cell>
          <table:covered-table-cell/>
        </table:table-row>
        <table:table-row>
          <table:table-cell table:style-name="Table5.A2" office:value-type="string">
            <text:p text:style-name="P94">Triggering Event</text:p>
          </table:table-cell>
          <table:table-cell table:style-name="Table5.B2" table:number-columns-spanned="2" office:value-type="string">
            <text:p text:style-name="P109">เมื่อต้องการ เรียกดู เพิ่ม แก้ไข ลบ การตั้งเวลาทำงาน</text:p>
          </table:table-cell>
          <table:covered-table-cell/>
        </table:table-row>
        <table:table-row>
          <table:table-cell table:style-name="Table5.A2" office:value-type="string">
            <text:p text:style-name="P94">Brief Description</text:p>
          </table:table-cell>
          <table:table-cell table:style-name="Table5.B2" table:number-columns-spanned="2" office:value-type="string">
            <text:p text:style-name="P117">Use Case <text:span text:style-name="T227">Schedule</text:span>มีหน้าที่ทำให้ ผู้ดูแลระบบ และ ผู้ช่วยผู้ดูแลระบบ <text:span text:style-name="T239">สามารถ เรียกดู เพิ่ม แก้ไข ลบ การตั้งเวลาทำงาน</text:span></text:p>
          </table:table-cell>
          <table:covered-table-cell/>
        </table:table-row>
        <table:table-row>
          <table:table-cell table:style-name="Table5.A2" office:value-type="string">
            <text:p text:style-name="P94">Actors</text:p>
          </table:table-cell>
          <table:table-cell table:style-name="Table5.B2" table:number-columns-spanned="2" office:value-type="string">
            <text:p text:style-name="P107">ผู้ดูแลระบบ , ผู้ช่วยผู้ดูแลระบบ</text:p>
          </table:table-cell>
          <table:covered-table-cell/>
        </table:table-row>
        <table:table-row>
          <table:table-cell table:style-name="Table5.A2" office:value-type="string">
            <text:p text:style-name="P94">Pre-Condition</text:p>
          </table:table-cell>
          <table:table-cell table:style-name="Table5.B2" table:number-columns-spanned="2" office:value-type="string">
            <text:p text:style-name="P107">UC_01</text:p>
          </table:table-cell>
          <table:covered-table-cell/>
        </table:table-row>
        <table:table-row>
          <table:table-cell table:style-name="Table5.A2" office:value-type="string">
            <text:p text:style-name="P94">Post-Condition</text:p>
          </table:table-cell>
          <table:table-cell table:style-name="Table5.B2" table:number-columns-spanned="2" office:value-type="string">
            <text:p text:style-name="P128">1. <text:s/><text:span text:style-name="T239">สามารถ เ</text:span>รียกดู<text:span text:style-name="T239"> การตั้งเวลาทำงานได้สำเร็จ</text:span></text:p>
            <text:p text:style-name="P109"><text:span text:style-name="T240">2</text:span>. <text:s/>สามารถ เพิ่ม การตั้งเวลาทำงานได้สำเร็จ</text:p>
            <text:p text:style-name="P109"><text:span text:style-name="T240">3</text:span>. <text:s/>สามารถ แก้ไข การตั้งเวลาทำงานได้สำเร็จ</text:p>
            <text:p text:style-name="P109"><text:soft-page-break/><text:span text:style-name="T240">4</text:span>. <text:s/>สามารถ ลบ การตั้งเวลาทำงานได้สำเร็จ</text:p>
          </table:table-cell>
          <table:covered-table-cell/>
        </table:table-row>
        <table:table-row>
          <table:table-cell table:style-name="Table5.A2" office:value-type="string">
            <text:p text:style-name="P94">Flow of Event</text:p>
          </table:table-cell>
          <table:table-cell table:style-name="Table5.A2" office:value-type="string">
            <text:p text:style-name="P95">Actor</text:p>
          </table:table-cell>
          <table:table-cell table:style-name="Table5.B2" office:value-type="string">
            <text:p text:style-name="P95">System</text:p>
          </table:table-cell>
        </table:table-row>
        <table:table-row>
          <table:table-cell table:style-name="Table5.A2" office:value-type="string">
            <text:p text:style-name="P94">(ล<text:span text:style-name="T234">ำ</text:span>ดับขั้นตอนก<text:span text:style-name="T234">า</text:span>ร</text:p>
            <text:p text:style-name="P94">ท<text:span text:style-name="T234">ำ</text:span>ง<text:span text:style-name="T234">า</text:span>นระห<text:span text:style-name="T234">ว่</text:span>าง User</text:p>
            <text:p text:style-name="P94">กับ System)</text:p>
          </table:table-cell>
          <table:table-cell table:style-name="Table5.A2" office:value-type="string">
            <text:p text:style-name="P119">กรณี <text:span text:style-name="T241">เรียกดู การตั้งเวลาทำงาน</text:span></text:p>
            <text:p text:style-name="P129">1. <text:s/>เลือกเมนู<text:span text:style-name="T239">ตั้งเวลาทำงาน</text:span></text:p>
            <text:p text:style-name="P119"/>
            <text:p text:style-name="P119">กรณี <text:span text:style-name="T226">เพิ่ม การตั้งเวลาทำงาน</text:span></text:p>
            <text:p text:style-name="P120"><text:span text:style-name="T241">2</text:span>. <text:s/><text:span text:style-name="T243">กรณีเลือกปุ่ม “เพิ่ม”</text:span></text:p>
            <text:p text:style-name="P89"><text:s text:c="4"/><text:span text:style-name="T241">2.1 <text:s/>กรณีกรอกข้อมูลครบถ้วนถูกต้องและกดบันทึก</text:span></text:p>
            <text:p text:style-name="P89"><text:s text:c="4"/></text:p>
            <text:p text:style-name="P122"><text:s text:c="4"/><text:span text:style-name="T241">2</text:span>.2 <text:s/><text:span text:style-name="T226">กรณีกดปุ่มปิด หรือปุ่มยกเลิก</text:span></text:p>
            <text:p text:style-name="P119">กรณี <text:span text:style-name="T226">แก้ไข การตั้งเวลาทำงาน</text:span></text:p>
            <text:p text:style-name="P120"><text:span text:style-name="T241">3</text:span> <text:s/><text:span text:style-name="T243">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text:span text:style-name="T241">3.2</text:span> <text:s/><text:span text:style-name="T226">กรณีกดปุ่มปิด หรือปุ่มยกเลิก</text:span></text:p>
            <text:p text:style-name="P89"/>
            <text:p text:style-name="P119">กรณี <text:span text:style-name="T244">ลบ การตั้งเวลาทำงาน</text:span></text:p>
            <text:p text:style-name="P130"><text:span text:style-name="T227">4</text:span>. <text:s/>กรณีเลือกปุ่ม “ลบ”</text:p>
            <text:p text:style-name="P130"/>
            <text:p text:style-name="P130"><text:s text:c="4"/><text:span text:style-name="T227">4.1 <text:s/>กรณีกดปุ่ม “ตกลง”</text:span></text:p>
            <text:p text:style-name="P130"/>
            <text:p text:style-name="P130"/>
            <text:p text:style-name="P131"><text:span text:style-name="T245"><text:s text:c="4"/>4.2</text:span> <text:s/><text:span text:style-name="T226">กรณีกดปุ่มปิด หรือปุ่มยกเลิก</text:span></text:p>
          </table:table-cell>
          <table:table-cell table:style-name="Table5.B2" office:value-type="string">
            <text:p text:style-name="P89"/>
            <text:p text:style-name="P89"/>
            <text:p text:style-name="P128">1. <text:s/>ระบบแสดงหน้ารายการ<text:span text:style-name="T248">ตั้งเวลาทำงาน</text:span></text:p>
            <text:p text:style-name="P89"/>
            <text:p text:style-name="P89"><text:span text:style-name="T241">2. <text:s/></text:span>ระบบ<text:span text:style-name="T226">แสดงหน้าเพิ่มรายการ</text:span></text:p>
            <text:p text:style-name="P124"><text:s text:c="4"/><text:span text:style-name="T241">2</text:span>.1 <text:s/><text:span text:style-name="T226">ระบบทำการบันทึกข้อมูลลงฐานข้อมูล และแสดงข้อความ “บันทึกข้อมูลสำเร็จ”</text:span></text:p>
            <text:p text:style-name="P124"><text:s text:c="4"/><text:span text:style-name="T241">2</text:span>.2 <text:s/><text:span text:style-name="T226">ระบบทำการปิดหน้าเพิ่มรายการ</text:span></text:p>
            <text:p text:style-name="P124"/>
            <text:p text:style-name="P89"><text:span text:style-name="T241">3 <text:s/></text:span>ระบบ<text:span text:style-name="T226">แสดงหน้าแก้ไขรายการ</text:span></text:p>
            <text:p text:style-name="P124"><text:span text:style-name="T226"><text:s text:c="4"/>3.</text:span>1 <text:s/><text:span text:style-name="T226">ระบบทำการบันทึกข้อมูลลงฐานข้อมูล และแสดงข้อความ “แก้ไขข้อมูลสำเร็จ”</text:span></text:p>
            <text:p text:style-name="P124"><text:span text:style-name="T226"><text:s text:c="4"/>3</text:span>.2 <text:s/><text:span text:style-name="T226">ระบบทำการปิดหน้าแก้ไขรายการ</text:span></text:p>
            <text:p text:style-name="P135"/>
            <text:p text:style-name="P135"/>
            <text:p text:style-name="P136"><text:span text:style-name="T227">4</text:span>. ระบบแสดงหน้ายืนยันการลบรายการ</text:p>
            <text:p text:style-name="P136"><text:s text:c="4"/><text:span text:style-name="T227">4.1 <text:s/>ระบบทำการลบข้อมูลดังกล่าวในฐานข้อมูล และแสดงข้อความ “ลบข้อมูลสำเร็จ”</text:span></text:p>
            <text:p text:style-name="P136"><text:s text:c="4"/><text:span text:style-name="T227">4.2 <text:s/>ระบบทำการปิดหน้ายืนยันการลบรายการ</text:span></text:p>
          </table:table-cell>
        </table:table-row>
        <table:table-row>
          <table:table-cell table:style-name="Table5.A2" office:value-type="string">
            <text:p text:style-name="P94">Exceptions</text:p>
          </table:table-cell>
          <table:table-cell table:style-name="Table5.B2" table:number-columns-spanned="2" office:value-type="string">
            <text:p text:style-name="P127"><text:span text:style-name="T238">เมื่อ</text:span>กรอกข้อมูล<text:span text:style-name="T238">ไม่ถูกต้อง ระบบจะทำการแจ้งเตือนข้อความให้ทราบ</text:span></text:p>
          </table:table-cell>
          <table:covered-table-cell/>
        </table:table-row>
      </table:table>
      <text:p text:style-name="P16"/>
      <text:p text:style-name="P53"><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pan text:style-name="T220"><text:s text:c="7"/>ภาพที่ 3.</text:span><text:span text:style-name="T221">9</text:span><text:span text:style-name="T224"> </text:span><text:span text:style-name="Strong_20_Emphasis"><text:span text:style-name="T130">Use Case Diagram </text:span></text:span><text:span text:style-name="Strong_20_Emphasis"><text:span text:style-name="T131">Users</text:span></text:span></text:p>
      <text:p text:style-name="P53"><text:span text:style-name="Strong_20_Emphasis"><text:span text:style-name="T131"/></text:span></text:p>
      <text:p text:style-name="P40"><text:span text:style-name="T165"><text:s text:c="7"/>ตารางที่ </text:span><text:span text:style-name="T168">3</text:span><text:span text:style-name="T165">.</text:span><text:span text:style-name="T174">5</text:span> Use Case Description <text:span text:style-name="T228">Users</text:span></text:p>
      <table:table table:name="Table6" table:style-name="Table6">
        <table:table-column table:style-name="Table6.A" table:number-columns-repeated="3"/>
        <table:table-row>
          <table:table-cell table:style-name="Table6.A1" office:value-type="string">
            <text:p text:style-name="P94">Diagram ID</text:p>
          </table:table-cell>
          <table:table-cell table:style-name="Table6.B1" table:number-columns-spanned="2" office:value-type="string">
            <text:p text:style-name="P107">UC_0<text:span text:style-name="T228">4</text:span></text:p>
          </table:table-cell>
          <table:covered-table-cell/>
        </table:table-row>
        <table:table-row>
          <table:table-cell table:style-name="Table6.A2" office:value-type="string">
            <text:p text:style-name="P94">Use <text:span text:style-name="T234">C</text:span>ase Name</text:p>
          </table:table-cell>
          <table:table-cell table:style-name="Table6.B2" table:number-columns-spanned="2" office:value-type="string">
            <text:p text:style-name="P113">Users</text:p>
          </table:table-cell>
          <table:covered-table-cell/>
        </table:table-row>
        <table:table-row>
          <table:table-cell table:style-name="Table6.A2" office:value-type="string">
            <text:p text:style-name="P94">Triggering Event</text:p>
          </table:table-cell>
          <table:table-cell table:style-name="Table6.B2" table:number-columns-spanned="2" office:value-type="string">
            <text:p text:style-name="P109">เมื่อต้องการ เรียกดู เพิ่ม แก้ไข ลบ สมาชิก</text:p>
          </table:table-cell>
          <table:covered-table-cell/>
        </table:table-row>
        <table:table-row>
          <table:table-cell table:style-name="Table6.A2" office:value-type="string">
            <text:p text:style-name="P94">Brief Description</text:p>
          </table:table-cell>
          <table:table-cell table:style-name="Table6.B2" table:number-columns-spanned="2" office:value-type="string">
            <text:p text:style-name="P117">Use Case <text:span text:style-name="T228">Users</text:span>มีหน้าที่ทำให้ ผู้ดูแลระบบ และ ผู้ช่วยผู้ดูแลระบบ <text:span text:style-name="T239">สามารถ เรียกดู เพิ่ม แก้ไข ลบ สมาชิก</text:span></text:p>
          </table:table-cell>
          <table:covered-table-cell/>
        </table:table-row>
        <table:table-row>
          <table:table-cell table:style-name="Table6.A2" office:value-type="string">
            <text:p text:style-name="P94">Actors</text:p>
          </table:table-cell>
          <table:table-cell table:style-name="Table6.B2" table:number-columns-spanned="2" office:value-type="string">
            <text:p text:style-name="P107">ผู้ดูแลระบบ , ผู้ช่วยผู้ดูแลระบบ</text:p>
          </table:table-cell>
          <table:covered-table-cell/>
        </table:table-row>
        <table:table-row>
          <table:table-cell table:style-name="Table6.A2" office:value-type="string">
            <text:p text:style-name="P94">Pre-Condition</text:p>
          </table:table-cell>
          <table:table-cell table:style-name="Table6.B2" table:number-columns-spanned="2" office:value-type="string">
            <text:p text:style-name="P107">UC_01</text:p>
          </table:table-cell>
          <table:covered-table-cell/>
        </table:table-row>
        <table:table-row>
          <table:table-cell table:style-name="Table6.A2" office:value-type="string">
            <text:p text:style-name="P94">Post-Condition</text:p>
          </table:table-cell>
          <table:table-cell table:style-name="Table6.B2" table:number-columns-spanned="2" office:value-type="string">
            <text:p text:style-name="P128">1. <text:s/><text:span text:style-name="T239">สามารถ เ</text:span>รียกดู<text:span text:style-name="T239"> สมาชิกได้สำเร็จ</text:span></text:p>
            <text:p text:style-name="P109"><text:span text:style-name="T240">2</text:span>. <text:s/>สามารถ เพิ่ม สมาชิกได้สำเร็จ</text:p>
            <text:p text:style-name="P109"><text:span text:style-name="T240">3</text:span>. <text:s/>สามารถ แก้ไข สมาชิกได้สำเร็จ</text:p>
            <text:p text:style-name="P109"><text:span text:style-name="T240">4</text:span>. <text:s/>สามารถ ลบ สมาชิกได้สำเร็จ</text:p>
          </table:table-cell>
          <table:covered-table-cell/>
        </table:table-row>
        <table:table-row>
          <table:table-cell table:style-name="Table6.A2" office:value-type="string">
            <text:p text:style-name="P94">Flow of Event</text:p>
          </table:table-cell>
          <table:table-cell table:style-name="Table6.A2" office:value-type="string">
            <text:p text:style-name="P95">Actor</text:p>
          </table:table-cell>
          <table:table-cell table:style-name="Table6.B2" office:value-type="string">
            <text:p text:style-name="P95">System</text:p>
          </table:table-cell>
        </table:table-row>
        <table:table-row>
          <table:table-cell table:style-name="Table6.A2" office:value-type="string">
            <text:p text:style-name="P94">(ล<text:span text:style-name="T234">ำ</text:span>ดับขั้นตอนก<text:span text:style-name="T234">า</text:span>ร</text:p>
            <text:p text:style-name="P94">ท<text:span text:style-name="T234">ำ</text:span>ง<text:span text:style-name="T234">า</text:span>นระห<text:span text:style-name="T234">ว่</text:span>าง User</text:p>
            <text:p text:style-name="P94">กับ System)</text:p>
          </table:table-cell>
          <table:table-cell table:style-name="Table6.A2" office:value-type="string">
            <text:p text:style-name="P119">กรณี <text:span text:style-name="T241">เรียกดู สมาชิก</text:span></text:p>
            <text:p text:style-name="P129">1. <text:s/>เลือกเมนู<text:span text:style-name="T239">จัดการสมาชิก</text:span></text:p>
            <text:p text:style-name="P119"/>
            <text:p text:style-name="P119">กรณี <text:span text:style-name="T226">เพิ่ม สมาชิก</text:span></text:p>
            <text:p text:style-name="P120"><text:soft-page-break/><text:span text:style-name="T241">2</text:span>. <text:s/><text:span text:style-name="T243">กรณีเลือกปุ่ม “เพิ่ม”</text:span></text:p>
            <text:p text:style-name="P89"><text:s text:c="4"/><text:span text:style-name="T241">2.1 <text:s/>กรณีกรอกข้อมูลครบถ้วนถูกต้องและกดบันทึก</text:span></text:p>
            <text:p text:style-name="P89"><text:s text:c="4"/></text:p>
            <text:p text:style-name="P122"><text:s text:c="4"/><text:span text:style-name="T241">2</text:span>.2 <text:s/><text:span text:style-name="T226">กรณีกดปุ่มปิด หรือปุ่มยกเลิก</text:span></text:p>
            <text:p text:style-name="P119">กรณี <text:span text:style-name="T226">แก้ไข สมาชิก</text:span></text:p>
            <text:p text:style-name="P120"><text:span text:style-name="T241">3</text:span> <text:s/><text:span text:style-name="T243">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3.2 <text:s/>กรณีกดปุ่มปิด หรือปุ่มยกเลิก</text:p>
            <text:p text:style-name="P89"/>
            <text:p text:style-name="P89"/>
            <text:p text:style-name="P119">กรณี <text:span text:style-name="T244">ลบ สมาชิก</text:span></text:p>
            <text:p text:style-name="P130"><text:span text:style-name="T227">4</text:span>. <text:s/>กรณีเลือกปุ่ม “ลบ”</text:p>
            <text:p text:style-name="P130"/>
            <text:p text:style-name="P130"><text:s text:c="4"/><text:span text:style-name="T227">4.1 <text:s/>กรณีกดปุ่ม “ตกลง”</text:span></text:p>
            <text:p text:style-name="P130"/>
            <text:p text:style-name="P130"/>
            <text:p text:style-name="P131"><text:span text:style-name="T245"><text:s text:c="4"/>4.2</text:span> <text:s/><text:span text:style-name="T226">กรณีกดปุ่มปิด หรือปุ่มยกเลิก</text:span></text:p>
          </table:table-cell>
          <table:table-cell table:style-name="Table6.B2" office:value-type="string">
            <text:p text:style-name="P89"/>
            <text:p text:style-name="P128">1. <text:s/>ระบบแสดงหน้ารายการ<text:span text:style-name="T248">จัดการสมาชิก</text:span></text:p>
            <text:p text:style-name="P89"/>
            <text:p text:style-name="P89"><text:soft-page-break/><text:span text:style-name="T241">2. <text:s/></text:span>ระบบ<text:span text:style-name="T226">แสดงหน้าเพิ่มรายการ</text:span></text:p>
            <text:p text:style-name="P124"><text:s text:c="4"/><text:span text:style-name="T241">2</text:span>.1 <text:s/><text:span text:style-name="T226">ระบบทำการบันทึกข้อมูลลงฐานข้อมูล และแสดงข้อความ “บันทึกข้อมูลสำเร็จ”</text:span></text:p>
            <text:p text:style-name="P124"><text:s text:c="4"/><text:span text:style-name="T241">2</text:span>.2 <text:s/><text:span text:style-name="T226">ระบบทำการปิดหน้าเพิ่มรายการ</text:span></text:p>
            <text:p text:style-name="P124"/>
            <text:p text:style-name="P89"><text:span text:style-name="T241">3 <text:s/></text:span>ระบบ<text:span text:style-name="T226">แสดงหน้าแก้ไขรายการ</text:span></text:p>
            <text:p text:style-name="P124"><text:span text:style-name="T226"><text:s text:c="4"/>3.</text:span>1 <text:s/><text:span text:style-name="T226">ระบบทำการบันทึกข้อมูลลงฐานข้อมูล และแสดงข้อความ “แก้ไขข้อมูลสำเร็จ”</text:span></text:p>
            <text:p text:style-name="P124"><text:span text:style-name="T226"><text:s text:c="4"/>3</text:span>.2 <text:s/><text:span text:style-name="T226">ระบบทำการปิดหน้าแก้ไขรายการ</text:span></text:p>
            <text:p text:style-name="P135"/>
            <text:p text:style-name="P135"/>
            <text:p text:style-name="P136"/>
            <text:p text:style-name="P136"><text:span text:style-name="T227">4</text:span>. ระบบแสดงหน้ายืนยันการลบรายการ</text:p>
            <text:p text:style-name="P136"><text:s text:c="4"/><text:span text:style-name="T227">4.1 <text:s/>ระบบทำการลบข้อมูลดังกล่าวในฐานข้อมูล และแสดงข้อความ “ลบข้อมูลสำเร็จ”</text:span></text:p>
            <text:p text:style-name="P136"><text:s text:c="4"/><text:span text:style-name="T227">4.2 <text:s/>ระบบทำการปิดหน้ายืนยันการลบรายการ</text:span></text:p>
          </table:table-cell>
        </table:table-row>
        <table:table-row>
          <table:table-cell table:style-name="Table6.A2" office:value-type="string">
            <text:p text:style-name="P94">Exceptions</text:p>
          </table:table-cell>
          <table:table-cell table:style-name="Table6.B2" table:number-columns-spanned="2" office:value-type="string">
            <text:p text:style-name="P127"><text:span text:style-name="T238">เมื่อ</text:span>กรอกข้อมูล<text:span text:style-name="T238">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4"><draw:image xlink:href="Pictures/10000201000002A900000191359D6399B7A89721.png" xlink:type="simple" xlink:show="embed" xlink:actuate="onLoad" loext:mime-type="image/png"/></draw:frame><text:soft-page-break/><text:span text:style-name="T166"><text:s text:c="7"/>ภาพที่ 3.</text:span><text:span text:style-name="T174">1</text:span><text:span text:style-name="T218">0</text:span><text:span text:style-name="T223"> </text:span><text:span text:style-name="Strong_20_Emphasis"><text:span text:style-name="T61">Use Case Diagram </text:span></text:span><text:span text:style-name="Strong_20_Emphasis"><text:span text:style-name="T62">Switch database</text:span></text:span></text:p>
      <text:p text:style-name="P10"><text:span text:style-name="Strong_20_Emphasis"><text:span text:style-name="T132"/></text:span></text:p>
      <text:p text:style-name="P40"><text:span text:style-name="T165"><text:s text:c="7"/>ตารางที่ </text:span><text:span text:style-name="T168">3</text:span><text:span text:style-name="T165">.</text:span><text:span text:style-name="T175">6</text:span> Use Case Description <text:span text:style-name="T229">Switch database</text:span></text:p>
      <table:table table:name="Table7" table:style-name="Table7">
        <table:table-column table:style-name="Table7.A" table:number-columns-repeated="3"/>
        <table:table-row>
          <table:table-cell table:style-name="Table7.A1" office:value-type="string">
            <text:p text:style-name="P94">Diagram ID</text:p>
          </table:table-cell>
          <table:table-cell table:style-name="Table7.B1" table:number-columns-spanned="2" office:value-type="string">
            <text:p text:style-name="P107">UC_0<text:span text:style-name="T229">5</text:span></text:p>
          </table:table-cell>
          <table:covered-table-cell/>
        </table:table-row>
        <table:table-row>
          <table:table-cell table:style-name="Table7.A2" office:value-type="string">
            <text:p text:style-name="P94">Use <text:span text:style-name="T234">C</text:span>ase Name</text:p>
          </table:table-cell>
          <table:table-cell table:style-name="Table7.B2" table:number-columns-spanned="2" office:value-type="string">
            <text:p text:style-name="P115">Switch database</text:p>
          </table:table-cell>
          <table:covered-table-cell/>
        </table:table-row>
        <table:table-row>
          <table:table-cell table:style-name="Table7.A2" office:value-type="string">
            <text:p text:style-name="P94">Triggering Event</text:p>
          </table:table-cell>
          <table:table-cell table:style-name="Table7.B2" table:number-columns-spanned="2" office:value-type="string">
            <text:p text:style-name="P109">เมื่อต้องการ เรียกดู เพิ่ม แก้ไข ลบ <text:span text:style-name="T229">การจัดการสลับฐานข้อมูล</text:span></text:p>
          </table:table-cell>
          <table:covered-table-cell/>
        </table:table-row>
        <table:table-row>
          <table:table-cell table:style-name="Table7.A2" office:value-type="string">
            <text:p text:style-name="P94">Brief Description</text:p>
          </table:table-cell>
          <table:table-cell table:style-name="Table7.B2" table:number-columns-spanned="2" office:value-type="string">
            <text:p text:style-name="P117">Use Case <text:span text:style-name="T229">Switch database</text:span> มีหน้าที่ทำให้ ผู้ดูแลระบบ และ ผู้ช่วยผู้ดูแลระบบ <text:span text:style-name="T239">สามารถ เรียกดู เพิ่ม แก้ไข ลบ การจัดการสลับฐานข้อมูล</text:span></text:p>
          </table:table-cell>
          <table:covered-table-cell/>
        </table:table-row>
        <table:table-row>
          <table:table-cell table:style-name="Table7.A2" office:value-type="string">
            <text:p text:style-name="P94">Actors</text:p>
          </table:table-cell>
          <table:table-cell table:style-name="Table7.B2" table:number-columns-spanned="2" office:value-type="string">
            <text:p text:style-name="P107">ผู้ดูแลระบบ , ผู้ช่วยผู้ดูแลระบบ</text:p>
          </table:table-cell>
          <table:covered-table-cell/>
        </table:table-row>
        <table:table-row>
          <table:table-cell table:style-name="Table7.A2" office:value-type="string">
            <text:p text:style-name="P94">Pre-Condition</text:p>
          </table:table-cell>
          <table:table-cell table:style-name="Table7.B2" table:number-columns-spanned="2" office:value-type="string">
            <text:p text:style-name="P107">UC_01</text:p>
          </table:table-cell>
          <table:covered-table-cell/>
        </table:table-row>
        <table:table-row>
          <table:table-cell table:style-name="Table7.A2" office:value-type="string">
            <text:p text:style-name="P94">Post-Condition</text:p>
          </table:table-cell>
          <table:table-cell table:style-name="Table7.B2" table:number-columns-spanned="2" office:value-type="string">
            <text:p text:style-name="P128">1. <text:s/><text:span text:style-name="T239">สามารถ เ</text:span>รียกดู<text:span text:style-name="T239"> การจัดการสลับฐานข้อมูลได้สำเร็จ</text:span></text:p>
            <text:p text:style-name="P109"><text:span text:style-name="T240">2</text:span>. <text:s/>สามารถ เพิ่ม <text:span text:style-name="T229">การจัดการสลับฐานข้อมูล</text:span>ได้สำเร็จ</text:p>
            <text:p text:style-name="P109"><text:span text:style-name="T240">3</text:span>. <text:s/>สามารถ แก้ไข <text:span text:style-name="T229">การจัดการสลับฐานข้อมูล</text:span>ได้สำเร็จ</text:p>
            <text:p text:style-name="P109"><text:span text:style-name="T240">4</text:span>. <text:s/>สามารถ ลบ <text:span text:style-name="T229">การจัดการสลับฐานข้อมูล</text:span>ได้สำเร็จ</text:p>
          </table:table-cell>
          <table:covered-table-cell/>
        </table:table-row>
        <table:table-row>
          <table:table-cell table:style-name="Table7.A2" office:value-type="string">
            <text:p text:style-name="P94">Flow of Event</text:p>
          </table:table-cell>
          <table:table-cell table:style-name="Table7.A2" office:value-type="string">
            <text:p text:style-name="P95">Actor</text:p>
          </table:table-cell>
          <table:table-cell table:style-name="Table7.B2" office:value-type="string">
            <text:p text:style-name="P95">System</text:p>
          </table:table-cell>
        </table:table-row>
        <table:table-row>
          <table:table-cell table:style-name="Table7.A2" office:value-type="string">
            <text:p text:style-name="P94">(ล<text:span text:style-name="T234">ำ</text:span>ดับขั้นตอนก<text:span text:style-name="T234">า</text:span>ร</text:p>
            <text:p text:style-name="P94">ท<text:span text:style-name="T234">ำ</text:span>ง<text:span text:style-name="T234">า</text:span>นระห<text:span text:style-name="T234">ว่</text:span>าง User</text:p>
            <text:p text:style-name="P94">กับ System)</text:p>
          </table:table-cell>
          <table:table-cell table:style-name="Table7.A2" office:value-type="string">
            <text:p text:style-name="P119">กรณี <text:span text:style-name="T241">เรียกดู การจัดการสลับฐานข้อมูล</text:span></text:p>
            <text:p text:style-name="P129">1. <text:s/>เลือกเมนู<text:span text:style-name="T239">จัดการสลับฐาน</text:span><text:soft-page-break/><text:span text:style-name="T239">ข้อมูล</text:span></text:p>
            <text:p text:style-name="P119">กรณี <text:span text:style-name="T226">เพิ่ม การจัดการสลับฐานข้อมูล</text:span></text:p>
            <text:p text:style-name="P120"><text:span text:style-name="T241">2</text:span>. <text:s/><text:span text:style-name="T243">กรณีเลือกปุ่ม “เพิ่ม”</text:span></text:p>
            <text:p text:style-name="P89"><text:s text:c="4"/><text:span text:style-name="T241">2.1 <text:s/>กรณีกรอกข้อมูลครบถ้วนถูกต้องและกดบันทึก</text:span></text:p>
            <text:p text:style-name="P89"><text:s text:c="4"/></text:p>
            <text:p text:style-name="P122"><text:s text:c="4"/><text:span text:style-name="T241">2</text:span>.2 <text:s/><text:span text:style-name="T226">กรณีกดปุ่มปิด หรือปุ่มยกเลิก</text:span></text:p>
            <text:p text:style-name="P119">กรณี <text:span text:style-name="T226">แก้ไข การจัดการสลับฐานข้อมูล</text:span></text:p>
            <text:p text:style-name="P120"><text:span text:style-name="T241">3</text:span> <text:s/><text:span text:style-name="T243">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text:span text:style-name="T241">3.2</text:span> <text:s/><text:span text:style-name="T226">กรณีกดปุ่มปิด หรือปุ่มยกเลิก</text:span></text:p>
            <text:p text:style-name="P134"><text:span text:style-name="T241">4.</text:span> <text:s/><text:span text:style-name="T243">กรณี</text:span><text:span text:style-name="T54">เลือ</text:span><text:span text:style-name="T59">น</text:span><text:span text:style-name="T54">ปุ่ม “</text:span><text:span text:style-name="T59">switch button</text:span><text:span text:style-name="T54">”</text:span></text:p>
            <text:p text:style-name="P89"/>
            <text:p text:style-name="P119">กรณี <text:span text:style-name="T244">ลบ การจัดการสลับฐานข้อมูล</text:span></text:p>
            <text:p text:style-name="P130"><text:span text:style-name="T241">5</text:span>. <text:s/>กรณีเลือกปุ่ม “ลบ”</text:p>
            <text:p text:style-name="P130"/>
            <text:p text:style-name="P130"><text:s text:c="4"/><text:span text:style-name="T241">5.1 <text:s/>กรณีกดปุ่ม “ตกลง”</text:span></text:p>
            <text:p text:style-name="P130"/>
            <text:p text:style-name="P130"/>
            <text:p text:style-name="P131"><text:span text:style-name="T245"><text:s text:c="4"/>5.2</text:span> <text:s/><text:span text:style-name="T226">กรณีกดปุ่มปิด หรือปุ่มยกเลิก</text:span></text:p>
          </table:table-cell>
          <table:table-cell table:style-name="Table7.B2" office:value-type="string">
            <text:p text:style-name="P89"/>
            <text:p text:style-name="P89"/>
            <text:p text:style-name="P128">1. <text:s/>ระบบแสดงหน้ารายการ<text:soft-page-break/><text:span text:style-name="T239">จัดการสลับฐานข้อมูล</text:span></text:p>
            <text:p text:style-name="P89"/>
            <text:p text:style-name="P89"/>
            <text:p text:style-name="P89"><text:span text:style-name="T241">2. <text:s/></text:span>ระบบ<text:span text:style-name="T226">แสดงหน้าเพิ่มรายการ</text:span></text:p>
            <text:p text:style-name="P124"><text:s text:c="4"/><text:span text:style-name="T241">2</text:span>.1 <text:s/><text:span text:style-name="T226">ระบบทำการบันทึกข้อมูลลงฐานข้อมูล และแสดงข้อความ “บันทึกข้อมูลสำเร็จ”</text:span></text:p>
            <text:p text:style-name="P124"><text:s text:c="4"/><text:span text:style-name="T241">2</text:span>.2 <text:s/><text:span text:style-name="T226">ระบบทำการปิดหน้าเพิ่มรายการ</text:span></text:p>
            <text:p text:style-name="P124"/>
            <text:p text:style-name="P124"/>
            <text:p text:style-name="P89"><text:span text:style-name="T241">3 <text:s/></text:span>ระบบ<text:span text:style-name="T226">แสดงหน้าแก้ไขรายการ</text:span></text:p>
            <text:p text:style-name="P124"><text:span text:style-name="T226"><text:s text:c="4"/>3.</text:span>1 <text:s/><text:span text:style-name="T226">ระบบทำการบันทึกข้อมูลลงฐานข้อมูล และแสดงข้อความ “แก้ไขข้อมูลสำเร็จ”</text:span></text:p>
            <text:p text:style-name="P124"><text:span text:style-name="T226"><text:s text:c="4"/>3</text:span>.2 <text:s/><text:span text:style-name="T226">ระบบทำการปิดหน้าแก้ไขรายการ</text:span></text:p>
            <text:p text:style-name="P135"><text:span text:style-name="T241">4.</text:span> <text:s/>ระบบทำการแก้ไขข้อมูล<text:span text:style-name="T226">และแสดงข้อความ “แก้ไขข้อมูลสำเร็จ”</text:span></text:p>
            <text:p text:style-name="P135"/>
            <text:p text:style-name="P135"/>
            <text:p text:style-name="P136"><text:span text:style-name="T241">5</text:span>. ระบบแสดงหน้ายืนยันการลบรายการ</text:p>
            <text:p text:style-name="P136"><text:s text:c="4"/><text:span text:style-name="T241">5.1 <text:s/>ระบบทำการลบข้อมูลดังกล่าวในฐานข้อมูล และแสดงข้อความ “ลบข้อมูลสำเร็จ”</text:span></text:p>
            <text:p text:style-name="P136"><text:s text:c="4"/><text:span text:style-name="T241">5.2 <text:s/>ระบบทำการปิดหน้ายืนยันการลบรายการ</text:span></text:p>
          </table:table-cell>
        </table:table-row>
        <table:table-row>
          <table:table-cell table:style-name="Table7.A2" office:value-type="string">
            <text:p text:style-name="P94">Exceptions</text:p>
          </table:table-cell>
          <table:table-cell table:style-name="Table7.B2" table:number-columns-spanned="2" office:value-type="string">
            <text:p text:style-name="P127"><text:span text:style-name="T238">เมื่อ</text:span>กรอกข้อมูล<text:span text:style-name="T238">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15"><draw:image xlink:href="Pictures/10000201000002A900000191A1D1A354ABFA4224.png" xlink:type="simple" xlink:show="embed" xlink:actuate="onLoad" loext:mime-type="image/png"/></draw:frame><text:soft-page-break/><text:span text:style-name="T166"><text:s text:c="7"/>ภาพที่ 3.</text:span><text:span text:style-name="T174">1</text:span><text:span text:style-name="T218">1</text:span><text:span text:style-name="T223"> </text:span><text:span text:style-name="Strong_20_Emphasis"><text:span text:style-name="T61">Use Case Diagram </text:span></text:span><text:span text:style-name="Strong_20_Emphasis"><text:span text:style-name="T63">Log</text:span></text:span></text:p>
      <text:p text:style-name="P10"><text:span text:style-name="Strong_20_Emphasis"><text:span text:style-name="T63"/></text:span></text:p>
      <text:p text:style-name="P40"><text:span text:style-name="T165"><text:s text:c="7"/>ตารางที่ </text:span><text:span text:style-name="T168">3</text:span><text:span text:style-name="T165">.</text:span><text:span text:style-name="T176">7</text:span> Use Case Description <text:span text:style-name="T230">Log</text:span></text:p>
      <table:table table:name="Table8" table:style-name="Table8">
        <table:table-column table:style-name="Table8.A" table:number-columns-repeated="3"/>
        <table:table-row>
          <table:table-cell table:style-name="Table8.A1" office:value-type="string">
            <text:p text:style-name="P94">Diagram ID</text:p>
          </table:table-cell>
          <table:table-cell table:style-name="Table8.B1" table:number-columns-spanned="2" office:value-type="string">
            <text:p text:style-name="P107">UC_0<text:span text:style-name="T230">6</text:span></text:p>
          </table:table-cell>
          <table:covered-table-cell/>
        </table:table-row>
        <table:table-row>
          <table:table-cell table:style-name="Table8.A2" office:value-type="string">
            <text:p text:style-name="P94">Use <text:span text:style-name="T234">C</text:span>ase Name</text:p>
          </table:table-cell>
          <table:table-cell table:style-name="Table8.B2" table:number-columns-spanned="2" office:value-type="string">
            <text:p text:style-name="P138">Log</text:p>
          </table:table-cell>
          <table:covered-table-cell/>
        </table:table-row>
        <table:table-row>
          <table:table-cell table:style-name="Table8.A2" office:value-type="string">
            <text:p text:style-name="P94">Triggering Event</text:p>
          </table:table-cell>
          <table:table-cell table:style-name="Table8.B2" table:number-columns-spanned="2" office:value-type="string">
            <text:p text:style-name="P109">เมื่อต้องการ เรียกดู<text:span text:style-name="T230"> Log</text:span></text:p>
          </table:table-cell>
          <table:covered-table-cell/>
        </table:table-row>
        <table:table-row>
          <table:table-cell table:style-name="Table8.A2" office:value-type="string">
            <text:p text:style-name="P94">Brief Description</text:p>
          </table:table-cell>
          <table:table-cell table:style-name="Table8.B2" table:number-columns-spanned="2" office:value-type="string">
            <text:p text:style-name="P117">Use Case <text:span text:style-name="T230">Log</text:span>มีหน้าที่ทำให้ ผู้ดูแลระบบ <text:span text:style-name="T239">สามารถ เรียกดู Log</text:span></text:p>
          </table:table-cell>
          <table:covered-table-cell/>
        </table:table-row>
        <table:table-row>
          <table:table-cell table:style-name="Table8.A2" office:value-type="string">
            <text:p text:style-name="P94">Actors</text:p>
          </table:table-cell>
          <table:table-cell table:style-name="Table8.B2" table:number-columns-spanned="2" office:value-type="string">
            <text:p text:style-name="P107">ผู้ดูแลระบบ </text:p>
          </table:table-cell>
          <table:covered-table-cell/>
        </table:table-row>
        <table:table-row>
          <table:table-cell table:style-name="Table8.A2" office:value-type="string">
            <text:p text:style-name="P94">Pre-Condition</text:p>
          </table:table-cell>
          <table:table-cell table:style-name="Table8.B2" table:number-columns-spanned="2" office:value-type="string">
            <text:p text:style-name="P107">UC_01</text:p>
          </table:table-cell>
          <table:covered-table-cell/>
        </table:table-row>
        <table:table-row>
          <table:table-cell table:style-name="Table8.A2" office:value-type="string">
            <text:p text:style-name="P94">Post-Condition</text:p>
          </table:table-cell>
          <table:table-cell table:style-name="Table8.B2" table:number-columns-spanned="2" office:value-type="string">
            <text:p text:style-name="P128"><text:span text:style-name="T239">สามารถ เ</text:span>รียกดู<text:span text:style-name="T239"> Log ได้สำเร็จ</text:span></text:p>
          </table:table-cell>
          <table:covered-table-cell/>
        </table:table-row>
        <table:table-row>
          <table:table-cell table:style-name="Table8.A2" office:value-type="string">
            <text:p text:style-name="P94">Flow of Event</text:p>
          </table:table-cell>
          <table:table-cell table:style-name="Table8.A2" office:value-type="string">
            <text:p text:style-name="P95">Actor</text:p>
          </table:table-cell>
          <table:table-cell table:style-name="Table8.B2" office:value-type="string">
            <text:p text:style-name="P95">System</text:p>
          </table:table-cell>
        </table:table-row>
        <table:table-row>
          <table:table-cell table:style-name="Table8.A2" office:value-type="string">
            <text:p text:style-name="P94">(ล<text:span text:style-name="T234">ำ</text:span>ดับขั้นตอนก<text:span text:style-name="T234">า</text:span>ร</text:p>
            <text:p text:style-name="P94">ท<text:span text:style-name="T234">ำ</text:span>ง<text:span text:style-name="T234">า</text:span>นระห<text:span text:style-name="T234">ว่</text:span>าง User</text:p>
            <text:p text:style-name="P94">กับ System)</text:p>
          </table:table-cell>
          <table:table-cell table:style-name="Table8.A2" office:value-type="string">
            <text:p text:style-name="P119">กรณี <text:span text:style-name="T241">เรียกดู Log</text:span></text:p>
            <text:p text:style-name="P129">1. <text:s/>เลือกเมนู<text:span text:style-name="T239">จัดการสมาชิก และเลือกวัน เดือน ปี</text:span></text:p>
            <text:p text:style-name="P132"><text:s text:c="3"/></text:p>
          </table:table-cell>
          <table:table-cell table:style-name="Table8.B2" office:value-type="string">
            <text:p text:style-name="P89"/>
            <text:p text:style-name="P128">1. <text:s/>ระบบแสดงหน้ารายการ<text:span text:style-name="T249">Log</text:span></text:p>
            <text:p text:style-name="P136"/>
          </table:table-cell>
        </table:table-row>
        <table:table-row>
          <table:table-cell table:style-name="Table8.A2" office:value-type="string">
            <text:p text:style-name="P94">Exceptions</text:p>
          </table:table-cell>
          <table:table-cell table:style-name="Table8.B2" table:number-columns-spanned="2" office:value-type="string">
            <text:p text:style-name="P127"><text:span text:style-name="T238">เมื่อ</text:span>กรอกข้อมูล<text:span text:style-name="T238">ไม่ถูกต้อง ระบบจะทำการแจ้งเตือนข้อความให้ทราบ</text:span></text:p>
          </table:table-cell>
          <table:covered-table-cell/>
        </table:table-row>
      </table:table>
      <text:p text:style-name="P16"/>
      <text:p text:style-name="P10"><draw:frame draw:style-name="fr1" draw:name="Image16" text:anchor-type="paragraph" svg:width="4.9902in" svg:height="2.9382in" draw:z-index="16"><draw:image xlink:href="Pictures/10000201000002A9000001919B22A815736C6307.png" xlink:type="simple" xlink:show="embed" xlink:actuate="onLoad" loext:mime-type="image/png"/></draw:frame><text:soft-page-break/><text:span text:style-name="T166"><text:s text:c="7"/>ภาพที่ 3.</text:span><text:span text:style-name="T174">1</text:span><text:span text:style-name="T218">2</text:span><text:span text:style-name="T223"> </text:span><text:span text:style-name="Strong_20_Emphasis"><text:span text:style-name="T61">Use Case Diagram </text:span></text:span><text:span text:style-name="Strong_20_Emphasis"><text:span text:style-name="T62">S</text:span></text:span><text:span text:style-name="Strong_20_Emphasis"><text:span text:style-name="T64">earch</text:span></text:span></text:p>
      <text:p text:style-name="P10"><text:span text:style-name="Strong_20_Emphasis"><text:span text:style-name="T133"/></text:span></text:p>
      <text:p text:style-name="P40"><text:span text:style-name="Strong_20_Emphasis"><text:span text:style-name="T165"><text:s text:c="7"/>ตารางที่ </text:span></text:span><text:span text:style-name="Strong_20_Emphasis"><text:span text:style-name="T168">3</text:span></text:span><text:span text:style-name="Strong_20_Emphasis"><text:span text:style-name="T165">.</text:span></text:span><text:span text:style-name="Strong_20_Emphasis"><text:span text:style-name="T177">8</text:span></text:span><text:span text:style-name="Strong_20_Emphasis"><text:span text:style-name="T54"> Use Case Description </text:span></text:span><text:span text:style-name="Strong_20_Emphasis"><text:span text:style-name="T62">S</text:span></text:span><text:span text:style-name="Strong_20_Emphasis"><text:span text:style-name="T64">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Diagram ID</text:p>
          </table:table-cell>
          <table:table-cell table:style-name="Table10.B1" table:number-columns-spanned="2" office:value-type="string">
            <text:p text:style-name="P107">UC_0<text:span text:style-name="T231">7</text:span></text:p>
          </table:table-cell>
          <table:covered-table-cell/>
        </table:table-row>
        <table:table-row>
          <table:table-cell table:style-name="Table10.A2" office:value-type="string">
            <text:p text:style-name="P94">Use <text:span text:style-name="T234">C</text:span>ase Name</text:p>
          </table:table-cell>
          <table:table-cell table:style-name="Table10.B2" table:number-columns-spanned="2" office:value-type="string">
            <text:p text:style-name="P115">S<text:span text:style-name="T231">earch</text:span></text:p>
          </table:table-cell>
          <table:covered-table-cell/>
        </table:table-row>
        <table:table-row>
          <table:table-cell table:style-name="Table10.A2" office:value-type="string">
            <text:p text:style-name="P94">Triggering Event</text:p>
          </table:table-cell>
          <table:table-cell table:style-name="Table10.B2" table:number-columns-spanned="2" office:value-type="string">
            <text:p text:style-name="P109">เมื่อต้องการ <text:span text:style-name="T231">ค้นหา สินค้าลดราคา</text:span></text:p>
          </table:table-cell>
          <table:covered-table-cell/>
        </table:table-row>
        <table:table-row>
          <table:table-cell table:style-name="Table10.A2" office:value-type="string">
            <text:p text:style-name="P94">Brief Description</text:p>
          </table:table-cell>
          <table:table-cell table:style-name="Table10.B2" table:number-columns-spanned="2" office:value-type="string">
            <text:p text:style-name="P117">Use Case <text:span text:style-name="T229">Search</text:span> มีหน้าที่ทำให้ ผู้ดูแลระบบ ผู้ช่วยผู้ดูแลระบบ<text:span text:style-name="T239"> และผู้ใช้งาน สามารถ ค้นหา สินค้าลดราคา</text:span></text:p>
          </table:table-cell>
          <table:covered-table-cell/>
        </table:table-row>
        <table:table-row>
          <table:table-cell table:style-name="Table10.A2" office:value-type="string">
            <text:p text:style-name="P94">Actors</text:p>
          </table:table-cell>
          <table:table-cell table:style-name="Table10.B2" table:number-columns-spanned="2" office:value-type="string">
            <text:p text:style-name="P107">ผู้ดูแลระบบ , ผู้ช่วยผู้ดูแลระบบ , <text:span text:style-name="T239">ผู้ใช้งาน</text:span></text:p>
          </table:table-cell>
          <table:covered-table-cell/>
        </table:table-row>
        <table:table-row>
          <table:table-cell table:style-name="Table10.A2" office:value-type="string">
            <text:p text:style-name="P94">Pre-Condition</text:p>
          </table:table-cell>
          <table:table-cell table:style-name="Table10.B2" table:number-columns-spanned="2" office:value-type="string">
            <text:p text:style-name="P139">-</text:p>
          </table:table-cell>
          <table:covered-table-cell/>
        </table:table-row>
        <table:table-row>
          <table:table-cell table:style-name="Table10.A2" office:value-type="string">
            <text:p text:style-name="P94">Post-Condition</text:p>
          </table:table-cell>
          <table:table-cell table:style-name="Table10.B2" table:number-columns-spanned="2" office:value-type="string">
            <text:p text:style-name="P109">สามารถ ค้นหา สินค้าลดราคาได้สำเร็จ</text:p>
          </table:table-cell>
          <table:covered-table-cell/>
        </table:table-row>
        <table:table-row>
          <table:table-cell table:style-name="Table10.A2" office:value-type="string">
            <text:p text:style-name="P94">Flow of Event</text:p>
          </table:table-cell>
          <table:table-cell table:style-name="Table10.A2" office:value-type="string">
            <text:p text:style-name="P95">Actor</text:p>
          </table:table-cell>
          <table:table-cell table:style-name="Table10.B2" office:value-type="string">
            <text:p text:style-name="P95">System</text:p>
          </table:table-cell>
        </table:table-row>
        <table:table-row>
          <table:table-cell table:style-name="Table10.A2" office:value-type="string">
            <text:p text:style-name="P94">(ล<text:span text:style-name="T234">ำ</text:span>ดับขั้นตอนก<text:span text:style-name="T234">า</text:span>ร</text:p>
            <text:p text:style-name="P94">ท<text:span text:style-name="T234">ำ</text:span>ง<text:span text:style-name="T234">า</text:span>นระห<text:span text:style-name="T234">ว่</text:span>าง User</text:p>
            <text:p text:style-name="P94">กับ System)</text:p>
          </table:table-cell>
          <table:table-cell table:style-name="Table10.A2" office:value-type="string">
            <text:p text:style-name="P119">กรณี <text:span text:style-name="T239">ค้นหา สินค้าลดราคา</text:span></text:p>
            <text:p text:style-name="P129">1. <text:s/><text:span text:style-name="T251">พิมพ์คำค้นหา</text:span></text:p>
            <text:p text:style-name="P129"/>
            <text:p text:style-name="P129"/>
            <text:p text:style-name="P119">กรณี <text:span text:style-name="T239">ค้นหา แบบใช้ filter สินค้าลดราคา</text:span></text:p>
            <text:p text:style-name="P120"><text:span text:style-name="T241">2</text:span>. <text:s/><text:span text:style-name="T243">เลือกปุ่ม “filter”</text:span></text:p>
            <text:p text:style-name="P141"><text:soft-page-break/><text:s text:c="4"/><text:span text:style-name="T297">2.1 <text:s/></text:span><text:span text:style-name="T246">พิมพ์คำค้น</text:span><text:span text:style-name="T250">หา</text:span></text:p>
            <text:p text:style-name="P170"><text:s text:c="4"/>2.2 <text:s/>เลือกชื่อเว็บ</text:p>
            <text:p text:style-name="P140"/>
            <text:p text:style-name="P140"><text:s text:c="4"/><text:span text:style-name="T252">2.3 <text:s/>กำหนดช่วงราคาต่ำสุด สูงสุด</text:span></text:p>
            <text:p text:style-name="P140"><text:s text:c="4"/><text:span text:style-name="T252">2.4 <text:s/>กดปุ่ม “ค้นหา”</text:span></text:p>
            <text:p text:style-name="P129"/>
            <text:p text:style-name="P121"/>
            <text:p text:style-name="P131"/>
          </table:table-cell>
          <table:table-cell table:style-name="Table10.B2" office:value-type="string">
            <text:p text:style-name="P89"/>
            <text:p text:style-name="P128">1. <text:s/>ระบบแสดง<text:span text:style-name="T251">รายการค้นหาหากไม่พบข้อมูล จะแสดงข้อความไม่พบข้อมูล</text:span></text:p>
            <text:p text:style-name="P89"/>
            <text:p text:style-name="P89"/>
            <text:p text:style-name="P89"><text:span text:style-name="T241">2. <text:s/></text:span>ระบบ<text:span text:style-name="T226">แสดงเมนู filter</text:span></text:p>
            <text:p text:style-name="P126"><text:soft-page-break/><text:s text:c="2"/><text:span text:style-name="T297">2.1 <text:s/></text:span><text:span text:style-name="T250">ระบบแสดงคำค้นหา</text:span></text:p>
            <text:p text:style-name="P125"><text:s text:c="2"/><text:span text:style-name="T241">2</text:span>.<text:span text:style-name="T297">2</text:span> <text:s/><text:span text:style-name="T226">ระบบแสดงรายชื่อ เว็บ ทั้งหมดในฐานข้อมูล</text:span></text:p>
            <text:p text:style-name="P124"><text:s text:c="3"/><text:span text:style-name="T252">2.3 <text:s/>ระบบแสดงช่วงราคาต่ำสุด สูงสุด</text:span> </text:p>
            <text:p text:style-name="P137"><text:s text:c="3"/><text:span text:style-name="T252">2.4 <text:s/>ระบบแสดงรายการค้นหาหากไม่พบข้อมูล จะแสดงข้อความไม่พบข้อมูล</text:span></text:p>
            <text:p text:style-name="P128"><text:s text:c="2"/></text:p>
          </table:table-cell>
        </table:table-row>
        <table:table-row>
          <table:table-cell table:style-name="Table10.A2" office:value-type="string">
            <text:p text:style-name="P94">Exceptions</text:p>
          </table:table-cell>
          <table:table-cell table:style-name="Table10.B2" table:number-columns-spanned="2" office:value-type="string">
            <text:p text:style-name="P127"><text:span text:style-name="T238">เมื่อ</text:span>กรอกข้อมูล<text:span text:style-name="T238">ไม่ถูกต้อง ระบบจะทำการแจ้งเตือนข้อความให้ทราบ</text:span></text:p>
          </table:table-cell>
          <table:covered-table-cell/>
        </table:table-row>
      </table:table>
      <text:p text:style-name="P16"/>
      <text:p text:style-name="P16"/>
      <text:p text:style-name="P16"/>
      <text:p text:style-name="P16"/>
      <text:p text:style-name="P16"/>
      <text:p text:style-name="P10"><draw:frame draw:style-name="fr4" draw:name="Image17" text:anchor-type="paragraph" svg:width="5.7701in" svg:height="3.3972in" draw:z-index="54"><draw:image xlink:href="Pictures/10000201000002A900000191B1CCEC657F756588.png" xlink:type="simple" xlink:show="embed" xlink:actuate="onLoad" loext:mime-type="image/png"/></draw:frame><text:span text:style-name="T166"><text:s text:c="7"/>ภาพที่ 3.</text:span><text:span text:style-name="T174">1</text:span><text:span text:style-name="T218">3</text:span><text:span text:style-name="T223"> </text:span><text:span text:style-name="Strong_20_Emphasis"><text:span text:style-name="T61">Use Case Diagram </text:span></text:span><text:span text:style-name="Strong_20_Emphasis"><text:span text:style-name="T62">S</text:span></text:span><text:span text:style-name="Strong_20_Emphasis"><text:span text:style-name="T64">elect category</text:span></text:span></text:p>
      <text:p text:style-name="P40"><text:soft-page-break/><text:span text:style-name="Strong_20_Emphasis"><text:span text:style-name="T165"><text:s text:c="7"/>ตารางที่ </text:span></text:span><text:span text:style-name="Strong_20_Emphasis"><text:span text:style-name="T178">3</text:span></text:span><text:span text:style-name="Strong_20_Emphasis"><text:span text:style-name="T165">.</text:span></text:span><text:span text:style-name="Strong_20_Emphasis"><text:span text:style-name="T178">9</text:span></text:span><text:span text:style-name="Strong_20_Emphasis"><text:span text:style-name="T54"> Use Case Description </text:span></text:span><text:span text:style-name="Strong_20_Emphasis"><text:span text:style-name="T62">S</text:span></text:span><text:span text:style-name="Strong_20_Emphasis"><text:span text:style-name="T64">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94">Diagram ID</text:p>
          </table:table-cell>
          <table:table-cell table:style-name="Table11.B1" table:number-columns-spanned="2" office:value-type="string">
            <text:p text:style-name="P107">UC_0<text:span text:style-name="T253">8</text:span></text:p>
          </table:table-cell>
          <table:covered-table-cell/>
        </table:table-row>
        <table:table-row>
          <table:table-cell table:style-name="Table11.A2" office:value-type="string">
            <text:p text:style-name="P94">Use <text:span text:style-name="T234">C</text:span>ase Name</text:p>
          </table:table-cell>
          <table:table-cell table:style-name="Table11.B2" table:number-columns-spanned="2" office:value-type="string">
            <text:p text:style-name="P115">S<text:span text:style-name="T231">elect category</text:span></text:p>
          </table:table-cell>
          <table:covered-table-cell/>
        </table:table-row>
        <table:table-row>
          <table:table-cell table:style-name="Table11.A2" office:value-type="string">
            <text:p text:style-name="P94">Triggering Event</text:p>
          </table:table-cell>
          <table:table-cell table:style-name="Table11.B2" table:number-columns-spanned="2" office:value-type="string">
            <text:p text:style-name="P109">เมื่อต้องการ <text:span text:style-name="T253">เลือกหมวดหมู่ สินค้าลดราคา</text:span></text:p>
          </table:table-cell>
          <table:covered-table-cell/>
        </table:table-row>
        <table:table-row>
          <table:table-cell table:style-name="Table11.A2" office:value-type="string">
            <text:p text:style-name="P94">Brief Description</text:p>
          </table:table-cell>
          <table:table-cell table:style-name="Table11.B2" table:number-columns-spanned="2" office:value-type="string">
            <text:p text:style-name="P117">Use Case <text:span text:style-name="T229">Select category</text:span> มีหน้าที่ทำให้ ผู้ดูแลระบบ ผู้ช่วยผู้ดูแลระบบ<text:span text:style-name="T239"> และผู้ใช้งาน สามารถ เลือกหมวดหมู่ สินค้าลดราคา</text:span></text:p>
          </table:table-cell>
          <table:covered-table-cell/>
        </table:table-row>
        <table:table-row>
          <table:table-cell table:style-name="Table11.A2" office:value-type="string">
            <text:p text:style-name="P94">Actors</text:p>
          </table:table-cell>
          <table:table-cell table:style-name="Table11.B2" table:number-columns-spanned="2" office:value-type="string">
            <text:p text:style-name="P107">ผู้ดูแลระบบ , ผู้ช่วยผู้ดูแลระบบ , <text:span text:style-name="T239">ผู้ใช้งาน</text:span></text:p>
          </table:table-cell>
          <table:covered-table-cell/>
        </table:table-row>
        <table:table-row>
          <table:table-cell table:style-name="Table11.A2" office:value-type="string">
            <text:p text:style-name="P94">Pre-Condition</text:p>
          </table:table-cell>
          <table:table-cell table:style-name="Table11.B2" table:number-columns-spanned="2" office:value-type="string">
            <text:p text:style-name="P139">-</text:p>
          </table:table-cell>
          <table:covered-table-cell/>
        </table:table-row>
        <table:table-row>
          <table:table-cell table:style-name="Table11.A2" office:value-type="string">
            <text:p text:style-name="P94">Post-Condition</text:p>
          </table:table-cell>
          <table:table-cell table:style-name="Table11.B2" table:number-columns-spanned="2" office:value-type="string">
            <text:p text:style-name="P109">สามารถ เลือกหมวดหมู่ สินค้าลดราคา</text:p>
          </table:table-cell>
          <table:covered-table-cell/>
        </table:table-row>
        <table:table-row>
          <table:table-cell table:style-name="Table11.A2" office:value-type="string">
            <text:p text:style-name="P94">Flow of Event</text:p>
          </table:table-cell>
          <table:table-cell table:style-name="Table11.A2" office:value-type="string">
            <text:p text:style-name="P95">Actor</text:p>
          </table:table-cell>
          <table:table-cell table:style-name="Table11.B2" office:value-type="string">
            <text:p text:style-name="P95">System</text:p>
          </table:table-cell>
        </table:table-row>
        <table:table-row>
          <table:table-cell table:style-name="Table11.A2" office:value-type="string">
            <text:p text:style-name="P94">(ล<text:span text:style-name="T234">ำ</text:span>ดับขั้นตอนก<text:span text:style-name="T234">า</text:span>ร</text:p>
            <text:p text:style-name="P94">ท<text:span text:style-name="T234">ำ</text:span>ง<text:span text:style-name="T234">า</text:span>นระห<text:span text:style-name="T234">ว่</text:span>าง User</text:p>
            <text:p text:style-name="P94">กับ System)</text:p>
          </table:table-cell>
          <table:table-cell table:style-name="Table11.A2" office:value-type="string">
            <text:p text:style-name="P119">กรณี <text:span text:style-name="T239">เลือกหมวดหมู่ สินค้าลดราคา</text:span></text:p>
            <text:p text:style-name="P129">1. <text:s/><text:span text:style-name="T243">เลือกปุ่ม “menu”</text:span></text:p>
            <text:p text:style-name="P129"/>
            <text:p text:style-name="P133">2. <text:s/><text:span text:style-name="T239">เลือกหมวดหมู่ สินค้าลดราคา</text:span></text:p>
          </table:table-cell>
          <table:table-cell table:style-name="Table11.B2" office:value-type="string">
            <text:p text:style-name="P89"/>
            <text:p text:style-name="P89"/>
            <text:p text:style-name="P128">1. <text:s/>ระบบแสดง<text:span text:style-name="T253">หมวดหมู่สินค้าลดราคา</text:span></text:p>
            <text:p text:style-name="P142">2. <text:s/><text:span text:style-name="T298">ระบบตรวจสอบชื่อเว็บไซต์ที่ได้เลือกไว้ในเมนูตั้งค่าหมวดหมู่ และ</text:span>ระบบแสดงรายการสินค้าลดราคา<text:span text:style-name="T299">เฉพาะเว็บไซต์ที่ได้เลือกไว้ในเมนูตั้งค่าหมวดหมู่</text:span></text:p>
          </table:table-cell>
        </table:table-row>
        <table:table-row>
          <table:table-cell table:style-name="Table11.A2" office:value-type="string">
            <text:p text:style-name="P94">Exceptions</text:p>
          </table:table-cell>
          <table:table-cell table:style-name="Table11.B2" table:number-columns-spanned="2" office:value-type="string">
            <text:p text:style-name="P127"><text:span text:style-name="T238">เมื่อ</text:span>กรอกข้อมูล<text:span text:style-name="T238">ไม่ถูกต้อง ระบบจะทำการแจ้งเตือนข้อความให้ทราบ</text:span></text:p>
          </table:table-cell>
          <table:covered-table-cell/>
        </table:table-row>
      </table:table>
      <text:p text:style-name="P16"><draw:frame draw:style-name="fr2" draw:name="Image19" text:anchor-type="paragraph" svg:x="0.3366in" svg:y="0.0783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5"><text:s text:c="7"/></text:span></text:span><text:span text:style-name="Strong_20_Emphasis"><text:span text:style-name="T166">ภาพที่ 3.</text:span></text:span><text:span text:style-name="Strong_20_Emphasis"><text:span text:style-name="T174">1</text:span></text:span><text:span text:style-name="Strong_20_Emphasis"><text:span text:style-name="T218">4</text:span></text:span><text:span text:style-name="Strong_20_Emphasis"><text:span text:style-name="T223"> </text:span></text:span><text:span text:style-name="Strong_20_Emphasis"><text:span text:style-name="T66">Class Diagram</text:span></text:span></text:p>
      <text:p text:style-name="P65"><text:soft-page-break/>Database Dictionary</text:p>
      <text:p text:style-name="P65"><text:s text:c="6"/><text:span text:style-name="T254">3.5 <text:s/>Relational Database</text:span></text:p>
      <text:p text:style-name="P16"><text:span text:style-name="T165"><text:s text:c="7"/>ตารา</text:span><text:span text:style-name="T179">งที่ 3.1</text:span><text:span text:style-name="T180">0</text:span><text:span text:style-name="T255"> WEB</text:span> (<text:span text:style-name="T256">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93">Attribute Name</text:p>
          </table:table-cell>
          <table:table-cell table:style-name="Table12.A1" office:value-type="string">
            <text:p text:style-name="P93">Description</text:p>
          </table:table-cell>
          <table:table-cell table:style-name="Table12.A1" office:value-type="string">
            <text:p text:style-name="P93">Data Type (Size)</text:p>
          </table:table-cell>
          <table:table-cell table:style-name="Table12.A1" office:value-type="string">
            <text:p text:style-name="P93">Key Type</text:p>
          </table:table-cell>
          <table:table-cell table:style-name="Table12.E1" office:value-type="string">
            <text:p text:style-name="P93">Reference Table</text:p>
          </table:table-cell>
        </table:table-row>
        <table:table-row>
          <table:table-cell table:style-name="Table12.A2" office:value-type="string">
            <text:p text:style-name="P89">W<text:span text:style-name="T292">EB</text:span>_ID</text:p>
          </table:table-cell>
          <table:table-cell table:style-name="Table12.A2" office:value-type="string">
            <text:p text:style-name="P143">เลขเว็บ</text:p>
          </table:table-cell>
          <table:table-cell table:style-name="Table12.A2" office:value-type="string">
            <text:p text:style-name="P144">INT(11)</text:p>
          </table:table-cell>
          <table:table-cell table:style-name="Table12.A2" office:value-type="string">
            <text:p text:style-name="P89">Primary key</text:p>
          </table:table-cell>
          <table:table-cell table:style-name="Table12.E2" office:value-type="string">
            <text:p text:style-name="P105">-</text:p>
          </table:table-cell>
        </table:table-row>
        <table:table-row>
          <table:table-cell table:style-name="Table12.A2" office:value-type="string">
            <text:p text:style-name="P89">WEB_NAME</text:p>
          </table:table-cell>
          <table:table-cell table:style-name="Table12.A2" office:value-type="string">
            <text:p text:style-name="P143">ชื่อเว็บ</text:p>
          </table:table-cell>
          <table:table-cell table:style-name="Table12.A2" office:value-type="string">
            <text:p text:style-name="P89">VARCHAR(50)</text:p>
          </table:table-cell>
          <table:table-cell table:style-name="Table12.A2" office:value-type="string">
            <text:p text:style-name="P105">-</text:p>
          </table:table-cell>
          <table:table-cell table:style-name="Table12.E2" office:value-type="string">
            <text:p text:style-name="P105">-</text:p>
          </table:table-cell>
        </table:table-row>
        <table:table-row>
          <table:table-cell table:style-name="Table12.A2" office:value-type="string">
            <text:p text:style-name="P89">WEB_URL</text:p>
          </table:table-cell>
          <table:table-cell table:style-name="Table12.A2" office:value-type="string">
            <text:p text:style-name="P143"><text:span text:style-name="T257">Url </text:span>ของเว็บ</text:p>
          </table:table-cell>
          <table:table-cell table:style-name="Table12.A2" office:value-type="string">
            <text:p text:style-name="P89">VARCHAR(250)</text:p>
          </table:table-cell>
          <table:table-cell table:style-name="Table12.A2" office:value-type="string">
            <text:p text:style-name="P105">-</text:p>
          </table:table-cell>
          <table:table-cell table:style-name="Table12.E2" office:value-type="string">
            <text:p text:style-name="P105">-</text:p>
          </table:table-cell>
        </table:table-row>
        <table:table-row>
          <table:table-cell table:style-name="Table12.A2" office:value-type="string">
            <text:p text:style-name="P89">WEB_STATUS</text:p>
          </table:table-cell>
          <table:table-cell table:style-name="Table12.A2" office:value-type="string">
            <text:p text:style-name="P143">สถานะเว็บ</text:p>
          </table:table-cell>
          <table:table-cell table:style-name="Table12.A2" office:value-type="string">
            <text:p text:style-name="P89">CHAR(1)</text:p>
          </table:table-cell>
          <table:table-cell table:style-name="Table12.A2" office:value-type="string">
            <text:p text:style-name="P105">-</text:p>
          </table:table-cell>
          <table:table-cell table:style-name="Table12.E2" office:value-type="string">
            <text:p text:style-name="P105">-</text:p>
          </table:table-cell>
        </table:table-row>
        <table:table-row>
          <table:table-cell table:style-name="Table12.A2" office:value-type="string">
            <text:p text:style-name="P89">ICON_URL</text:p>
          </table:table-cell>
          <table:table-cell table:style-name="Table12.A2" office:value-type="string">
            <text:p text:style-name="P145"><text:span text:style-name="T257">Url</text:span>รูปภาพของเว็บ</text:p>
          </table:table-cell>
          <table:table-cell table:style-name="Table12.A2" office:value-type="string">
            <text:p text:style-name="P89">VARCHAR(250)</text:p>
          </table:table-cell>
          <table:table-cell table:style-name="Table12.A2" office:value-type="string">
            <text:p text:style-name="P105">-</text:p>
          </table:table-cell>
          <table:table-cell table:style-name="Table12.E2" office:value-type="string">
            <text:p text:style-name="P105">-</text:p>
          </table:table-cell>
        </table:table-row>
      </table:table>
      <text:p text:style-name="P16"/>
      <text:p text:style-name="P16"><text:span text:style-name="T258"><text:s text:c="7"/>ตาราง</text:span><text:span text:style-name="T259">ที่ 3.</text:span><text:span text:style-name="T260">11</text:span><text:span text:style-name="T255"> </text:span>SCHEDULE (<text:span text:style-name="T267">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93">Attribute Name</text:p>
          </table:table-cell>
          <table:table-cell table:style-name="Table13.A1" office:value-type="string">
            <text:p text:style-name="P93">Description</text:p>
          </table:table-cell>
          <table:table-cell table:style-name="Table13.A1" office:value-type="string">
            <text:p text:style-name="P93">Data Type (Size)</text:p>
          </table:table-cell>
          <table:table-cell table:style-name="Table13.A1" office:value-type="string">
            <text:p text:style-name="P93">Key Type</text:p>
          </table:table-cell>
          <table:table-cell table:style-name="Table13.E1" office:value-type="string">
            <text:p text:style-name="P93">Reference Table</text:p>
          </table:table-cell>
        </table:table-row>
        <table:table-row>
          <table:table-cell table:style-name="Table13.A2" office:value-type="string">
            <text:p text:style-name="P89">SCHEDULE_ID</text:p>
          </table:table-cell>
          <table:table-cell table:style-name="Table13.A2" office:value-type="string">
            <text:p text:style-name="P143">เลข<text:span text:style-name="T149">ตั้งเวลาทำงาน</text:span></text:p>
          </table:table-cell>
          <table:table-cell table:style-name="Table13.A2" office:value-type="string">
            <text:p text:style-name="P144">INT(11)</text:p>
          </table:table-cell>
          <table:table-cell table:style-name="Table13.A2" office:value-type="string">
            <text:p text:style-name="P89">Primary key</text:p>
          </table:table-cell>
          <table:table-cell table:style-name="Table13.E2" office:value-type="string">
            <text:p text:style-name="P105">-</text:p>
          </table:table-cell>
        </table:table-row>
        <table:table-row>
          <table:table-cell table:style-name="Table13.A2" office:value-type="string">
            <text:p text:style-name="P89">SCHEDULE_NAME</text:p>
          </table:table-cell>
          <table:table-cell table:style-name="Table13.A2" office:value-type="string">
            <text:p text:style-name="P145">ชื่อ<text:span text:style-name="T149">ตั้งเวลาทำงาน</text:span></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row>
          <table:table-cell table:style-name="Table13.A2" office:value-type="string">
            <text:p text:style-name="P89">CRON_EXPRESSION</text:p>
          </table:table-cell>
          <table:table-cell table:style-name="Table13.A2" office:value-type="string">
            <text:p text:style-name="P145">รหัส<text:span text:style-name="T149">ตั้งเวลาทำงาน</text:span></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row>
          <table:table-cell table:style-name="Table13.A2" office:value-type="string">
            <text:p text:style-name="P89">METHOD_NAME</text:p>
          </table:table-cell>
          <table:table-cell table:style-name="Table13.A2" office:value-type="string">
            <text:p text:style-name="P145">ชื่อฟังก์ชัน</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row>
          <table:table-cell table:style-name="Table13.A2" office:value-type="string">
            <text:p text:style-name="P89">PROJECT_NAME</text:p>
          </table:table-cell>
          <table:table-cell table:style-name="Table13.A2" office:value-type="string">
            <text:p text:style-name="P145">ชื่อโปรเจค</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
      <text:p text:style-name="P16"/>
      <text:p text:style-name="P16"/>
      <text:p text:style-name="P16"/>
      <text:p text:style-name="P16"/>
      <text:p text:style-name="P16"/>
      <text:p text:style-name="P16"><text:soft-page-break/><text:span text:style-name="T165"><text:s text:c="7"/>ตารา</text:span><text:span text:style-name="T179">งที่ 3.</text:span><text:span text:style-name="T180">12</text:span><text:span text:style-name="T179"> </text:span>USERS (<text:span text:style-name="T267">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3">Attribute Name</text:p>
          </table:table-cell>
          <table:table-cell table:style-name="Table14.A1" office:value-type="string">
            <text:p text:style-name="P93">Description</text:p>
          </table:table-cell>
          <table:table-cell table:style-name="Table14.A1" office:value-type="string">
            <text:p text:style-name="P93">Data Type (Size)</text:p>
          </table:table-cell>
          <table:table-cell table:style-name="Table14.A1" office:value-type="string">
            <text:p text:style-name="P93">Key Type</text:p>
          </table:table-cell>
          <table:table-cell table:style-name="Table14.E1" office:value-type="string">
            <text:p text:style-name="P93">Reference Table</text:p>
          </table:table-cell>
        </table:table-row>
        <table:table-row>
          <table:table-cell table:style-name="Table14.A2" office:value-type="string">
            <text:p text:style-name="P89">USER_ID</text:p>
          </table:table-cell>
          <table:table-cell table:style-name="Table14.A2" office:value-type="string">
            <text:p text:style-name="P143">เลขผู้ใช้งาน</text:p>
          </table:table-cell>
          <table:table-cell table:style-name="Table14.A2" office:value-type="string">
            <text:p text:style-name="P144">INT(20)</text:p>
          </table:table-cell>
          <table:table-cell table:style-name="Table14.A2" office:value-type="string">
            <text:p text:style-name="P89">Primary key</text:p>
          </table:table-cell>
          <table:table-cell table:style-name="Table14.E2" office:value-type="string">
            <text:p text:style-name="P105">-</text:p>
          </table:table-cell>
        </table:table-row>
        <table:table-row>
          <table:table-cell table:style-name="Table14.A2" office:value-type="string">
            <text:p text:style-name="P89">PASSWORD</text:p>
          </table:table-cell>
          <table:table-cell table:style-name="Table14.A2" office:value-type="string">
            <text:p text:style-name="P145">รหัสผ่าน</text:p>
          </table:table-cell>
          <table:table-cell table:style-name="Table14.A2" office:value-type="string">
            <text:p text:style-name="P89">VARCHAR(250)</text:p>
          </table:table-cell>
          <table:table-cell table:style-name="Table14.A2" office:value-type="string">
            <text:p text:style-name="P105">-</text:p>
          </table:table-cell>
          <table:table-cell table:style-name="Table14.E2" office:value-type="string">
            <text:p text:style-name="P105">-</text:p>
          </table:table-cell>
        </table:table-row>
        <table:table-row>
          <table:table-cell table:style-name="Table14.A2" office:value-type="string">
            <text:p text:style-name="P89">ROLE</text:p>
          </table:table-cell>
          <table:table-cell table:style-name="Table14.A2" office:value-type="string">
            <text:p text:style-name="P145">สถานะบทบาทผู้ใช้</text:p>
          </table:table-cell>
          <table:table-cell table:style-name="Table14.A2" office:value-type="string">
            <text:p text:style-name="P89">VARCHAR(20)</text:p>
          </table:table-cell>
          <table:table-cell table:style-name="Table14.A2" office:value-type="string">
            <text:p text:style-name="P105">-</text:p>
          </table:table-cell>
          <table:table-cell table:style-name="Table14.E2" office:value-type="string">
            <text:p text:style-name="P105">-</text:p>
          </table:table-cell>
        </table:table-row>
        <table:table-row>
          <table:table-cell table:style-name="Table14.A2" office:value-type="string">
            <text:p text:style-name="P89">USERNAME</text:p>
          </table:table-cell>
          <table:table-cell table:style-name="Table14.A2" office:value-type="string">
            <text:p text:style-name="P145">ชื่อผู้ใช้</text:p>
          </table:table-cell>
          <table:table-cell table:style-name="Table14.A2" office:value-type="string">
            <text:p text:style-name="P89">VARCHAR(50)</text:p>
          </table:table-cell>
          <table:table-cell table:style-name="Table14.A2" office:value-type="string">
            <text:p text:style-name="P105">-</text:p>
          </table:table-cell>
          <table:table-cell table:style-name="Table14.E2" office:value-type="string">
            <text:p text:style-name="P105">-</text:p>
          </table:table-cell>
        </table:table-row>
      </table:table>
      <text:p text:style-name="P54"/>
      <text:p text:style-name="P16"><text:span text:style-name="T165"><text:s text:c="7"/>ตาราง</text:span><text:span text:style-name="T179">ที่ 3.</text:span><text:span text:style-name="T180">13</text:span> SWITCH_DATABASE (<text:span text:style-name="T267">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3">Attribute Name</text:p>
          </table:table-cell>
          <table:table-cell table:style-name="Table15.A1" office:value-type="string">
            <text:p text:style-name="P93">Description</text:p>
          </table:table-cell>
          <table:table-cell table:style-name="Table15.A1" office:value-type="string">
            <text:p text:style-name="P93">Data Type (Size)</text:p>
          </table:table-cell>
          <table:table-cell table:style-name="Table15.A1" office:value-type="string">
            <text:p text:style-name="P93">Key Type</text:p>
          </table:table-cell>
          <table:table-cell table:style-name="Table15.E1" office:value-type="string">
            <text:p text:style-name="P93">Reference Table</text:p>
          </table:table-cell>
        </table:table-row>
        <table:table-row>
          <table:table-cell table:style-name="Table15.A2" office:value-type="string">
            <text:p text:style-name="P89">DATABASE_ID</text:p>
          </table:table-cell>
          <table:table-cell table:style-name="Table15.A2" office:value-type="string">
            <text:p text:style-name="P143">เลขสลับฐานข้อมูล</text:p>
          </table:table-cell>
          <table:table-cell table:style-name="Table15.A2" office:value-type="string">
            <text:p text:style-name="P144">INT(11)</text:p>
          </table:table-cell>
          <table:table-cell table:style-name="Table15.A2" office:value-type="string">
            <text:p text:style-name="P89">Primary key</text:p>
          </table:table-cell>
          <table:table-cell table:style-name="Table15.E2" office:value-type="string">
            <text:p text:style-name="P105">-</text:p>
          </table:table-cell>
        </table:table-row>
        <table:table-row>
          <table:table-cell table:style-name="Table15.A2" office:value-type="string">
            <text:p text:style-name="P89">DATABASE_NAME</text:p>
          </table:table-cell>
          <table:table-cell table:style-name="Table15.A2" office:value-type="string">
            <text:p text:style-name="P145">ชื่อฐานข้อมูล</text:p>
          </table:table-cell>
          <table:table-cell table:style-name="Table15.A2" office:value-type="string">
            <text:p text:style-name="P89">VARCHAR(50)</text:p>
          </table:table-cell>
          <table:table-cell table:style-name="Table15.A2" office:value-type="string">
            <text:p text:style-name="P105">-</text:p>
          </table:table-cell>
          <table:table-cell table:style-name="Table15.E2" office:value-type="string">
            <text:p text:style-name="P105">-</text:p>
          </table:table-cell>
        </table:table-row>
        <table:table-row>
          <table:table-cell table:style-name="Table15.A2" office:value-type="string">
            <text:p text:style-name="P89">DATABASE_STATUS</text:p>
          </table:table-cell>
          <table:table-cell table:style-name="Table15.A2" office:value-type="string">
            <text:p text:style-name="P145">สถานะฐานข้อมูล</text:p>
          </table:table-cell>
          <table:table-cell table:style-name="Table15.A2" office:value-type="string">
            <text:p text:style-name="P89">CHAR(1)</text:p>
          </table:table-cell>
          <table:table-cell table:style-name="Table15.A2" office:value-type="string">
            <text:p text:style-name="P105">-</text:p>
          </table:table-cell>
          <table:table-cell table:style-name="Table15.E2" office:value-type="string">
            <text:p text:style-name="P105">-</text:p>
          </table:table-cell>
        </table:table-row>
      </table:table>
      <text:p text:style-name="P70"/>
      <text:p text:style-name="P70"><text:s text:c="6"/><text:span text:style-name="T254">3.6 <text:s/></text:span>NoSQL</text:p>
      <text:p text:style-name="P56"><text:span text:style-name="T268"><text:s text:c="7"/>ตารางที่ 3.</text:span><text:span text:style-name="T269">14</text:span><text:span text:style-name="T268"> </text:span><text:span text:style-name="T134">ชื่อฐานข้อมูล</text:span><text:span text:style-name="T268"> </text:span><text:span text:style-name="T272">web_scrapping_categories</text:span><text:span text:style-name="T268"> </text:span></text:p>
      <table:table table:name="Table16" table:style-name="Table16">
        <table:table-column table:style-name="Table16.A"/>
        <table:table-column table:style-name="Table16.B"/>
        <table:table-row>
          <table:table-cell table:style-name="Table16.A1" office:value-type="string">
            <text:p text:style-name="P96">Field <text:span text:style-name="T274">(Key)</text:span></text:p>
          </table:table-cell>
          <table:table-cell table:style-name="Table16.B1" office:value-type="string">
            <text:p text:style-name="P93">Description</text:p>
          </table:table-cell>
        </table:table-row>
        <table:table-row>
          <table:table-cell table:style-name="Table16.A2" office:value-type="string">
            <text:p text:style-name="P146">category</text:p>
          </table:table-cell>
          <table:table-cell table:style-name="Table16.B2" office:value-type="string">
            <text:p text:style-name="P149">หมวดหมู่</text:p>
          </table:table-cell>
        </table:table-row>
        <table:table-row>
          <table:table-cell table:style-name="Table16.A2" office:value-type="string">
            <text:p text:style-name="P150">tag</text:p>
          </table:table-cell>
          <table:table-cell table:style-name="Table16.B2" office:value-type="string">
            <text:p text:style-name="P149">แท็ก (หมวดหมู่ที่ยังไม่ได้จัดเรียง)</text:p>
          </table:table-cell>
        </table:table-row>
      </table:table>
      <text:p text:style-name="P16"/>
      <text:p text:style-name="P16"/>
      <text:p text:style-name="P16"/>
      <text:p text:style-name="P16"/>
      <text:p text:style-name="P16"/>
      <text:p text:style-name="P56"><text:soft-page-break/><text:span text:style-name="T268"><text:s text:c="7"/>ตารางที่ 3.</text:span><text:span text:style-name="T269">15</text:span><text:span text:style-name="T268"> </text:span><text:span text:style-name="T134">ชื่อฐานข้อมูล</text:span><text:span text:style-name="T268"> </text:span><text:span text:style-name="T273">web_scrapping_log</text:span></text:p>
      <table:table table:name="Table17" table:style-name="Table17">
        <table:table-column table:style-name="Table17.A"/>
        <table:table-column table:style-name="Table17.B"/>
        <table:table-row>
          <table:table-cell table:style-name="Table17.A1" office:value-type="string">
            <text:p text:style-name="P96">Field <text:span text:style-name="T274">(Key)</text:span></text:p>
          </table:table-cell>
          <table:table-cell table:style-name="Table17.B1" office:value-type="string">
            <text:p text:style-name="P93">Description</text:p>
          </table:table-cell>
        </table:table-row>
        <table:table-row>
          <table:table-cell table:style-name="Table17.A2" office:value-type="string">
            <text:p text:style-name="P146">datetime</text:p>
          </table:table-cell>
          <table:table-cell table:style-name="Table17.B2" office:value-type="string">
            <text:p text:style-name="P149">วันที่</text:p>
          </table:table-cell>
        </table:table-row>
        <table:table-row>
          <table:table-cell table:style-name="Table17.A2" office:value-type="string">
            <text:p text:style-name="P147">type</text:p>
          </table:table-cell>
          <table:table-cell table:style-name="Table17.B2" office:value-type="string">
            <text:p text:style-name="P149">ประเภทของ Log</text:p>
          </table:table-cell>
        </table:table-row>
        <table:table-row>
          <table:table-cell table:style-name="Table17.A2" office:value-type="string">
            <text:p text:style-name="P147">message</text:p>
          </table:table-cell>
          <table:table-cell table:style-name="Table17.B2" office:value-type="string">
            <text:p text:style-name="P149">ข้อความ</text:p>
          </table:table-cell>
        </table:table-row>
        <table:table-row>
          <table:table-cell table:style-name="Table17.A2" office:value-type="string">
            <text:p text:style-name="P147">timestamp</text:p>
          </table:table-cell>
          <table:table-cell table:style-name="Table17.B2" office:value-type="string">
            <text:p text:style-name="P149">วันที่และเวลา</text:p>
          </table:table-cell>
        </table:table-row>
        <table:table-row>
          <table:table-cell table:style-name="Table17.A2" office:value-type="string">
            <text:p text:style-name="P147">username</text:p>
          </table:table-cell>
          <table:table-cell table:style-name="Table17.B2" office:value-type="string">
            <text:p text:style-name="P149">ชื่อผู้ใช้</text:p>
          </table:table-cell>
        </table:table-row>
      </table:table>
      <text:p text:style-name="P16"/>
      <text:p text:style-name="P56"><text:span text:style-name="T268"><text:s text:c="7"/>ตารางที่ 3.</text:span><text:span text:style-name="T269">16</text:span><text:span text:style-name="T268"> </text:span><text:span text:style-name="T134">ชื่อฐานข้อมูล</text:span><text:span text:style-name="T268"> </text:span><text:span text:style-name="T273">web-scrapping-db</text:span></text:p>
      <table:table table:name="Table18" table:style-name="Table18">
        <table:table-column table:style-name="Table18.A"/>
        <table:table-column table:style-name="Table18.B"/>
        <table:table-row>
          <table:table-cell table:style-name="Table18.A1" office:value-type="string">
            <text:p text:style-name="P96">Field <text:span text:style-name="T274">(Key)</text:span></text:p>
          </table:table-cell>
          <table:table-cell table:style-name="Table18.B1" office:value-type="string">
            <text:p text:style-name="P93">Description</text:p>
          </table:table-cell>
        </table:table-row>
        <table:table-row>
          <table:table-cell table:style-name="Table18.A2" office:value-type="string">
            <text:p text:style-name="P146">image</text:p>
          </table:table-cell>
          <table:table-cell table:style-name="Table18.B2" office:value-type="string">
            <text:p text:style-name="P151">รูปภาพ</text:p>
          </table:table-cell>
        </table:table-row>
        <table:table-row>
          <table:table-cell table:style-name="Table18.A2" office:value-type="string">
            <text:p text:style-name="P147">originalPrice</text:p>
          </table:table-cell>
          <table:table-cell table:style-name="Table18.B2" office:value-type="string">
            <text:p text:style-name="P151">ราคาเดิม</text:p>
          </table:table-cell>
        </table:table-row>
        <table:table-row>
          <table:table-cell table:style-name="Table18.A2" office:value-type="string">
            <text:p text:style-name="P147">price</text:p>
          </table:table-cell>
          <table:table-cell table:style-name="Table18.B2" office:value-type="string">
            <text:p text:style-name="P151">ราคาปัจจุบัน</text:p>
          </table:table-cell>
        </table:table-row>
        <table:table-row>
          <table:table-cell table:style-name="Table18.A2" office:value-type="string">
            <text:p text:style-name="P147">review</text:p>
          </table:table-cell>
          <table:table-cell table:style-name="Table18.B2" office:value-type="string">
            <text:p text:style-name="P151">จำนวนรีวิว</text:p>
          </table:table-cell>
        </table:table-row>
        <table:table-row>
          <table:table-cell table:style-name="Table18.A2" office:value-type="string">
            <text:p text:style-name="P147">webName</text:p>
          </table:table-cell>
          <table:table-cell table:style-name="Table18.B2" office:value-type="string">
            <text:p text:style-name="P151">ชื่อเว็บ</text:p>
          </table:table-cell>
        </table:table-row>
        <table:table-row>
          <table:table-cell table:style-name="Table18.A2" office:value-type="string">
            <text:p text:style-name="P148">name</text:p>
          </table:table-cell>
          <table:table-cell table:style-name="Table18.B2" office:value-type="string">
            <text:p text:style-name="P151">ชื่อสินค้า</text:p>
          </table:table-cell>
        </table:table-row>
        <table:table-row>
          <table:table-cell table:style-name="Table18.A2" office:value-type="string">
            <text:p text:style-name="P147">icon</text:p>
          </table:table-cell>
          <table:table-cell table:style-name="Table18.B2" office:value-type="string">
            <text:p text:style-name="P151">โลโก้เว็บ</text:p>
          </table:table-cell>
        </table:table-row>
        <table:table-row>
          <table:table-cell table:style-name="Table18.A2" office:value-type="string">
            <text:p text:style-name="P147">discount</text:p>
          </table:table-cell>
          <table:table-cell table:style-name="Table18.B2" office:value-type="string">
            <text:p text:style-name="P151">ส่วนลด</text:p>
          </table:table-cell>
        </table:table-row>
        <table:table-row>
          <table:table-cell table:style-name="Table18.A2" office:value-type="string">
            <text:p text:style-name="P147">category</text:p>
          </table:table-cell>
          <table:table-cell table:style-name="Table18.B2" office:value-type="string">
            <text:p text:style-name="P151">หมวดหมู่</text:p>
          </table:table-cell>
        </table:table-row>
        <table:table-row>
          <table:table-cell table:style-name="Table18.A2" office:value-type="string">
            <text:p text:style-name="P147">productUrl</text:p>
          </table:table-cell>
          <table:table-cell table:style-name="Table18.B2" office:value-type="string">
            <text:p text:style-name="P151">Url ของสินค้า</text:p>
          </table:table-cell>
        </table:table-row>
        <table:table-row>
          <table:table-cell table:style-name="Table18.A2" office:value-type="string">
            <text:p text:style-name="P147">ratingScore</text:p>
          </table:table-cell>
          <table:table-cell table:style-name="Table18.B2" office:value-type="string">
            <text:p text:style-name="P151">คะแนนรีวิว</text:p>
          </table:table-cell>
        </table:table-row>
      </table:table>
      <text:p text:style-name="P16"/>
      <text:p text:style-name="P16"/>
      <text:p text:style-name="P16"/>
      <text:p text:style-name="P16"/>
      <text:p text:style-name="P78"><text:soft-page-break/>บทที่ <text:span text:style-name="T275">4</text:span></text:p>
      <text:p text:style-name="P76">การพัฒนาระบบและ<text:span text:style-name="T276">การทดสอบระบบ</text:span></text:p>
      <text:p text:style-name="P50"/>
      <text:p text:style-name="P71"><text:span text:style-name="T277">4.1 <text:s text:c="2"/>หลัก</text:span>การทำงานของ<text:span text:style-name="T278">ระบบ web scrapping</text:span></text:p>
      <text:p text:style-name="P71"/>
      <text:p text:style-name="P71"><draw:frame draw:style-name="fr2" draw:name="Image49" text:anchor-type="paragraph" svg:x="0in" svg:y="0in" svg:width="5.7701in" svg:height="2.8083in" draw:z-index="57"><draw:image xlink:href="Pictures/10000201000009DB000004CC97CE3A17F8BE7254.png" xlink:type="simple" xlink:show="embed" xlink:actuate="onLoad" loext:mime-type="image/png"/></draw:frame></text:p>
      <text:p text:style-name="P17"><text:span text:style-name="Strong_20_Emphasis"><text:span text:style-name="T166">ภาพที่ </text:span></text:span><text:span text:style-name="Strong_20_Emphasis"><text:span text:style-name="T181">4</text:span></text:span><text:span text:style-name="Strong_20_Emphasis"><text:span text:style-name="T166">.</text:span></text:span><text:span text:style-name="Strong_20_Emphasis"><text:span text:style-name="T174">1</text:span></text:span><text:span text:style-name="Strong_20_Emphasis"><text:span text:style-name="T223"> </text:span></text:span><text:span text:style-name="Strong_20_Emphasis"><text:span text:style-name="T69">หลักการทำงานของระบบ web scrapping</text:span></text:span></text:p>
      <text:p text:style-name="P10"><text:span text:style-name="Strong_20_Emphasis"><text:span text:style-name="T70"><text:s text:c="7"/>การทำงานของระบบ web scrapping จะแบ่งการทำงานออกเป็น 3 ส่วน ได้แก่ </text:span></text:span></text:p>
      <text:p text:style-name="P10"><text:span text:style-name="Strong_20_Emphasis"><text:span text:style-name="T70">start </text:span></text:span><text:span text:style-name="Strong_20_Emphasis"><text:span text:style-name="T129">bot</text:span></text:span><text:span text:style-name="Strong_20_Emphasis"><text:span text:style-name="T70">, <text:s/>fetch url </text:span></text:span><text:span text:style-name="Strong_20_Emphasis"><text:span text:style-name="T129">bot</text:span></text:span><text:span text:style-name="Strong_20_Emphasis"><text:span text:style-name="T70"> และ web scrapping </text:span></text:span><text:span text:style-name="Strong_20_Emphasis"><text:span text:style-name="T129">bot</text:span></text:span><text:span text:style-name="Strong_20_Emphasis"><text:span text:style-name="T70"> ซึ่งการทำงานมีดังต่อไปนี้</text:span></text:span></text:p>
      <text:p text:style-name="P10"><text:span text:style-name="Strong_20_Emphasis"><text:span text:style-name="T70"><text:s text:c="7"/></text:span></text:span><text:span text:style-name="Strong_20_Emphasis"><text:span text:style-name="T71">4.1.</text:span></text:span><text:span text:style-name="Strong_20_Emphasis"><text:span text:style-name="T72">1 <text:s text:c="2"/>start </text:span></text:span><text:span text:style-name="Strong_20_Emphasis"><text:span text:style-name="T129">bot</text:span></text:span><text:span text:style-name="Strong_20_Emphasis"><text:span text:style-name="T72"> มีหลักการทำงานดังต่อไปนี้</text:span></text:span></text:p>
      <text:p text:style-name="P10"><text:span text:style-name="Strong_20_Emphasis"><text:span text:style-name="T72"><text:s text:c="13"/></text:span></text:span><text:span text:style-name="Strong_20_Emphasis"><text:span text:style-name="T71">4.1.</text:span></text:span><text:span text:style-name="Strong_20_Emphasis"><text:span text:style-name="T72">1.1 <text:s/>ทำงานตามเวลาที่ได้ตั้งไว้ในฐานข้อมูล</text:span></text:span></text:p>
      <text:p text:style-name="P10"><text:span text:style-name="Strong_20_Emphasis"><text:span text:style-name="T72"><text:s text:c="13"/></text:span></text:span><text:span text:style-name="Strong_20_Emphasis"><text:span text:style-name="T71">4.1.</text:span></text:span><text:span text:style-name="Strong_20_Emphasis"><text:span text:style-name="T72">1.2 <text:s/>ทำการลบข้อมูลที่เก็บไว้ใน stack (Redis NoSQL)</text:span></text:span></text:p>
      <text:p text:style-name="P10"><text:span text:style-name="Strong_20_Emphasis"><text:span text:style-name="T72"><text:s text:c="13"/></text:span></text:span><text:span text:style-name="Strong_20_Emphasis"><text:span text:style-name="T71">4.1.</text:span></text:span><text:span text:style-name="Strong_20_Emphasis"><text:span text:style-name="T72">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3">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4"><text:s text:c="13"/></text:span></text:span><text:span text:style-name="Strong_20_Emphasis"><text:span text:style-name="T71">4.1.</text:span></text:span><text:span text:style-name="Strong_20_Emphasis"><text:span text:style-name="T74">1.4 <text:s/>ทำการลบข้อมูลใน Elasticsearch <text:s text:c="2"/>โดยเลือก</text:span></text:span><text:span text:style-name="Strong_20_Emphasis"><text:span text:style-name="T75">ลบ</text:span></text:span><text:span text:style-name="Strong_20_Emphasis"><text:span text:style-name="T74">จาก</text:span></text:span><text:span text:style-name="Strong_20_Emphasis"><text:span text:style-name="T75">ชื่อ</text:span></text:span><text:span text:style-name="Strong_20_Emphasis"><text:span text:style-name="T74">ฐานข้อมูลที่มี status เท่ากับ 0</text:span></text:span></text:p>
      <text:p text:style-name="P51"><text:s text:c="13"/><text:span text:style-name="T277">4.1.</text:span>1.5 <text:s/><text:span text:style-name="T270">ทำการดึงข้อมูลรายชื่อเว็บที่ได้เก็บไว้ในฐานข้อมูล โดยเลือกจาก status เท่ากับ 1 จากนั้นทำการ push ข้อมูลเก็บไว้ใน Redis เพื่อส่งให้กับ fetch url </text:span><text:span text:style-name="T271">bot</text:span><text:span text:style-name="T270"> ทำงานต่อไป</text:span></text:p>
      <text:p text:style-name="P41"/>
      <text:p text:style-name="P42"><text:soft-page-break/><text:s text:c="7"/><text:span text:style-name="T277">4.1.</text:span>2 <text:s text:c="2"/>fetch url <text:span text:style-name="T302">bot</text:span> มีหลักการทำงานดังต่อไปนี้</text:p>
      <text:p text:style-name="P43"><text:s text:c="13"/><text:span text:style-name="T277">4.1.</text:span>2.1 <text:s/>ทำงานทุกๆ 1 นาที</text:p>
      <text:p text:style-name="P43"><text:s text:c="13"/><text:span text:style-name="T277">4.1.</text:span>2.2 <text:s/>ทำการ pop ข้อมูลที่เก็บไว้ใน Redis มาทำงาน</text:p>
      <text:p text:style-name="P43"><text:s text:c="13"/><text:span text:style-name="T277">4.1.</text:span>2.3 <text:s/>ทำการจัดเรียงข้อมูลหมวดหมู่ใหม่ จากข้อมูลที่ได้จาก start <text:span text:style-name="T305">bot</text:span></text:p>
      <text:p text:style-name="P43"><text:s text:c="13"/><text:span text:style-name="T277">4.1.</text:span>2.4 <text:s/>กรณีหน้าเว็บมี<text:span text:style-name="T303">หมวดหมู่สินค้าเดียว</text:span> ให้ทำการ<text:span text:style-name="T303">แยก</text:span>จัดเก็บ url ของสินค้าแต่ละรายการ จากนั้นทำการ push ข้อมูลเก็บไว้ใน Redis เพื่อส่งให้กับ web scrapping <text:span text:style-name="T302">bot</text:span> ทำงานต่อไป</text:p>
      <text:p text:style-name="P49"><text:s text:c="13"/><text:span text:style-name="T277">4.1.</text:span>2.5 <text:s/><text:span text:style-name="T304">กรณีหน้าเว็บมีหลายหมวดหมู่สินค้า </text:span>ให้ทำการจัดเก็บ url ของเเต่ละ<text:span text:style-name="T303">หมวดหมู่สินค้า</text:span>ไว้ จากนั้นทำการ push ข้อมูลเก็บไว้ใน Redis เพื่อให้ fetch url <text:span text:style-name="T303">bot</text:span> ทำงานอีกรอบ</text:p>
      <text:p text:style-name="P45"><text:s text:c="7"/><text:span text:style-name="T277">4.1.</text:span>3 <text:s text:c="2"/>web scrapping <text:span text:style-name="T303">bot</text:span> มีหลักการทำงานดังต่อไปนี้</text:p>
      <text:p text:style-name="P45"><text:s text:c="13"/><text:span text:style-name="T277">4.1.</text:span>3.1 <text:s/>ทำงานทุกๆ 1 นาที</text:p>
      <text:p text:style-name="P44"><text:span text:style-name="T277"><text:s text:c="13"/>4.1.3</text:span>.2 <text:s/>ทำการ pop ข้อมูลที่เก็บไว้ใน Redis มาทำงาน</text:p>
      <text:p text:style-name="P45"><text:s text:c="13"/><text:span text:style-name="T277">4.1.</text:span>3.<text:span text:style-name="T306">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10"><text:span text:style-name="Strong_20_Emphasis"><text:span text:style-name="T66"/></text:span></text:p>
      <text:p text:style-name="P171"><text:span text:style-name="T279">4.2 <text:s text:c="2"/></text:span>Interface Design</text:p>
      <text:p text:style-name="P46"><text:s text:c="7"/><text:span text:style-name="T165"><text:s/></text:span><text:span text:style-name="T182">4.2.</text:span><text:span text:style-name="T165">1 <text:s text:c="2"/>เข้าสู่ระบบ</text:span></text:p>
      <text:p text:style-name="P34"/>
      <text:p text:style-name="P16"><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166"><text:s text:c="8"/>ภาพที่ </text:span></text:span><text:span text:style-name="Strong_20_Emphasis"><text:span text:style-name="T181">4</text:span></text:span><text:span text:style-name="Strong_20_Emphasis"><text:span text:style-name="T166">.</text:span></text:span><text:span text:style-name="Strong_20_Emphasis"><text:span text:style-name="T183">2</text:span></text:span><text:span text:style-name="Strong_20_Emphasis"><text:span text:style-name="T223"> </text:span></text:span><text:span text:style-name="Strong_20_Emphasis"><text:span text:style-name="T68">Interface</text:span></text:span><text:span text:style-name="Strong_20_Emphasis"><text:span text:style-name="T67">เข้าสู่ระบบ</text:span></text:span></text:p>
      <text:p text:style-name="P16"><text:span text:style-name="Strong_20_Emphasis"><text:span text:style-name="T261"><text:s text:c="7"/>4.2.2 </text:span></text:span><text:span text:style-name="Strong_20_Emphasis"><text:span text:style-name="T263"><text:s/></text:span></text:span><text:span text:style-name="Strong_20_Emphasis"><text:span text:style-name="T262">จัดการเว็บ</text:span></text:span></text:p>
      <text:p text:style-name="P34"><text:span text:style-name="Strong_20_Emphasis"><text:span text:style-name="T76"/></text:span></text:p>
      <text:p text:style-name="P16"><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3">3</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76">เรียกดูจัดการเว็บ</text:span></text:span></text:p>
      <text:p text:style-name="P16"><text:span text:style-name="Strong_20_Emphasis"><text:span text:style-name="T76"/></text:span></text:p>
      <text:p text:style-name="P16"><text:soft-page-break/><text:span text:style-name="Strong_20_Emphasis"><text:span text:style-name="T76"/></text:span></text:p>
      <text:p text:style-name="P34"><draw:frame draw:style-name="fr1" draw:name="Image26" text:anchor-type="paragraph" svg:width="5.0354in" svg:height="2.4744in" draw:z-index="25"><draw:image xlink:href="Pictures/10000201000005140000027F67D1EE5E4C0E2820.png" xlink:type="simple" xlink:show="embed" xlink:actuate="onLoad" loext:mime-type="image/png"/></draw:frame><text:span text:style-name="Strong_20_Emphasis"><text:span text:style-name="T77"><text:s text:c="7"/></text:span></text:span><text:span text:style-name="Strong_20_Emphasis"><text:span text:style-name="T166">ภาพที่ </text:span></text:span><text:span text:style-name="Strong_20_Emphasis"><text:span text:style-name="T181">4</text:span></text:span><text:span text:style-name="Strong_20_Emphasis"><text:span text:style-name="T166">.</text:span></text:span><text:span text:style-name="Strong_20_Emphasis"><text:span text:style-name="T183">4</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76">เ</text:span></text:span><text:span text:style-name="Strong_20_Emphasis"><text:span text:style-name="T78">พิ่ม</text:span></text:span><text:span text:style-name="Strong_20_Emphasis"><text:span text:style-name="T76">เว็บ</text:span></text:span></text:p>
      <text:p text:style-name="P34"><text:span text:style-name="Strong_20_Emphasis"><text:span text:style-name="T76"/></text:span></text:p>
      <text:p text:style-name="P34"><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3">5</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79">แก้ไข</text:span></text:span><text:span text:style-name="Strong_20_Emphasis"><text:span text:style-name="T76">เว็บ</text:span></text:span></text:p>
      <text:p text:style-name="P34"><text:span text:style-name="Strong_20_Emphasis"><text:span text:style-name="T76"/></text:span></text:p>
      <text:p text:style-name="P34"><text:span text:style-name="Strong_20_Emphasis"><text:span text:style-name="T76"/></text:span></text:p>
      <text:p text:style-name="P34"><draw:frame draw:style-name="fr1" draw:name="Image28" text:anchor-type="paragraph" svg:width="4.9965in" svg:height="2.4571in" draw:z-index="27"><draw:image xlink:href="Pictures/10000201000005130000027F056C0BEC92B22717.png" xlink:type="simple" xlink:show="embed" xlink:actuate="onLoad" loext:mime-type="image/png"/></draw:frame><text:soft-page-break/><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3">6</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79">แก้</text:span></text:span><text:span text:style-name="Strong_20_Emphasis"><text:span text:style-name="T80">ไขสถานะ</text:span></text:span><text:span text:style-name="Strong_20_Emphasis"><text:span text:style-name="T76">เว็บ</text:span></text:span></text:p>
      <text:p text:style-name="P34"><text:span text:style-name="Strong_20_Emphasis"><text:span text:style-name="T76"/></text:span></text:p>
      <text:p text:style-name="P34"><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3">7</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1">ลบ</text:span></text:span><text:span text:style-name="Strong_20_Emphasis"><text:span text:style-name="T76">เว็บ</text:span></text:span></text:p>
      <text:p text:style-name="P34"><text:span text:style-name="Strong_20_Emphasis"><text:span text:style-name="T76"/></text:span></text:p>
      <text:p text:style-name="P34"><text:span text:style-name="Strong_20_Emphasis"><text:span text:style-name="T76"/></text:span></text:p>
      <text:p text:style-name="P34"><text:span text:style-name="Strong_20_Emphasis"><text:span text:style-name="T76"/></text:span></text:p>
      <text:p text:style-name="P34"><text:span text:style-name="Strong_20_Emphasis"><text:span text:style-name="T76"/></text:span></text:p>
      <text:p text:style-name="P34"><text:span text:style-name="Strong_20_Emphasis"><text:span text:style-name="T76"/></text:span></text:p>
      <text:p text:style-name="P34"><text:span text:style-name="Strong_20_Emphasis"><text:span text:style-name="T76"/></text:span></text:p>
      <text:p text:style-name="P34"><text:span text:style-name="Strong_20_Emphasis"><text:span text:style-name="T76"/></text:span></text:p>
      <text:p text:style-name="P34"><text:span text:style-name="Strong_20_Emphasis"><text:span text:style-name="T76"/></text:span></text:p>
      <text:p text:style-name="P34"><text:span text:style-name="Strong_20_Emphasis"><text:span text:style-name="T76"/></text:span></text:p>
      <text:p text:style-name="P34"><text:span text:style-name="Strong_20_Emphasis"><text:span text:style-name="T76"/></text:span></text:p>
      <text:p text:style-name="P34"><text:span text:style-name="Strong_20_Emphasis"><text:span text:style-name="T76"/></text:span></text:p>
      <text:p text:style-name="P34"><text:soft-page-break/><text:span text:style-name="Strong_20_Emphasis"><text:span text:style-name="T77"><text:s text:c="7"/></text:span></text:span><text:span text:style-name="Strong_20_Emphasis"><text:span text:style-name="T184">4.2.3</text:span></text:span><text:span text:style-name="Strong_20_Emphasis"><text:span text:style-name="T77"> <text:s/></text:span></text:span><text:span text:style-name="Strong_20_Emphasis"><text:span text:style-name="T184">ตั้งเวลาทำงาน</text:span></text:span></text:p>
      <text:p text:style-name="P34"><text:span text:style-name="Strong_20_Emphasis"><text:span text:style-name="T82"/></text:span></text:p>
      <text:p text:style-name="P34"><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3">8</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2">แสดงหน้าตั้งเวลาทำงาน</text:span></text:span></text:p>
      <text:p text:style-name="P34"><text:span text:style-name="Strong_20_Emphasis"><text:span text:style-name="T82"/></text:span></text:p>
      <text:p text:style-name="P34"><text:span text:style-name="Strong_20_Emphasis"><text:span text:style-name="T82"/></text:span></text:p>
      <text:p text:style-name="P34"><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3">9</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3">เพิ่ม</text:span></text:span><text:span text:style-name="Strong_20_Emphasis"><text:span text:style-name="T82">ตั้งเวลาทำงาน</text:span></text:span></text:p>
      <text:p text:style-name="P34"><text:span text:style-name="Strong_20_Emphasis"><text:span text:style-name="T82"/></text:span></text:p>
      <text:p text:style-name="P34"><draw:frame draw:style-name="fr1" draw:name="Image32" text:anchor-type="paragraph" svg:width="5.0311in" svg:height="2.4764in" draw:z-index="31"><draw:image xlink:href="Pictures/10000201000005120000027F5B554304BD947F1E.png" xlink:type="simple" xlink:show="embed" xlink:actuate="onLoad" loext:mime-type="image/png"/></draw:frame><text:soft-page-break/><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3">10</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4">แก้ไข</text:span></text:span><text:span text:style-name="Strong_20_Emphasis"><text:span text:style-name="T82">ตั้งเวลาทำงาน</text:span></text:span></text:p>
      <text:p text:style-name="P34"><text:span text:style-name="Strong_20_Emphasis"><text:span text:style-name="T82"/></text:span></text:p>
      <text:p text:style-name="P34"><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5">1</text:span></text:span><text:span text:style-name="Strong_20_Emphasis"><text:span text:style-name="T183">1</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5">ลบ</text:span></text:span><text:span text:style-name="Strong_20_Emphasis"><text:span text:style-name="T82">ตั้งเวลาทำงาน</text:span></text:span></text:p>
      <text:p text:style-name="P34"><text:span text:style-name="Strong_20_Emphasis"><text:span text:style-name="T82"/></text:span></text:p>
      <text:p text:style-name="P35"><text:span text:style-name="Strong_20_Emphasis"><text:span text:style-name="T77"><text:s text:c="8"/></text:span></text:span></text:p>
      <text:p text:style-name="P35"><text:span text:style-name="Strong_20_Emphasis"><text:span text:style-name="T77"/></text:span></text:p>
      <text:p text:style-name="P35"><text:span text:style-name="Strong_20_Emphasis"><text:span text:style-name="T77"/></text:span></text:p>
      <text:p text:style-name="P35"><text:span text:style-name="Strong_20_Emphasis"><text:span text:style-name="T77"/></text:span></text:p>
      <text:p text:style-name="P35"><text:span text:style-name="Strong_20_Emphasis"><text:span text:style-name="T77"/></text:span></text:p>
      <text:p text:style-name="P35"><text:span text:style-name="Strong_20_Emphasis"><text:span text:style-name="T77"/></text:span></text:p>
      <text:p text:style-name="P35"><text:span text:style-name="Strong_20_Emphasis"><text:span text:style-name="T77"/></text:span></text:p>
      <text:p text:style-name="P35"><text:span text:style-name="Strong_20_Emphasis"><text:span text:style-name="T77"/></text:span></text:p>
      <text:p text:style-name="P35"><text:span text:style-name="Strong_20_Emphasis"><text:span text:style-name="T77"/></text:span></text:p>
      <text:p text:style-name="P35"><text:span text:style-name="Strong_20_Emphasis"><text:span text:style-name="T77"/></text:span></text:p>
      <text:p text:style-name="P35"><text:soft-page-break/><text:span text:style-name="Strong_20_Emphasis"><text:span text:style-name="T186"><text:s text:c="7"/>4.2.4</text:span></text:span><text:span text:style-name="Strong_20_Emphasis"><text:span text:style-name="T77"> <text:s/></text:span></text:span><text:span text:style-name="Strong_20_Emphasis"><text:span text:style-name="T187">จัดการสมาชิก</text:span></text:span></text:p>
      <text:p text:style-name="P34"><text:span text:style-name="Strong_20_Emphasis"><text:span text:style-name="T86"/></text:span></text:p>
      <text:p text:style-name="P34"><draw:frame draw:style-name="fr3"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5">1</text:span></text:span><text:span text:style-name="Strong_20_Emphasis"><text:span text:style-name="T183">2</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6">แสดงหน้าจัดการสมาชิก</text:span></text:span></text:p>
      <text:p text:style-name="P34"><text:span text:style-name="Strong_20_Emphasis"><text:span text:style-name="T86"/></text:span></text:p>
      <text:p text:style-name="P34"><draw:frame draw:style-name="fr3"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5">1</text:span></text:span><text:span text:style-name="Strong_20_Emphasis"><text:span text:style-name="T183">3</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7">เพิ่ม</text:span></text:span><text:span text:style-name="Strong_20_Emphasis"><text:span text:style-name="T86">สมาชิก</text:span></text:span></text:p>
      <text:p text:style-name="P34"><text:span text:style-name="Strong_20_Emphasis"><text:span text:style-name="T86"/></text:span></text:p>
      <text:p text:style-name="P34"><text:span text:style-name="Strong_20_Emphasis"><text:span text:style-name="T86"/></text:span></text:p>
      <text:p text:style-name="P34"><draw:frame draw:style-name="fr1" draw:name="Image36" text:anchor-type="paragraph" svg:width="5.0055in" svg:height="2.4618in" draw:z-index="35"><draw:image xlink:href="Pictures/10000201000005130000027FE7D911F82F6EA8F5.png" xlink:type="simple" xlink:show="embed" xlink:actuate="onLoad" loext:mime-type="image/png"/></draw:frame><text:soft-page-break/><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5">1</text:span></text:span><text:span text:style-name="Strong_20_Emphasis"><text:span text:style-name="T183">4</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8">แก้ไข</text:span></text:span><text:span text:style-name="Strong_20_Emphasis"><text:span text:style-name="T86">สมาชิก</text:span></text:span></text:p>
      <text:p text:style-name="P34"><text:span text:style-name="Strong_20_Emphasis"><text:span text:style-name="T86"/></text:span></text:p>
      <text:p text:style-name="P34"><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5">1</text:span></text:span><text:span text:style-name="Strong_20_Emphasis"><text:span text:style-name="T183">5</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8">เปลี่ยนรหัสผ่าน</text:span></text:span><text:span text:style-name="Strong_20_Emphasis"><text:span text:style-name="T86">สมาชิก</text:span></text:span></text:p>
      <text:p text:style-name="P34"><text:span text:style-name="Strong_20_Emphasis"><text:span text:style-name="T86"/></text:span></text:p>
      <text:p text:style-name="P34"><text:span text:style-name="Strong_20_Emphasis"><text:span text:style-name="T86"/></text:span></text:p>
      <text:p text:style-name="P34"><draw:frame draw:style-name="fr1" draw:name="Image38" text:anchor-type="paragraph" svg:width="5.0228in" svg:height="2.472in" draw:z-index="37"><draw:image xlink:href="Pictures/100002010000051400000280C3233AA30355D1AD.png" xlink:type="simple" xlink:show="embed" xlink:actuate="onLoad" loext:mime-type="image/png"/></draw:frame><text:soft-page-break/><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5">1</text:span></text:span><text:span text:style-name="Strong_20_Emphasis"><text:span text:style-name="T183">6</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8">ลบ</text:span></text:span><text:span text:style-name="Strong_20_Emphasis"><text:span text:style-name="T86">สมาชิก</text:span></text:span></text:p>
      <text:p text:style-name="P34"><text:span text:style-name="Strong_20_Emphasis"><text:span text:style-name="T86"/></text:span></text:p>
      <text:p text:style-name="P34"><text:span text:style-name="Strong_20_Emphasis"><text:span text:style-name="T77"><text:s text:c="8"/></text:span></text:span><text:span text:style-name="Strong_20_Emphasis"><text:span text:style-name="T188">4.2.5 <text:s/>จัดการสลับฐานข้อมูล</text:span></text:span></text:p>
      <text:p text:style-name="P34"/>
      <text:p text:style-name="P34"><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5">1</text:span></text:span><text:span text:style-name="Strong_20_Emphasis"><text:span text:style-name="T183">7</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89">แสดงหน้าจัดการสลับฐานข้อมูล</text:span></text:span></text:p>
      <text:p text:style-name="P34"><text:span text:style-name="Strong_20_Emphasis"><text:span text:style-name="T89"/></text:span></text:p>
      <text:p text:style-name="P34"><draw:frame draw:style-name="fr1" draw:name="Image40" text:anchor-type="paragraph" svg:width="4.9965in" svg:height="2.461in" draw:z-index="39"><draw:image xlink:href="Pictures/1000020100000513000002804DCFA28A09DBA379.png" xlink:type="simple" xlink:show="embed" xlink:actuate="onLoad" loext:mime-type="image/png"/></draw:frame><text:soft-page-break/><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5">1</text:span></text:span><text:span text:style-name="Strong_20_Emphasis"><text:span text:style-name="T183">8</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90">สร้างชื่อ</text:span></text:span><text:span text:style-name="Strong_20_Emphasis"><text:span text:style-name="T89">ฐานข้อมูล</text:span></text:span></text:p>
      <text:p text:style-name="P34"><text:span text:style-name="Strong_20_Emphasis"><text:span text:style-name="T86"/></text:span></text:p>
      <text:p text:style-name="P34"><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5">1</text:span></text:span><text:span text:style-name="Strong_20_Emphasis"><text:span text:style-name="T183">9</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91">แก้ไข</text:span></text:span><text:span text:style-name="Strong_20_Emphasis"><text:span text:style-name="T90">ชื่อ</text:span></text:span><text:span text:style-name="Strong_20_Emphasis"><text:span text:style-name="T89">ฐานข้อมูล</text:span></text:span></text:p>
      <text:p text:style-name="P34"><text:span text:style-name="Strong_20_Emphasis"><text:span text:style-name="T89"/></text:span></text:p>
      <text:p text:style-name="P34"><text:span text:style-name="Strong_20_Emphasis"><text:span text:style-name="T89"/></text:span></text:p>
      <text:p text:style-name="P34"><draw:frame draw:style-name="fr1" draw:name="Image42" text:anchor-type="paragraph" svg:width="5.0217in" svg:height="2.4736in" draw:z-index="41"><draw:image xlink:href="Pictures/100002010000051300000280546A7A06D103085B.png" xlink:type="simple" xlink:show="embed" xlink:actuate="onLoad" loext:mime-type="image/png"/></draw:frame><text:soft-page-break/><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3">20</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91">แก้ไข</text:span></text:span><text:span text:style-name="Strong_20_Emphasis"><text:span text:style-name="T92">สถานะ</text:span></text:span><text:span text:style-name="Strong_20_Emphasis"><text:span text:style-name="T89">ฐานข้อมูล</text:span></text:span></text:p>
      <text:p text:style-name="P34"><text:span text:style-name="Strong_20_Emphasis"><text:span text:style-name="T89"/></text:span></text:p>
      <text:p text:style-name="P34"><draw:frame draw:style-name="fr3"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9">2</text:span></text:span><text:span text:style-name="Strong_20_Emphasis"><text:span text:style-name="T183">1</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93">ลบชื่อ</text:span></text:span><text:span text:style-name="Strong_20_Emphasis"><text:span text:style-name="T89">ฐานข้อมูล</text:span></text:span></text:p>
      <text:p text:style-name="P34"><text:span text:style-name="Strong_20_Emphasis"><text:span text:style-name="T89"/></text:span></text:p>
      <text:p text:style-name="P34"><text:span text:style-name="Strong_20_Emphasis"><text:span text:style-name="T89"/></text:span></text:p>
      <text:p text:style-name="P34"><text:span text:style-name="Strong_20_Emphasis"><text:span text:style-name="T89"/></text:span></text:p>
      <text:p text:style-name="P34"><text:span text:style-name="Strong_20_Emphasis"><text:span text:style-name="T89"/></text:span></text:p>
      <text:p text:style-name="P34"><text:span text:style-name="Strong_20_Emphasis"><text:span text:style-name="T89"/></text:span></text:p>
      <text:p text:style-name="P34"><text:span text:style-name="Strong_20_Emphasis"><text:span text:style-name="T89"/></text:span></text:p>
      <text:p text:style-name="P34"><text:span text:style-name="Strong_20_Emphasis"><text:span text:style-name="T89"/></text:span></text:p>
      <text:p text:style-name="P34"><text:span text:style-name="Strong_20_Emphasis"><text:span text:style-name="T89"/></text:span></text:p>
      <text:p text:style-name="P34"><text:span text:style-name="Strong_20_Emphasis"><text:span text:style-name="T89"/></text:span></text:p>
      <text:p text:style-name="P34"><text:span text:style-name="Strong_20_Emphasis"><text:span text:style-name="T89"/></text:span></text:p>
      <text:p text:style-name="P34"><text:span text:style-name="Strong_20_Emphasis"><text:span text:style-name="T89"/></text:span></text:p>
      <text:p text:style-name="P34"><text:soft-page-break/><text:span text:style-name="Strong_20_Emphasis"><text:span text:style-name="T77"><text:s text:c="7"/></text:span></text:span><text:span text:style-name="Strong_20_Emphasis"><text:span text:style-name="T190">4.2.6 <text:s/>จัดการ Log</text:span></text:span></text:p>
      <text:p text:style-name="P34"><text:span text:style-name="Strong_20_Emphasis"><text:span text:style-name="T86"/></text:span></text:p>
      <text:p text:style-name="P34"><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9">2</text:span></text:span><text:span text:style-name="Strong_20_Emphasis"><text:span text:style-name="T183">2</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94">แสดง Log</text:span></text:span></text:p>
      <text:p text:style-name="P34"/>
      <text:p text:style-name="P34"><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166"><text:s text:c="7"/>ภาพที่ </text:span></text:span><text:span text:style-name="Strong_20_Emphasis"><text:span text:style-name="T181">4</text:span></text:span><text:span text:style-name="Strong_20_Emphasis"><text:span text:style-name="T166">.</text:span></text:span><text:span text:style-name="Strong_20_Emphasis"><text:span text:style-name="T189">2</text:span></text:span><text:span text:style-name="Strong_20_Emphasis"><text:span text:style-name="T183">3</text:span></text:span><text:span text:style-name="Strong_20_Emphasis"><text:span text:style-name="T223"> </text:span></text:span><text:span text:style-name="Strong_20_Emphasis"><text:span text:style-name="T68">Interface</text:span></text:span><text:span text:style-name="Strong_20_Emphasis"><text:span text:style-name="T67"> </text:span></text:span><text:span text:style-name="Strong_20_Emphasis"><text:span text:style-name="T95">เลือกวันที่เพื่อ</text:span></text:span><text:span text:style-name="Strong_20_Emphasis"><text:span text:style-name="T94">แสดง Log</text:span></text:span></text:p>
      <text:p text:style-name="P34"><text:span text:style-name="Strong_20_Emphasis"><text:span text:style-name="T94"/></text:span></text:p>
      <text:p text:style-name="P34"><text:span text:style-name="Strong_20_Emphasis"><text:span text:style-name="T94"/></text:span></text:p>
      <text:p text:style-name="P34"><text:span text:style-name="Strong_20_Emphasis"><text:span text:style-name="T94"/></text:span></text:p>
      <text:p text:style-name="P34"><text:span text:style-name="Strong_20_Emphasis"><text:span text:style-name="T94"/></text:span></text:p>
      <text:p text:style-name="P34"><text:span text:style-name="Strong_20_Emphasis"><text:span text:style-name="T94"/></text:span></text:p>
      <text:p text:style-name="P34"><text:span text:style-name="Strong_20_Emphasis"><text:span text:style-name="T94"/></text:span></text:p>
      <text:p text:style-name="P34"><text:span text:style-name="Strong_20_Emphasis"><text:span text:style-name="T68"/></text:span></text:p>
      <text:p text:style-name="P34"><text:span text:style-name="Strong_20_Emphasis"><text:span text:style-name="T68"/></text:span></text:p>
      <text:p text:style-name="P34"><text:span text:style-name="Strong_20_Emphasis"><text:span text:style-name="T68"/></text:span></text:p>
      <text:p text:style-name="P34"><text:soft-page-break/><text:span text:style-name="Strong_20_Emphasis"><text:span text:style-name="T191"><text:s text:c="8"/>4.2.7 <text:s/>Mobile interface</text:span></text:span></text:p>
      <text:p text:style-name="P34"><text:span text:style-name="Strong_20_Emphasis"><text:span text:style-name="T68"/></text:span></text:p>
      <text:p text:style-name="P34"><draw:frame draw:style-name="fr3"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68"/></text:span></text:p>
      <text:p text:style-name="P34"><text:span text:style-name="Strong_20_Emphasis"><text:span text:style-name="T68"/></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
      <text:p text:style-name="P38"><text:span text:style-name="Strong_20_Emphasis"><text:span text:style-name="T166">ภาพที่ </text:span></text:span><text:span text:style-name="Strong_20_Emphasis"><text:span text:style-name="T181">4</text:span></text:span><text:span text:style-name="Strong_20_Emphasis"><text:span text:style-name="T166">.</text:span></text:span><text:span text:style-name="Strong_20_Emphasis"><text:span text:style-name="T189">2</text:span></text:span><text:span text:style-name="Strong_20_Emphasis"><text:span text:style-name="T183">4</text:span></text:span><text:span text:style-name="Strong_20_Emphasis"><text:span text:style-name="T223">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96">หน้าแรก</text:span></text:span></text:p>
      <text:p text:style-name="P38"><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96"/></text:span></text:p>
      <text:p text:style-name="P38"><text:span text:style-name="Strong_20_Emphasis"><text:span text:style-name="T9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8"><text:span text:style-name="Strong_20_Emphasis"><text:span text:style-name="T166">ภาพที่ </text:span></text:span><text:span text:style-name="Strong_20_Emphasis"><text:span text:style-name="T181">4</text:span></text:span><text:span text:style-name="Strong_20_Emphasis"><text:span text:style-name="T166">.</text:span></text:span><text:span text:style-name="Strong_20_Emphasis"><text:span text:style-name="T189">2</text:span></text:span><text:span text:style-name="Strong_20_Emphasis"><text:span text:style-name="T183">5</text:span></text:span><text:span text:style-name="Strong_20_Emphasis"><text:span text:style-name="T223">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96">ค้นหา</text:span></text:span></text:p>
      <text:p text:style-name="P38"><text:span text:style-name="Strong_20_Emphasis"><text:span text:style-name="T96"/></text:span></text:p>
      <text:p text:style-name="P38"><draw:frame draw:style-name="fr3"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9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text:span text:style-name="Strong_20_Emphasis"><text:span text:style-name="T86"/></text:span></text:p>
      <text:p text:style-name="P34"/>
      <text:p text:style-name="P34"/>
      <text:p text:style-name="P34"><text:span text:style-name="Strong_20_Emphasis"><text:span text:style-name="T86"/></text:span></text:p>
      <text:p text:style-name="P34"><text:span text:style-name="Strong_20_Emphasis"><text:span text:style-name="T86"/></text:span></text:p>
      <text:p text:style-name="P38"><text:span text:style-name="Strong_20_Emphasis"><text:span text:style-name="T166">ภาพที่ </text:span></text:span><text:span text:style-name="Strong_20_Emphasis"><text:span text:style-name="T181">4</text:span></text:span><text:span text:style-name="Strong_20_Emphasis"><text:span text:style-name="T166">.</text:span></text:span><text:span text:style-name="Strong_20_Emphasis"><text:span text:style-name="T189">2</text:span></text:span><text:span text:style-name="Strong_20_Emphasis"><text:span text:style-name="T183">6</text:span></text:span><text:span text:style-name="Strong_20_Emphasis"><text:span text:style-name="T223">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97">filter</text:span></text:span><text:span text:style-name="Strong_20_Emphasis"><text:span text:style-name="T128">ตัวกรอง</text:span></text:span><text:span text:style-name="Strong_20_Emphasis"><text:span text:style-name="T96">ค้นหา</text:span></text:span></text:p>
      <text:p text:style-name="P38"><text:span text:style-name="Strong_20_Emphasis"><text:span text:style-name="T96"/></text:span></text:p>
      <text:p text:style-name="P38"><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96"/></text:span></text:p>
      <text:p text:style-name="P38"><text:span text:style-name="Strong_20_Emphasis"><text:span text:style-name="T166">ภาพที่ </text:span></text:span><text:span text:style-name="Strong_20_Emphasis"><text:span text:style-name="T181">4</text:span></text:span><text:span text:style-name="Strong_20_Emphasis"><text:span text:style-name="T166">.</text:span></text:span><text:span text:style-name="Strong_20_Emphasis"><text:span text:style-name="T189">2</text:span></text:span><text:span text:style-name="Strong_20_Emphasis"><text:span text:style-name="T183">7</text:span></text:span><text:span text:style-name="Strong_20_Emphasis"><text:span text:style-name="T223">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98">หมวดหมู่สินค้า</text:span></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draw:frame draw:style-name="fr3"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9"><text:span text:style-name="Strong_20_Emphasis"><text:span text:style-name="T166">ภาพที่ </text:span></text:span><text:span text:style-name="Strong_20_Emphasis"><text:span text:style-name="T181">4</text:span></text:span><text:span text:style-name="Strong_20_Emphasis"><text:span text:style-name="T166">.</text:span></text:span><text:span text:style-name="Strong_20_Emphasis"><text:span text:style-name="T189">2</text:span></text:span><text:span text:style-name="Strong_20_Emphasis"><text:span text:style-name="T219">8</text:span></text:span><text:span text:style-name="Strong_20_Emphasis"><text:span text:style-name="T223">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127">ตั้งค่า</text:span></text:span><text:span text:style-name="Strong_20_Emphasis"><text:span text:style-name="T98">หมวดหมู่สินค้า</text:span></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38"><text:span text:style-name="Strong_20_Emphasis"><text:span text:style-name="T98"/></text:span></text:p>
      <text:p text:style-name="P40"><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4"><text:span text:style-name="Strong_20_Emphasis"><text:span text:style-name="T192"><text:s text:c="8"/>4.3.1 <text:s/>ทดสอบการเข้าสู่ระบบ</text:span></text:span></text:p>
      <text:p text:style-name="P34"><text:span text:style-name="Strong_20_Emphasis"><text:span text:style-name="T165"><text:s text:c="13"/>ตารางที่ </text:span></text:span><text:span text:style-name="Strong_20_Emphasis"><text:span text:style-name="T193">4</text:span></text:span><text:span text:style-name="Strong_20_Emphasis"><text:span text:style-name="T165">.</text:span></text:span><text:span text:style-name="Strong_20_Emphasis"><text:span text:style-name="T193">1</text:span></text:span><text:span text:style-name="Strong_20_Emphasis"><text:span text:style-name="T54"> </text:span></text:span><text:span text:style-name="Strong_20_Emphasis"><text:span text:style-name="T99">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7">การทำงาน</text:p>
          </table:table-cell>
          <table:table-cell table:style-name="Table19.A1" office:value-type="string">
            <text:p text:style-name="P97">เงื่อนไขการทดสอบ</text:p>
          </table:table-cell>
          <table:table-cell table:style-name="Table19.C1" office:value-type="string">
            <text:p text:style-name="P97">ผลการทดสอบ</text:p>
          </table:table-cell>
        </table:table-row>
        <table:table-row>
          <table:table-cell table:style-name="Table19.A2" table:number-rows-spanned="2" office:value-type="string">
            <text:p text:style-name="P152">การเข้าสู่ระบบ</text:p>
          </table:table-cell>
          <table:table-cell table:style-name="Table19.A2" office:value-type="string">
            <text:p text:style-name="P153">กรอก ชื่อผู้ใช้ และรหัสผ่านไม่ถูกต้อง</text:p>
          </table:table-cell>
          <table:table-cell table:style-name="Table19.C2" office:value-type="string">
            <text:p text:style-name="P153">แสดงข้อความ “ชื่อผู้ใช้หรือรหัสผ่านไม่ถูกต้อง”</text:p>
          </table:table-cell>
        </table:table-row>
        <table:table-row>
          <table:covered-table-cell/>
          <table:table-cell table:style-name="Table19.A2" office:value-type="string">
            <text:p text:style-name="P153">กรอก ชื่อผู้ใช้ และรหัสผ่านถูกต้อง</text:p>
          </table:table-cell>
          <table:table-cell table:style-name="Table19.C2" office:value-type="string">
            <text:p text:style-name="P153">เข้าสู่หน้าหลักของระบบ</text:p>
          </table:table-cell>
        </table:table-row>
      </table:table>
      <text:p text:style-name="P34"><text:span text:style-name="Strong_20_Emphasis"><text:span text:style-name="T39"/></text:span></text:p>
      <text:p text:style-name="P34"><text:soft-page-break/><text:span text:style-name="Strong_20_Emphasis"><text:span text:style-name="T222"><text:s text:c="9"/>4.3.2 <text:s/></text:span></text:span><text:span text:style-name="Strong_20_Emphasis"><text:span text:style-name="T194">ทดสอบหน้าจัดการเว็บ</text:span></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195">2</text:span></text:span><text:span text:style-name="Strong_20_Emphasis"><text:span text:style-name="T54"> </text:span></text:span><text:span text:style-name="Strong_20_Emphasis"><text:span text:style-name="T99">ทดสอบ</text:span></text:span><text:span text:style-name="Strong_20_Emphasis"><text:span text:style-name="T100">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97">การทำงาน</text:p>
          </table:table-cell>
          <table:table-cell table:style-name="Table20.A1" office:value-type="string">
            <text:p text:style-name="P97">เงื่อนไขการทดสอบ</text:p>
          </table:table-cell>
          <table:table-cell table:style-name="Table20.C1" office:value-type="string">
            <text:p text:style-name="P97">ผลการทดสอบ</text:p>
          </table:table-cell>
        </table:table-row>
        <table:table-row>
          <table:table-cell table:style-name="Table20.A2" table:number-rows-spanned="2" office:value-type="string">
            <text:p text:style-name="P152">การเ<text:span text:style-name="T280">พิ่มข้อมูล</text:span></text:p>
          </table:table-cell>
          <table:table-cell table:style-name="Table20.A2" office:value-type="string">
            <text:p text:style-name="P153">กรอก<text:span text:style-name="T280">ข้อมูลไม่ครบ</text:span></text:p>
          </table:table-cell>
          <table:table-cell table:style-name="Table20.C2" office:value-type="string">
            <text:p text:style-name="P154">ไม่สามารถกดปุ่มบันทึกข้อมูลได้</text:p>
          </table:table-cell>
        </table:table-row>
        <table:table-row>
          <table:covered-table-cell/>
          <table:table-cell table:style-name="Table20.A2" office:value-type="string">
            <text:p text:style-name="P153">กรอก<text:span text:style-name="T280">ข้อมูลครบถ้วน</text:span></text:p>
          </table:table-cell>
          <table:table-cell table:style-name="Table20.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42"/></text:span></text:p>
      <text:p text:style-name="P34"><text:span text:style-name="Strong_20_Emphasis"><text:span text:style-name="T165"><text:s text:c="13"/>ตารางที่ </text:span></text:span><text:span text:style-name="Strong_20_Emphasis"><text:span text:style-name="T193">4</text:span></text:span><text:span text:style-name="Strong_20_Emphasis"><text:span text:style-name="T165">.</text:span></text:span><text:span text:style-name="Strong_20_Emphasis"><text:span text:style-name="T196">3</text:span></text:span><text:span text:style-name="Strong_20_Emphasis"><text:span text:style-name="T54"> </text:span></text:span><text:span text:style-name="Strong_20_Emphasis"><text:span text:style-name="T99">ทดสอบ</text:span></text:span><text:span text:style-name="Strong_20_Emphasis"><text:span text:style-name="T100">การจัดการเว็บ : </text:span></text:span><text:span text:style-name="Strong_20_Emphasis"><text:span text:style-name="T101">แก้ไข</text:span></text:span><text:span text:style-name="Strong_20_Emphasis"><text:span text:style-name="T100">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97">การทำงาน</text:p>
          </table:table-cell>
          <table:table-cell table:style-name="Table21.A1" office:value-type="string">
            <text:p text:style-name="P97">เงื่อนไขการทดสอบ</text:p>
          </table:table-cell>
          <table:table-cell table:style-name="Table21.C1" office:value-type="string">
            <text:p text:style-name="P97">ผลการทดสอบ</text:p>
          </table:table-cell>
        </table:table-row>
        <table:table-row>
          <table:table-cell table:style-name="Table21.A2" table:number-rows-spanned="2" office:value-type="string">
            <text:p text:style-name="P152">การ<text:span text:style-name="T281">แก้ไขข้อมูล</text:span></text:p>
          </table:table-cell>
          <table:table-cell table:style-name="Table21.A2" office:value-type="string">
            <text:p text:style-name="P153">กรอก<text:span text:style-name="T280">ข้อมูลไม่ครบ</text:span></text:p>
          </table:table-cell>
          <table:table-cell table:style-name="Table21.C2" office:value-type="string">
            <text:p text:style-name="P154">ไม่สามารถกดปุ่มบันทึกข้อมูลได้</text:p>
          </table:table-cell>
        </table:table-row>
        <table:table-row>
          <table:covered-table-cell/>
          <table:table-cell table:style-name="Table21.A2" office:value-type="string">
            <text:p text:style-name="P153">กรอก<text:span text:style-name="T280">ข้อมูลครบถ้วน</text:span></text:p>
          </table:table-cell>
          <table:table-cell table:style-name="Table21.C2" office:value-type="string">
            <text:p text:style-name="P154">สามารถกดปุ่มบันทึกข้อมูลได้ และแสดงข้อความ “แก้ไขข้อมูลสำเร็จ”</text:p>
          </table:table-cell>
        </table:table-row>
      </table:table>
      <text:p text:style-name="P85"/>
      <text:p text:style-name="P85"/>
      <text:p text:style-name="P85"/>
      <text:p text:style-name="P85"/>
      <text:p text:style-name="P85"/>
      <text:p text:style-name="P85"/>
      <text:p text:style-name="P85"/>
      <text:p text:style-name="P85"/>
      <text:p text:style-name="P85"/>
      <text:p text:style-name="P85"/>
      <text:p text:style-name="P34"><text:span text:style-name="Strong_20_Emphasis"><text:span text:style-name="T165"><text:s text:c="13"/>ตารางที่ </text:span></text:span><text:span text:style-name="Strong_20_Emphasis"><text:span text:style-name="T193">4</text:span></text:span><text:span text:style-name="Strong_20_Emphasis"><text:span text:style-name="T165">.</text:span></text:span><text:span text:style-name="Strong_20_Emphasis"><text:span text:style-name="T197">4</text:span></text:span><text:span text:style-name="Strong_20_Emphasis"><text:span text:style-name="T54"> </text:span></text:span><text:span text:style-name="Strong_20_Emphasis"><text:span text:style-name="T99">ทดสอบ</text:span></text:span><text:span text:style-name="Strong_20_Emphasis"><text:span text:style-name="T100">การจัดการเว็บ : </text:span></text:span><text:span text:style-name="Strong_20_Emphasis"><text:span text:style-name="T102">ลบ</text:span></text:span><text:span text:style-name="Strong_20_Emphasis"><text:span text:style-name="T100">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97">การทำงาน</text:p>
          </table:table-cell>
          <table:table-cell table:style-name="Table22.A1" office:value-type="string">
            <text:p text:style-name="P97">เงื่อนไขการทดสอบ</text:p>
          </table:table-cell>
          <table:table-cell table:style-name="Table22.C1" office:value-type="string">
            <text:p text:style-name="P97">ผลการทดสอบ</text:p>
          </table:table-cell>
        </table:table-row>
        <table:table-row>
          <table:table-cell table:style-name="Table22.A2" table:number-rows-spanned="2" office:value-type="string">
            <text:p text:style-name="P155">ลบข้อมูล</text:p>
          </table:table-cell>
          <table:table-cell table:style-name="Table22.A2" office:value-type="string">
            <text:p text:style-name="P155">เมื่อกดปุ่มลบให้แสดงการยืนยันลบข้อมูล</text:p>
          </table:table-cell>
          <table:table-cell table:style-name="Table22.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55">เมื่อกดตกลง ทำการลบข้อมูล</text:p>
          </table:table-cell>
          <table:table-cell table:style-name="Table22.C2" office:value-type="string">
            <text:p text:style-name="P155">ทำการลบข้อมูลที่เลือก และแสดงข้อความ “ลบข้อมูลสำเร็จ”</text:p>
          </table:table-cell>
        </table:table-row>
        <table:table-row>
          <table:table-cell table:style-name="Table22.A2" office:value-type="string">
            <text:p text:style-name="P89"/>
          </table:table-cell>
          <table:table-cell table:style-name="Table22.A2" office:value-type="string">
            <text:p text:style-name="P155">เมื่อกดยกเลิก ไม่ลบข้อมูล</text:p>
          </table:table-cell>
          <table:table-cell table:style-name="Table22.C2" office:value-type="string">
            <text:p text:style-name="P156">กลับสู่หน้าจัดการเว็บ</text:p>
          </table:table-cell>
        </table:table-row>
      </table:table>
      <text:p text:style-name="P34"><text:span text:style-name="Strong_20_Emphasis"><text:span text:style-name="T100"/></text:span></text:p>
      <text:p text:style-name="P34"><text:soft-page-break/><text:span text:style-name="Strong_20_Emphasis"><text:span text:style-name="T198"><text:s text:c="6"/>4.3.3 <text:s/>ทดสอบหน้าตั้งเวลาทำงาน</text:span></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199">5</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3">ตั้งเวลาทำงาน</text:span></text:span><text:span text:style-name="Strong_20_Emphasis"><text:span text:style-name="T100"> : </text:span></text:span><text:span text:style-name="Strong_20_Emphasis"><text:span text:style-name="T103">เพิ่ม</text:span></text:span><text:span text:style-name="Strong_20_Emphasis"><text:span text:style-name="T100">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97">การทำงาน</text:p>
          </table:table-cell>
          <table:table-cell table:style-name="Table23.A1" office:value-type="string">
            <text:p text:style-name="P97">เงื่อนไขการทดสอบ</text:p>
          </table:table-cell>
          <table:table-cell table:style-name="Table23.C1" office:value-type="string">
            <text:p text:style-name="P97">ผลการทดสอบ</text:p>
          </table:table-cell>
        </table:table-row>
        <table:table-row>
          <table:table-cell table:style-name="Table23.A2" table:number-rows-spanned="2" office:value-type="string">
            <text:p text:style-name="P152">การเ<text:span text:style-name="T280">พิ่มข้อมูล</text:span></text:p>
          </table:table-cell>
          <table:table-cell table:style-name="Table23.A2" office:value-type="string">
            <text:p text:style-name="P153">กรอก<text:span text:style-name="T280">ข้อมูลไม่ครบ</text:span></text:p>
          </table:table-cell>
          <table:table-cell table:style-name="Table23.C2" office:value-type="string">
            <text:p text:style-name="P154">ไม่สามารถกดปุ่มบันทึกข้อมูลได้</text:p>
          </table:table-cell>
        </table:table-row>
        <table:table-row>
          <table:covered-table-cell/>
          <table:table-cell table:style-name="Table23.A2" office:value-type="string">
            <text:p text:style-name="P153">กรอก<text:span text:style-name="T280">ข้อมูลครบถ้วน</text:span></text:p>
          </table:table-cell>
          <table:table-cell table:style-name="Table23.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42"/></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199">6</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3">ตั้งเวลาทำงาน</text:span></text:span><text:span text:style-name="Strong_20_Emphasis"><text:span text:style-name="T100"> : </text:span></text:span><text:span text:style-name="Strong_20_Emphasis"><text:span text:style-name="T103">แก้ไข</text:span></text:span><text:span text:style-name="Strong_20_Emphasis"><text:span text:style-name="T100">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97">การทำงาน</text:p>
          </table:table-cell>
          <table:table-cell table:style-name="Table24.A1" office:value-type="string">
            <text:p text:style-name="P97">เงื่อนไขการทดสอบ</text:p>
          </table:table-cell>
          <table:table-cell table:style-name="Table24.C1" office:value-type="string">
            <text:p text:style-name="P97">ผลการทดสอบ</text:p>
          </table:table-cell>
        </table:table-row>
        <table:table-row>
          <table:table-cell table:style-name="Table24.A2" table:number-rows-spanned="2" office:value-type="string">
            <text:p text:style-name="P152">การ<text:span text:style-name="T281">แก้ไขข้อมูล</text:span></text:p>
          </table:table-cell>
          <table:table-cell table:style-name="Table24.A2" office:value-type="string">
            <text:p text:style-name="P153">กรอก<text:span text:style-name="T280">ข้อมูลไม่ครบ</text:span></text:p>
          </table:table-cell>
          <table:table-cell table:style-name="Table24.C2" office:value-type="string">
            <text:p text:style-name="P154">ไม่สามารถกดปุ่มบันทึกข้อมูลได้</text:p>
          </table:table-cell>
        </table:table-row>
        <table:table-row>
          <table:covered-table-cell/>
          <table:table-cell table:style-name="Table24.A2" office:value-type="string">
            <text:p text:style-name="P153">กรอก<text:span text:style-name="T280">ข้อมูลครบถ้วน</text:span></text:p>
          </table:table-cell>
          <table:table-cell table:style-name="Table24.C2" office:value-type="string">
            <text:p text:style-name="P154">สามารถกดปุ่มบันทึกข้อมูลได้ และแสดงข้อความ “แก้ไขข้อมูลสำเร็จ”</text:p>
          </table:table-cell>
        </table:table-row>
      </table:table>
      <text:p text:style-name="P34"><text:span text:style-name="Strong_20_Emphasis"><text:span text:style-name="T100"/></text:span></text:p>
      <text:p text:style-name="P34"><text:span text:style-name="Strong_20_Emphasis"><text:span text:style-name="T100"/></text:span></text:p>
      <text:p text:style-name="P34"><text:span text:style-name="Strong_20_Emphasis"><text:span text:style-name="T100"/></text:span></text:p>
      <text:p text:style-name="P34"><text:span text:style-name="Strong_20_Emphasis"><text:span text:style-name="T100"/></text:span></text:p>
      <text:p text:style-name="P34"><text:span text:style-name="Strong_20_Emphasis"><text:span text:style-name="T100"/></text:span></text:p>
      <text:p text:style-name="P34"><text:span text:style-name="Strong_20_Emphasis"><text:span text:style-name="T100"/></text:span></text:p>
      <text:p text:style-name="P34"><text:span text:style-name="Strong_20_Emphasis"><text:span text:style-name="T100"/></text:span></text:p>
      <text:p text:style-name="P34"><text:span text:style-name="Strong_20_Emphasis"><text:span text:style-name="T100"/></text:span></text:p>
      <text:p text:style-name="P34"><text:span text:style-name="Strong_20_Emphasis"><text:span text:style-name="T100"/></text:span></text:p>
      <text:p text:style-name="P34"><text:span text:style-name="Strong_20_Emphasis"><text:span text:style-name="T100"/></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0">7</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3">ตั้งเวลาทำงาน</text:span></text:span><text:span text:style-name="Strong_20_Emphasis"><text:span text:style-name="T100"> : </text:span></text:span><text:span text:style-name="Strong_20_Emphasis"><text:span text:style-name="T104">ลบ</text:span></text:span><text:span text:style-name="Strong_20_Emphasis"><text:span text:style-name="T100">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7">การทำงาน</text:p>
          </table:table-cell>
          <table:table-cell table:style-name="Table25.A1" office:value-type="string">
            <text:p text:style-name="P97">เงื่อนไขการทดสอบ</text:p>
          </table:table-cell>
          <table:table-cell table:style-name="Table25.C1" office:value-type="string">
            <text:p text:style-name="P97">ผลการทดสอบ</text:p>
          </table:table-cell>
        </table:table-row>
        <table:table-row>
          <table:table-cell table:style-name="Table25.A2" table:number-rows-spanned="2" office:value-type="string">
            <text:p text:style-name="P155">ลบข้อมูล</text:p>
          </table:table-cell>
          <table:table-cell table:style-name="Table25.A2" office:value-type="string">
            <text:p text:style-name="P155">เมื่อกดปุ่มลบให้แสดงการยืนยันลบข้อมูล</text:p>
          </table:table-cell>
          <table:table-cell table:style-name="Table25.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55">เมื่อกดตกลง ทำการลบข้อมูล</text:p>
          </table:table-cell>
          <table:table-cell table:style-name="Table25.C2" office:value-type="string">
            <text:p text:style-name="P155">ทำการลบข้อมูลที่เลือก และแสดงข้อความ “ลบข้อมูลสำเร็จ”</text:p>
          </table:table-cell>
        </table:table-row>
        <table:table-row>
          <table:table-cell table:style-name="Table25.A2" office:value-type="string">
            <text:p text:style-name="P89"/>
          </table:table-cell>
          <table:table-cell table:style-name="Table25.A2" office:value-type="string">
            <text:p text:style-name="P155">เมื่อกดยกเลิก ไม่ลบข้อมูล</text:p>
          </table:table-cell>
          <table:table-cell table:style-name="Table25.C2" office:value-type="string">
            <text:p text:style-name="P156">กลับสู่หน้า<text:span text:style-name="Strong_20_Emphasis"><text:span text:style-name="T150">ตั้งเวลาทำงาน</text:span></text:span><text:span text:style-name="Strong_20_Emphasis"><text:span text:style-name="T151"> </text:span></text:span></text:p>
          </table:table-cell>
        </table:table-row>
      </table:table>
      <text:p text:style-name="P34"><text:span text:style-name="Strong_20_Emphasis"><text:span text:style-name="T142"/></text:span></text:p>
      <text:p text:style-name="P34"><text:soft-page-break/><text:span text:style-name="Strong_20_Emphasis"><text:span text:style-name="T201"><text:s text:c="6"/>4.3.4 <text:s/>ทดสอบหน้าจัดการสมาชิก</text:span></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2">8</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สมาชิก</text:span></text:span><text:span text:style-name="Strong_20_Emphasis"><text:span text:style-name="T100"> : </text:span></text:span><text:span text:style-name="Strong_20_Emphasis"><text:span text:style-name="T105">เพิ่ม</text:span></text:span><text:span text:style-name="Strong_20_Emphasis"><text:span text:style-name="T100">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7">การทำงาน</text:p>
          </table:table-cell>
          <table:table-cell table:style-name="Table26.A1" office:value-type="string">
            <text:p text:style-name="P97">เงื่อนไขการทดสอบ</text:p>
          </table:table-cell>
          <table:table-cell table:style-name="Table26.C1" office:value-type="string">
            <text:p text:style-name="P97">ผลการทดสอบ</text:p>
          </table:table-cell>
        </table:table-row>
        <table:table-row>
          <table:table-cell table:style-name="Table26.A2" table:number-rows-spanned="2" office:value-type="string">
            <text:p text:style-name="P152">การเ<text:span text:style-name="T280">พิ่มข้อมูล</text:span></text:p>
          </table:table-cell>
          <table:table-cell table:style-name="Table26.A2" office:value-type="string">
            <text:p text:style-name="P153">กรอก<text:span text:style-name="T280">ข้อมูลไม่ครบ</text:span></text:p>
          </table:table-cell>
          <table:table-cell table:style-name="Table26.C2" office:value-type="string">
            <text:p text:style-name="P154">ไม่สามารถกดปุ่มบันทึกข้อมูลได้</text:p>
          </table:table-cell>
        </table:table-row>
        <table:table-row>
          <table:covered-table-cell/>
          <table:table-cell table:style-name="Table26.A2" office:value-type="string">
            <text:p text:style-name="P153">กรอก<text:span text:style-name="T280">ข้อมูลครบถ้วน</text:span></text:p>
          </table:table-cell>
          <table:table-cell table:style-name="Table26.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42"/></text:span></text:p>
      <text:p text:style-name="P34"><text:span text:style-name="Strong_20_Emphasis"><text:span text:style-name="T165"><text:s text:c="13"/>ตารางที่ </text:span></text:span><text:span text:style-name="Strong_20_Emphasis"><text:span text:style-name="T193">4</text:span></text:span><text:span text:style-name="Strong_20_Emphasis"><text:span text:style-name="T165">.</text:span></text:span><text:span text:style-name="Strong_20_Emphasis"><text:span text:style-name="T203">9</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สมาชิก</text:span></text:span><text:span text:style-name="Strong_20_Emphasis"><text:span text:style-name="T100"> : </text:span></text:span><text:span text:style-name="Strong_20_Emphasis"><text:span text:style-name="T106">แก้ไข</text:span></text:span><text:span text:style-name="Strong_20_Emphasis"><text:span text:style-name="T100">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7">การทำงาน</text:p>
          </table:table-cell>
          <table:table-cell table:style-name="Table27.A1" office:value-type="string">
            <text:p text:style-name="P97">เงื่อนไขการทดสอบ</text:p>
          </table:table-cell>
          <table:table-cell table:style-name="Table27.C1" office:value-type="string">
            <text:p text:style-name="P97">ผลการทดสอบ</text:p>
          </table:table-cell>
        </table:table-row>
        <table:table-row>
          <table:table-cell table:style-name="Table27.A2" table:number-rows-spanned="2" office:value-type="string">
            <text:p text:style-name="P152">การ<text:span text:style-name="T281">แก้ไขข้อมูล</text:span></text:p>
          </table:table-cell>
          <table:table-cell table:style-name="Table27.A2" office:value-type="string">
            <text:p text:style-name="P153">กรอก<text:span text:style-name="T280">ข้อมูลไม่ครบ</text:span></text:p>
          </table:table-cell>
          <table:table-cell table:style-name="Table27.C2" office:value-type="string">
            <text:p text:style-name="P154">ไม่สามารถกดปุ่มบันทึกข้อมูลได้</text:p>
          </table:table-cell>
        </table:table-row>
        <table:table-row>
          <table:covered-table-cell/>
          <table:table-cell table:style-name="Table27.A2" office:value-type="string">
            <text:p text:style-name="P153">กรอก<text:span text:style-name="T280">ข้อมูลครบถ้วน</text:span></text:p>
          </table:table-cell>
          <table:table-cell table:style-name="Table27.C2" office:value-type="string">
            <text:p text:style-name="P154">สามารถกดปุ่มบันทึกข้อมูลได้ และแสดงข้อความ “แก้ไขข้อมูลสำเร็จ”</text:p>
          </table:table-cell>
        </table:table-row>
      </table:table>
      <text:p text:style-name="P34"><text:span text:style-name="Strong_20_Emphasis"><text:span text:style-name="T142"/></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3">10</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สมาชิก</text:span></text:span><text:span text:style-name="Strong_20_Emphasis"><text:span text:style-name="T100"> : </text:span></text:span><text:span text:style-name="Strong_20_Emphasis"><text:span text:style-name="T107">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97">การทำงาน</text:p>
          </table:table-cell>
          <table:table-cell table:style-name="Table28.A1" office:value-type="string">
            <text:p text:style-name="P97">เงื่อนไขการทดสอบ</text:p>
          </table:table-cell>
          <table:table-cell table:style-name="Table28.C1" office:value-type="string">
            <text:p text:style-name="P97">ผลการทดสอบ</text:p>
          </table:table-cell>
        </table:table-row>
        <table:table-row>
          <table:table-cell table:style-name="Table28.A2" table:number-rows-spanned="2" office:value-type="string">
            <text:p text:style-name="P157">เปลี่ยนรหัสผ่าน</text:p>
          </table:table-cell>
          <table:table-cell table:style-name="Table28.A2" office:value-type="string">
            <text:p text:style-name="P153">กรอก<text:span text:style-name="T282">รหัสผ่านเดิมไม่ถูกต้อง</text:span></text:p>
          </table:table-cell>
          <table:table-cell table:style-name="Table28.C2" office:value-type="string">
            <text:p text:style-name="P157">แสดงข้อความ “รหัสผ่านไม่ถูกต้อง”</text:p>
          </table:table-cell>
        </table:table-row>
        <table:table-row>
          <table:covered-table-cell/>
          <table:table-cell table:style-name="Table28.A2" office:value-type="string">
            <text:p text:style-name="P153">กรอก<text:span text:style-name="T282">รหัสผ่านเดิมถูกต้อง</text:span></text:p>
          </table:table-cell>
          <table:table-cell table:style-name="Table28.C2" office:value-type="string">
            <text:p text:style-name="P154">แสดงข้อความ “แก้ไขข้อมูลสำเร็จ”</text:p>
          </table:table-cell>
        </table:table-row>
      </table:table>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3">11</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สมาชิก</text:span></text:span><text:span text:style-name="Strong_20_Emphasis"><text:span text:style-name="T100"> : </text:span></text:span><text:span text:style-name="Strong_20_Emphasis"><text:span text:style-name="T108">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7">การทำงาน</text:p>
          </table:table-cell>
          <table:table-cell table:style-name="Table29.A1" office:value-type="string">
            <text:p text:style-name="P97">เงื่อนไขการทดสอบ</text:p>
          </table:table-cell>
          <table:table-cell table:style-name="Table29.C1" office:value-type="string">
            <text:p text:style-name="P97">ผลการทดสอบ</text:p>
          </table:table-cell>
        </table:table-row>
        <table:table-row>
          <table:table-cell table:style-name="Table29.A2" table:number-rows-spanned="2" office:value-type="string">
            <text:p text:style-name="P155">ลบข้อมูล</text:p>
          </table:table-cell>
          <table:table-cell table:style-name="Table29.A2" office:value-type="string">
            <text:p text:style-name="P155">เมื่อกดปุ่มลบให้แสดงการยืนยันลบข้อมูล</text:p>
          </table:table-cell>
          <table:table-cell table:style-name="Table29.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55">เมื่อกดตกลง ทำการลบข้อมูล</text:p>
          </table:table-cell>
          <table:table-cell table:style-name="Table29.C2" office:value-type="string">
            <text:p text:style-name="P155">ทำการลบข้อมูลที่เลือก และแสดงข้อความ “ลบข้อมูลสำเร็จ”</text:p>
          </table:table-cell>
        </table:table-row>
        <table:table-row>
          <table:table-cell table:style-name="Table29.A2" office:value-type="string">
            <text:p text:style-name="P89"/>
          </table:table-cell>
          <table:table-cell table:style-name="Table29.A2" office:value-type="string">
            <text:p text:style-name="P155">เมื่อกดยกเลิก ไม่ลบข้อมูล</text:p>
          </table:table-cell>
          <table:table-cell table:style-name="Table29.C2" office:value-type="string">
            <text:p text:style-name="P156">กลับสู่หน้า<text:span text:style-name="Strong_20_Emphasis"><text:span text:style-name="T152">จัดการสมาชิก</text:span></text:span></text:p>
          </table:table-cell>
        </table:table-row>
      </table:table>
      <text:p text:style-name="P34"><text:span text:style-name="Strong_20_Emphasis"><text:span text:style-name="T109"/></text:span></text:p>
      <text:p text:style-name="P34"><text:soft-page-break/><text:span text:style-name="Strong_20_Emphasis"><text:span text:style-name="T204"><text:s text:c="6"/>4.3.5 <text:s/>ทดสอบหน้าจัดการสลับฐานข้อมูล</text:span></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5">1</text:span></text:span><text:span text:style-name="Strong_20_Emphasis"><text:span text:style-name="T203">2</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text:span></text:span><text:span text:style-name="Strong_20_Emphasis"><text:span text:style-name="T109">สลับฐานข้อมูล</text:span></text:span><text:span text:style-name="Strong_20_Emphasis"><text:span text:style-name="T100"> : </text:span></text:span><text:span text:style-name="Strong_20_Emphasis"><text:span text:style-name="T109">เพิ่ม</text:span></text:span><text:span text:style-name="Strong_20_Emphasis"><text:span text:style-name="T108">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97">การทำงาน</text:p>
          </table:table-cell>
          <table:table-cell table:style-name="Table30.A1" office:value-type="string">
            <text:p text:style-name="P97">เงื่อนไขการทดสอบ</text:p>
          </table:table-cell>
          <table:table-cell table:style-name="Table30.C1" office:value-type="string">
            <text:p text:style-name="P97">ผลการทดสอบ</text:p>
          </table:table-cell>
        </table:table-row>
        <table:table-row>
          <table:table-cell table:style-name="Table30.A2" table:number-rows-spanned="2" office:value-type="string">
            <text:p text:style-name="P152">การเ<text:span text:style-name="T280">พิ่มข้อมูล</text:span></text:p>
          </table:table-cell>
          <table:table-cell table:style-name="Table30.A2" office:value-type="string">
            <text:p text:style-name="P153">กรอก<text:span text:style-name="T280">ข้อมูลไม่ครบ</text:span></text:p>
          </table:table-cell>
          <table:table-cell table:style-name="Table30.C2" office:value-type="string">
            <text:p text:style-name="P154">ไม่สามารถกดปุ่มบันทึกข้อมูลได้</text:p>
          </table:table-cell>
        </table:table-row>
        <table:table-row>
          <table:covered-table-cell/>
          <table:table-cell table:style-name="Table30.A2" office:value-type="string">
            <text:p text:style-name="P153">กรอก<text:span text:style-name="T280">ข้อมูลครบถ้วน</text:span></text:p>
          </table:table-cell>
          <table:table-cell table:style-name="Table30.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42"/></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5">1</text:span></text:span><text:span text:style-name="Strong_20_Emphasis"><text:span text:style-name="T203">3</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text:span></text:span><text:span text:style-name="Strong_20_Emphasis"><text:span text:style-name="T109">สลับฐานข้อมูล</text:span></text:span><text:span text:style-name="Strong_20_Emphasis"><text:span text:style-name="T100"> : </text:span></text:span><text:span text:style-name="Strong_20_Emphasis"><text:span text:style-name="T110">แก้ไข</text:span></text:span><text:span text:style-name="Strong_20_Emphasis"><text:span text:style-name="T108">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7">การทำงาน</text:p>
          </table:table-cell>
          <table:table-cell table:style-name="Table31.A1" office:value-type="string">
            <text:p text:style-name="P97">เงื่อนไขการทดสอบ</text:p>
          </table:table-cell>
          <table:table-cell table:style-name="Table31.C1" office:value-type="string">
            <text:p text:style-name="P97">ผลการทดสอบ</text:p>
          </table:table-cell>
        </table:table-row>
        <table:table-row>
          <table:table-cell table:style-name="Table31.A2" table:number-rows-spanned="2" office:value-type="string">
            <text:p text:style-name="P152">การ<text:span text:style-name="T281">แก้ไขข้อมูล</text:span></text:p>
          </table:table-cell>
          <table:table-cell table:style-name="Table31.A2" office:value-type="string">
            <text:p text:style-name="P153">กรอก<text:span text:style-name="T280">ข้อมูลไม่ครบ</text:span></text:p>
          </table:table-cell>
          <table:table-cell table:style-name="Table31.C2" office:value-type="string">
            <text:p text:style-name="P154">ไม่สามารถกดปุ่มบันทึกข้อมูลได้</text:p>
          </table:table-cell>
        </table:table-row>
        <table:table-row>
          <table:covered-table-cell/>
          <table:table-cell table:style-name="Table31.A2" office:value-type="string">
            <text:p text:style-name="P153">กรอก<text:span text:style-name="T280">ข้อมูลครบถ้วน</text:span></text:p>
          </table:table-cell>
          <table:table-cell table:style-name="Table31.C2" office:value-type="string">
            <text:p text:style-name="P154">สามารถกดปุ่มบันทึกข้อมูลได้ และแสดงข้อความ “แก้ไขข้อมูลสำเร็จ”</text:p>
          </table:table-cell>
        </table:table-row>
      </table:table>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5">1</text:span></text:span><text:span text:style-name="Strong_20_Emphasis"><text:span text:style-name="T203">4</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text:span></text:span><text:span text:style-name="Strong_20_Emphasis"><text:span text:style-name="T109">สลับฐานข้อมูล</text:span></text:span><text:span text:style-name="Strong_20_Emphasis"><text:span text:style-name="T100"> : </text:span></text:span><text:span text:style-name="Strong_20_Emphasis"><text:span text:style-name="T111">ลบ</text:span></text:span><text:span text:style-name="Strong_20_Emphasis"><text:span text:style-name="T108">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97">การทำงาน</text:p>
          </table:table-cell>
          <table:table-cell table:style-name="Table32.A1" office:value-type="string">
            <text:p text:style-name="P97">เงื่อนไขการทดสอบ</text:p>
          </table:table-cell>
          <table:table-cell table:style-name="Table32.C1" office:value-type="string">
            <text:p text:style-name="P97">ผลการทดสอบ</text:p>
          </table:table-cell>
        </table:table-row>
        <table:table-row>
          <table:table-cell table:style-name="Table32.A2" table:number-rows-spanned="2" office:value-type="string">
            <text:p text:style-name="P155">ลบข้อมูล</text:p>
          </table:table-cell>
          <table:table-cell table:style-name="Table32.A2" office:value-type="string">
            <text:p text:style-name="P155">เมื่อกดปุ่มลบให้แสดงการยืนยันลบข้อมูล</text:p>
          </table:table-cell>
          <table:table-cell table:style-name="Table32.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55">เมื่อกดตกลง ทำการลบข้อมูล</text:p>
          </table:table-cell>
          <table:table-cell table:style-name="Table32.C2" office:value-type="string">
            <text:p text:style-name="P155">ทำการลบข้อมูลที่เลือก และแสดงข้อความ “ลบข้อมูลสำเร็จ”</text:p>
          </table:table-cell>
        </table:table-row>
        <table:table-row>
          <table:table-cell table:style-name="Table32.A2" office:value-type="string">
            <text:p text:style-name="P89"/>
          </table:table-cell>
          <table:table-cell table:style-name="Table32.A2" office:value-type="string">
            <text:p text:style-name="P155">เมื่อกดยกเลิก ไม่ลบข้อมูล</text:p>
          </table:table-cell>
          <table:table-cell table:style-name="Table32.C2" office:value-type="string">
            <text:p text:style-name="P156">กลับสู่หน้า<text:span text:style-name="Strong_20_Emphasis"><text:span text:style-name="T152">จัดการ</text:span></text:span><text:span text:style-name="Strong_20_Emphasis"><text:span text:style-name="T153">สลับฐานข้อมูล</text:span></text:span></text:p>
          </table:table-cell>
        </table:table-row>
      </table:table>
      <text:p text:style-name="P34"><text:span text:style-name="Strong_20_Emphasis"><text:span text:style-name="T142"/></text:span></text:p>
      <text:p text:style-name="P34"><text:soft-page-break/><text:span text:style-name="Strong_20_Emphasis"><text:span text:style-name="T206"><text:s text:c="6"/>4.3.6 <text:s/>ทดสอบหน้าจัดการ Log</text:span></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5">1</text:span></text:span><text:span text:style-name="Strong_20_Emphasis"><text:span text:style-name="T203">5</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text:span></text:span><text:span text:style-name="Strong_20_Emphasis"><text:span text:style-name="T109"> </text:span></text:span><text:span text:style-name="Strong_20_Emphasis"><text:span text:style-name="T112">Log</text:span></text:span><text:span text:style-name="Strong_20_Emphasis"><text:span text:style-name="T100"> : </text:span></text:span><text:span text:style-name="Strong_20_Emphasis"><text:span text:style-name="T112">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97">การทำงาน</text:p>
          </table:table-cell>
          <table:table-cell table:style-name="Table33.A1" office:value-type="string">
            <text:p text:style-name="P97">เงื่อนไขการทดสอบ</text:p>
          </table:table-cell>
          <table:table-cell table:style-name="Table33.C1" office:value-type="string">
            <text:p text:style-name="P97">ผลการทดสอบ</text:p>
          </table:table-cell>
        </table:table-row>
        <table:table-row>
          <table:table-cell table:style-name="Table33.A2" office:value-type="string">
            <text:p text:style-name="P34"><text:span text:style-name="Strong_20_Emphasis"><text:span text:style-name="T112">แสดงข้อมูล Log</text:span></text:span></text:p>
          </table:table-cell>
          <table:table-cell table:style-name="Table33.A2" office:value-type="string">
            <text:p text:style-name="P158">เลือก วัน เดือน ปี แล้วแสดงข้อมูล Log</text:p>
          </table:table-cell>
          <table:table-cell table:style-name="Table33.C2" office:value-type="string">
            <text:p text:style-name="P34"><text:span text:style-name="Strong_20_Emphasis"><text:span text:style-name="T112">แสดงข้อมูล Log ตามวันเดือนปีที่เลือก</text:span></text:span></text:p>
          </table:table-cell>
        </table:table-row>
      </table:table>
      <text:p text:style-name="P34"><text:span text:style-name="Strong_20_Emphasis"><text:span text:style-name="T142"/></text:span></text:p>
      <text:p text:style-name="P34"><text:span text:style-name="Strong_20_Emphasis"><text:span text:style-name="T207"><text:s text:c="6"/>4.3.7 <text:s/>ทดสอบบนแอพพลิเคชั่น android</text:span></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5">1</text:span></text:span><text:span text:style-name="Strong_20_Emphasis"><text:span text:style-name="T208">6</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13">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97">การทำงาน</text:p>
          </table:table-cell>
          <table:table-cell table:style-name="Table34.A1" office:value-type="string">
            <text:p text:style-name="P97">เงื่อนไขการทดสอบ</text:p>
          </table:table-cell>
          <table:table-cell table:style-name="Table34.C1" office:value-type="string">
            <text:p text:style-name="P97">ผลการทดสอบ</text:p>
          </table:table-cell>
        </table:table-row>
        <table:table-row>
          <table:table-cell table:style-name="Table34.A2" office:value-type="string">
            <text:p text:style-name="P34"><text:span text:style-name="Strong_20_Emphasis"><text:span text:style-name="T113">ค้นหา</text:span></text:span></text:p>
          </table:table-cell>
          <table:table-cell table:style-name="Table34.A2" office:value-type="string">
            <text:p text:style-name="P159">กรอก คำค้น แล้วแสดงสินค้าตามคำค้น</text:p>
          </table:table-cell>
          <table:table-cell table:style-name="Table34.C2" office:value-type="string">
            <text:p text:style-name="P34"><text:span text:style-name="Strong_20_Emphasis"><text:span text:style-name="T112">แสดงข้อมูล</text:span></text:span><text:span text:style-name="Strong_20_Emphasis"><text:span text:style-name="T113">สินค้าตามคำค้น หากไม่พบข้อมูลจะแสดงข้อความ “ไม่พบข้อมูล”</text:span></text:span></text:p>
          </table:table-cell>
        </table:table-row>
      </table:table>
      <text:p text:style-name="P34"><text:span text:style-name="Strong_20_Emphasis"><text:span text:style-name="T142"/></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5">1</text:span></text:span><text:span text:style-name="Strong_20_Emphasis"><text:span text:style-name="T209">7</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13">ค้นหา</text:span></text:span><text:span text:style-name="Strong_20_Emphasis"><text:span text:style-name="T114">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97">การทำงาน</text:p>
          </table:table-cell>
          <table:table-cell table:style-name="Table35.A1" office:value-type="string">
            <text:p text:style-name="P97">เงื่อนไขการทดสอบ</text:p>
          </table:table-cell>
          <table:table-cell table:style-name="Table35.C1" office:value-type="string">
            <text:p text:style-name="P97">ผลการทดสอบ</text:p>
          </table:table-cell>
        </table:table-row>
        <table:table-row>
          <table:table-cell table:style-name="Table35.A2" office:value-type="string">
            <text:p text:style-name="P34"><text:span text:style-name="Strong_20_Emphasis"><text:span text:style-name="T113">ค้นหา</text:span></text:span><text:span text:style-name="Strong_20_Emphasis"><text:span text:style-name="T114">โดยใช้ filter</text:span></text:span></text:p>
          </table:table-cell>
          <table:table-cell table:style-name="Table35.A2" office:value-type="string">
            <text:p text:style-name="P159"><text:span text:style-name="T283">เลือก filterแล้ว </text:span>กรอก คำค้น <text:span text:style-name="T283">จากนั้นแสดงข้อมูลตามคำค้นตาม filter ที่เลือก</text:span></text:p>
          </table:table-cell>
          <table:table-cell table:style-name="Table35.C2" office:value-type="string">
            <text:p text:style-name="P34"><text:span text:style-name="Strong_20_Emphasis"><text:span text:style-name="T112">แสดงข้อมูล</text:span></text:span><text:span text:style-name="Strong_20_Emphasis"><text:span text:style-name="T113">สินค้าตามคำค้น หากไม่พบข้อมูลจะแสดงข้อความ “ไม่พบข้อมูล”</text:span></text:span></text:p>
          </table:table-cell>
        </table:table-row>
      </table:table>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5">1</text:span></text:span><text:span text:style-name="Strong_20_Emphasis"><text:span text:style-name="T210">8</text:span></text:span><text:span text:style-name="Strong_20_Emphasis"><text:span text:style-name="T54"> </text:span></text:span><text:span text:style-name="Strong_20_Emphasis"><text:span text:style-name="T99">ทดสอบ</text:span></text:span><text:span text:style-name="Strong_20_Emphasis"><text:span text:style-name="T115">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97">การทำงาน</text:p>
          </table:table-cell>
          <table:table-cell table:style-name="Table36.A1" office:value-type="string">
            <text:p text:style-name="P97">เงื่อนไขการทดสอบ</text:p>
          </table:table-cell>
          <table:table-cell table:style-name="Table36.C1" office:value-type="string">
            <text:p text:style-name="P97">ผลการทดสอบ</text:p>
          </table:table-cell>
        </table:table-row>
        <table:table-row>
          <table:table-cell table:style-name="Table36.A2" office:value-type="string">
            <text:p text:style-name="P34"><text:span text:style-name="Strong_20_Emphasis"><text:span text:style-name="T115">เลือกหมวดหมู่</text:span></text:span></text:p>
          </table:table-cell>
          <table:table-cell table:style-name="Table36.A2" office:value-type="string">
            <text:p text:style-name="P160">เมื่อเลือกหมวดหมู่แล้ว<text:span text:style-name="T300">จะ</text:span>แสดงข้อมูลสินค้า <text:span text:style-name="T301">โดยจะแสดงเฉพาะสินค้าภายในเว็บไซต์ที่ได้กำหนดไว้ในตั้งค่าหมวดหมู่</text:span></text:p>
          </table:table-cell>
          <table:table-cell table:style-name="Table36.C2" office:value-type="string">
            <text:p text:style-name="P37"><text:span text:style-name="Strong_20_Emphasis"><text:span text:style-name="T112">แสดงข้อมูล</text:span></text:span><text:span text:style-name="Strong_20_Emphasis"><text:span text:style-name="T113">สินค้าตาม</text:span></text:span><text:span text:style-name="Strong_20_Emphasis"><text:span text:style-name="T116">หมวดหมู่ </text:span></text:span><text:span text:style-name="Strong_20_Emphasis"><text:span text:style-name="T113">หากไม่พบข้อมูลจะแสดงข้อความ “ไม่พบข้อมูล”</text:span></text:span></text:p>
          </table:table-cell>
        </table:table-row>
      </table:table>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oft-page-break/><text:span text:style-name="Strong_20_Emphasis"><text:span text:style-name="T142"/></text:span></text:p>
      <text:p text:style-name="P34"><text:span text:style-name="Strong_20_Emphasis"><text:span text:style-name="T142"/></text:span></text:p>
      <text:p text:style-name="P34"><text:span text:style-name="Strong_20_Emphasis"><text:span text:style-name="T142"/></text:span></text:p>
      <text:p text:style-name="P34"><text:span text:style-name="Strong_20_Emphasis"><text:span text:style-name="T211"><text:s text:c="7"/>4.3.8 <text:s/>ทดสอบอื่นๆ</text:span></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05">1</text:span></text:span><text:span text:style-name="Strong_20_Emphasis"><text:span text:style-name="T212">9</text:span></text:span><text:span text:style-name="Strong_20_Emphasis"><text:span text:style-name="T54"> </text:span></text:span><text:span text:style-name="Strong_20_Emphasis"><text:span text:style-name="T99">ทดสอบ</text:span></text:span><text:span text:style-name="Strong_20_Emphasis"><text:span text:style-name="T117">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97">การทำงาน</text:p>
          </table:table-cell>
          <table:table-cell table:style-name="Table37.A1" office:value-type="string">
            <text:p text:style-name="P97">เงื่อนไขการทดสอบ</text:p>
          </table:table-cell>
          <table:table-cell table:style-name="Table37.C1" office:value-type="string">
            <text:p text:style-name="P97">ผลการทดสอบ</text:p>
          </table:table-cell>
        </table:table-row>
        <table:table-row>
          <table:table-cell table:style-name="Table37.A2" office:value-type="string">
            <text:p text:style-name="P34"><text:span text:style-name="Strong_20_Emphasis"><text:span text:style-name="T117">start application ทำงานตามเวลาที่กำหนด</text:span></text:span></text:p>
          </table:table-cell>
          <table:table-cell table:style-name="Table37.A2" office:value-type="string">
            <text:p text:style-name="P161">ทำงานตามเวลาที่กำหนดไว้ในฐานข้อมูล</text:p>
          </table:table-cell>
          <table:table-cell table:style-name="Table37.C2" office:value-type="string">
            <text:p text:style-name="P34"><text:span text:style-name="Strong_20_Emphasis"><text:span text:style-name="T117">start application ทำงานตามเวลาที่กำหนด</text:span></text:span></text:p>
          </table:table-cell>
        </table:table-row>
      </table:table>
      <text:p text:style-name="P34"><text:span text:style-name="Strong_20_Emphasis"><text:span text:style-name="T142"/></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13">20</text:span></text:span><text:span text:style-name="Strong_20_Emphasis"><text:span text:style-name="T54"> </text:span></text:span><text:span text:style-name="Strong_20_Emphasis"><text:span text:style-name="T99">ทดสอบ</text:span></text:span><text:span text:style-name="Strong_20_Emphasis"><text:span text:style-name="T117"> </text:span></text:span><text:span text:style-name="Strong_20_Emphasis"><text:span text:style-name="T118">push pop ข้อมูลใน Redis</text:span></text:span><text:span text:style-name="Strong_20_Emphasis"><text:span text:style-name="T119">(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97">การทำงาน</text:p>
          </table:table-cell>
          <table:table-cell table:style-name="Table38.A1" office:value-type="string">
            <text:p text:style-name="P97">เงื่อนไขการทดสอบ</text:p>
          </table:table-cell>
          <table:table-cell table:style-name="Table38.C1" office:value-type="string">
            <text:p text:style-name="P97">ผลการทดสอบ</text:p>
          </table:table-cell>
        </table:table-row>
        <table:table-row>
          <table:table-cell table:style-name="Table38.A2" office:value-type="string">
            <text:p text:style-name="P34"><text:span text:style-name="Strong_20_Emphasis"><text:span text:style-name="T120">push ข้อมูลใน Redis</text:span></text:span></text:p>
          </table:table-cell>
          <table:table-cell table:style-name="Table38.A2" office:value-type="string">
            <text:p text:style-name="P162">เมื่อ push ข้อมูลนั้นจะจัดเก็บลง Redis</text:p>
          </table:table-cell>
          <table:table-cell table:style-name="Table38.C2" office:value-type="string">
            <text:p text:style-name="P34"><text:span text:style-name="Strong_20_Emphasis"><text:span text:style-name="T120">ข้อมูลถูกจัดเก็บลง Redis</text:span></text:span></text:p>
          </table:table-cell>
        </table:table-row>
        <table:table-row>
          <table:table-cell table:style-name="Table38.A2" office:value-type="string">
            <text:p text:style-name="P34"><text:span text:style-name="Strong_20_Emphasis"><text:span text:style-name="T121">pop</text:span></text:span><text:span text:style-name="Strong_20_Emphasis"><text:span text:style-name="T120"> ข้อมูลใน Redis</text:span></text:span></text:p>
          </table:table-cell>
          <table:table-cell table:style-name="Table38.A2" office:value-type="string">
            <text:p text:style-name="P162">เมื่อ <text:span text:style-name="T284">pop</text:span> ข้อมูลนั้นจะ<text:span text:style-name="T284">ถูกลบออกจาก</text:span> Redis</text:p>
          </table:table-cell>
          <table:table-cell table:style-name="Table38.C2" office:value-type="string">
            <text:p text:style-name="P47">ข้อมูลถูกลบจาก Redis</text:p>
          </table:table-cell>
        </table:table-row>
      </table:table>
      <text:p text:style-name="P34"><text:span text:style-name="Strong_20_Emphasis"><text:span text:style-name="T142"/></text:span></text:p>
      <text:p text:style-name="P34"><text:span text:style-name="Strong_20_Emphasis"><text:span text:style-name="T165"><text:s text:c="12"/>ตารางที่ </text:span></text:span><text:span text:style-name="Strong_20_Emphasis"><text:span text:style-name="T193">4</text:span></text:span><text:span text:style-name="Strong_20_Emphasis"><text:span text:style-name="T165">.</text:span></text:span><text:span text:style-name="Strong_20_Emphasis"><text:span text:style-name="T213">2</text:span></text:span><text:span text:style-name="Strong_20_Emphasis"><text:span text:style-name="T214">1</text:span></text:span><text:span text:style-name="Strong_20_Emphasis"><text:span text:style-name="T54"> </text:span></text:span><text:span text:style-name="Strong_20_Emphasis"><text:span text:style-name="T99">ทดสอบ</text:span></text:span><text:span text:style-name="Strong_20_Emphasis"><text:span text:style-name="T122">ลบ</text:span></text:span><text:span text:style-name="Strong_20_Emphasis"><text:span text:style-name="T118">ข้อมูลใน Redis</text:span></text:span><text:span text:style-name="Strong_20_Emphasis"><text:span text:style-name="T119">(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97">การทำงาน</text:p>
          </table:table-cell>
          <table:table-cell table:style-name="Table39.A1" office:value-type="string">
            <text:p text:style-name="P97">เงื่อนไขการทดสอบ</text:p>
          </table:table-cell>
          <table:table-cell table:style-name="Table39.C1" office:value-type="string">
            <text:p text:style-name="P97">ผลการทดสอบ</text:p>
          </table:table-cell>
        </table:table-row>
        <table:table-row>
          <table:table-cell table:style-name="Table39.A2" office:value-type="string">
            <text:p text:style-name="P34"><text:span text:style-name="Strong_20_Emphasis"><text:span text:style-name="T122">ลบ</text:span></text:span><text:span text:style-name="Strong_20_Emphasis"><text:span text:style-name="T118">ข้อมูล</text:span></text:span></text:p>
          </table:table-cell>
          <table:table-cell table:style-name="Table39.A2" office:value-type="string">
            <text:p text:style-name="P163">ลบข้อมูลใน Redis เมื่อ<text:span text:style-name="Strong_20_Emphasis"><text:span text:style-name="T154">start application ทำงาน</text:span></text:span></text:p>
          </table:table-cell>
          <table:table-cell table:style-name="Table39.C2" office:value-type="string">
            <text:p text:style-name="P34"><text:span text:style-name="Strong_20_Emphasis"><text:span text:style-name="T120">ข้อมูลถูก</text:span></text:span><text:span text:style-name="Strong_20_Emphasis"><text:span text:style-name="T123">ลบออกจาก</text:span></text:span><text:span text:style-name="Strong_20_Emphasis"><text:span text:style-name="T120">Redis</text:span></text:span></text:p>
          </table:table-cell>
        </table:table-row>
      </table:table>
      <text:p text:style-name="P34"><text:span text:style-name="Strong_20_Emphasis"><text:span text:style-name="T142"/></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65"><text:s text:c="13"/>ตารางที่ </text:span></text:span><text:span text:style-name="Strong_20_Emphasis"><text:span text:style-name="T193">4</text:span></text:span><text:span text:style-name="Strong_20_Emphasis"><text:span text:style-name="T165">.</text:span></text:span><text:span text:style-name="Strong_20_Emphasis"><text:span text:style-name="T213">2</text:span></text:span><text:span text:style-name="Strong_20_Emphasis"><text:span text:style-name="T215">2</text:span></text:span><text:span text:style-name="Strong_20_Emphasis"><text:span text:style-name="T54"> </text:span></text:span><text:span text:style-name="Strong_20_Emphasis"><text:span text:style-name="T99">ทดสอบ</text:span></text:span><text:span text:style-name="Strong_20_Emphasis"><text:span text:style-name="T124">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97">การทำงาน</text:p>
          </table:table-cell>
          <table:table-cell table:style-name="Table40.A1" office:value-type="string">
            <text:p text:style-name="P97">เงื่อนไขการทดสอบ</text:p>
          </table:table-cell>
          <table:table-cell table:style-name="Table40.C1" office:value-type="string">
            <text:p text:style-name="P97">ผลการทดสอบ</text:p>
          </table:table-cell>
        </table:table-row>
        <table:table-row>
          <table:table-cell table:style-name="Table40.A2" office:value-type="string">
            <text:p text:style-name="P34"><text:span text:style-name="Strong_20_Emphasis"><text:span text:style-name="T124">สลับฐานข้อมูล</text:span></text:span></text:p>
          </table:table-cell>
          <table:table-cell table:style-name="Table40.A2" office:value-type="string">
            <text:p text:style-name="P163"><text:span text:style-name="Strong_20_Emphasis"><text:span text:style-name="T155">สลับสถานะในฐานข้อมูล</text:span></text:span> <text:soft-page-break/>เมื่อ<text:span text:style-name="Strong_20_Emphasis"><text:span text:style-name="T154">start application ทำงาน</text:span></text:span></text:p>
          </table:table-cell>
          <table:table-cell table:style-name="Table40.C2" office:value-type="string">
            <text:p text:style-name="P34"><text:span text:style-name="Strong_20_Emphasis"><text:span text:style-name="T124">สถานะในฐานข้อมูลถูกสลับ จาก status เท่ากับ </text:span></text:span><text:soft-page-break/><text:span text:style-name="Strong_20_Emphasis"><text:span text:style-name="T124">1 เปลี่ยนเป็น status เท่ากับ 0 และ <text:s/>status เท่ากับ 0 เปลี่ยนเป็น status เท่ากับ 1</text:span></text:span></text:p>
          </table:table-cell>
        </table:table-row>
      </table:table>
      <text:p text:style-name="P34"><text:span text:style-name="Strong_20_Emphasis"><text:span text:style-name="T142"/></text:span></text:p>
      <text:p text:style-name="P34"><text:span text:style-name="Strong_20_Emphasis"><text:span text:style-name="T165"><text:s text:c="13"/>ตารางที่ </text:span></text:span><text:span text:style-name="Strong_20_Emphasis"><text:span text:style-name="T193">4</text:span></text:span><text:span text:style-name="Strong_20_Emphasis"><text:span text:style-name="T165">.</text:span></text:span><text:span text:style-name="Strong_20_Emphasis"><text:span text:style-name="T213">2</text:span></text:span><text:span text:style-name="Strong_20_Emphasis"><text:span text:style-name="T216">3</text:span></text:span><text:span text:style-name="Strong_20_Emphasis"><text:span text:style-name="T54"> </text:span></text:span><text:span text:style-name="Strong_20_Emphasis"><text:span text:style-name="T99">ทดสอบ</text:span></text:span><text:span text:style-name="Strong_20_Emphasis"><text:span text:style-name="T122">ลบ</text:span></text:span><text:span text:style-name="Strong_20_Emphasis"><text:span text:style-name="T118">ข้อมูลใน </text:span></text:span><text:span text:style-name="Strong_20_Emphasis"><text:span text:style-name="T125">Elasticsearch</text:span></text:span><text:span text:style-name="Strong_20_Emphasis"><text:span text:style-name="T119">(NoSQL)</text:span></text:span><text:span text:style-name="Strong_20_Emphasis"><text:span text:style-name="T165">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7">การทำงาน</text:p>
          </table:table-cell>
          <table:table-cell table:style-name="Table41.A1" office:value-type="string">
            <text:p text:style-name="P97">เงื่อนไขการทดสอบ</text:p>
          </table:table-cell>
          <table:table-cell table:style-name="Table41.C1" office:value-type="string">
            <text:p text:style-name="P97">ผลการทดสอบ</text:p>
          </table:table-cell>
        </table:table-row>
        <table:table-row>
          <table:table-cell table:style-name="Table41.A2" office:value-type="string">
            <text:p text:style-name="P34"><text:span text:style-name="Strong_20_Emphasis"><text:span text:style-name="T122">ลบ</text:span></text:span><text:span text:style-name="Strong_20_Emphasis"><text:span text:style-name="T118">ข้อมูล</text:span></text:span></text:p>
          </table:table-cell>
          <table:table-cell table:style-name="Table41.A2" office:value-type="string">
            <text:p text:style-name="P163">ลบข้อมูลใน <text:span text:style-name="T285">Elasticsearch</text:span> เมื่อ<text:span text:style-name="Strong_20_Emphasis"><text:span text:style-name="T154">start application ทำงาน</text:span></text:span></text:p>
          </table:table-cell>
          <table:table-cell table:style-name="Table41.C2" office:value-type="string">
            <text:p text:style-name="P34"><text:span text:style-name="Strong_20_Emphasis"><text:span text:style-name="T120">ข้อมูลถูก</text:span></text:span><text:span text:style-name="Strong_20_Emphasis"><text:span text:style-name="T123">ลบออกจาก</text:span></text:span><text:span text:style-name="Strong_20_Emphasis"><text:span text:style-name="T120"> </text:span></text:span><text:span text:style-name="Strong_20_Emphasis"><text:span text:style-name="T125">Elasticsearch</text:span></text:span></text:p>
          </table:table-cell>
        </table:table-row>
      </table:table>
      <text:p text:style-name="P34"><text:span text:style-name="Strong_20_Emphasis"><text:span text:style-name="T165"><text:s text:c="8"/></text:span></text:span></text:p>
      <text:p text:style-name="P34"><text:span text:style-name="Strong_20_Emphasis"><text:span text:style-name="T165"><text:s text:c="14"/>ตารางที่ </text:span></text:span><text:span text:style-name="Strong_20_Emphasis"><text:span text:style-name="T193">4</text:span></text:span><text:span text:style-name="Strong_20_Emphasis"><text:span text:style-name="T165">.</text:span></text:span><text:span text:style-name="Strong_20_Emphasis"><text:span text:style-name="T213">2</text:span></text:span><text:span text:style-name="Strong_20_Emphasis"><text:span text:style-name="T216">4</text:span></text:span><text:span text:style-name="Strong_20_Emphasis"><text:span text:style-name="T54"> </text:span></text:span><text:span text:style-name="Strong_20_Emphasis"><text:span text:style-name="T99">ทดสอบ</text:span></text:span><text:span text:style-name="Strong_20_Emphasis"><text:span text:style-name="T126">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97">การทำงาน</text:p>
          </table:table-cell>
          <table:table-cell table:style-name="Table42.A1" office:value-type="string">
            <text:p text:style-name="P97">เงื่อนไขการทดสอบ</text:p>
          </table:table-cell>
          <table:table-cell table:style-name="Table42.C1" office:value-type="string">
            <text:p text:style-name="P97">ผลการทดสอบ</text:p>
          </table:table-cell>
        </table:table-row>
        <table:table-row>
          <table:table-cell table:style-name="Table42.A2" office:value-type="string">
            <text:p text:style-name="P34"><text:span text:style-name="Strong_20_Emphasis"><text:span text:style-name="T126">การจัดหมวดหมู่</text:span></text:span></text:p>
          </table:table-cell>
          <table:table-cell table:style-name="Table42.A2" office:value-type="string">
            <text:p text:style-name="P163"><text:span text:style-name="Strong_20_Emphasis"><text:span text:style-name="T156">ทำการจัดหมวดหมู่ใหม่เมื่อ fetch url application ทำงาน</text:span></text:span></text:p>
          </table:table-cell>
          <table:table-cell table:style-name="Table42.C2" office:value-type="string">
            <text:p text:style-name="P34"><text:span text:style-name="Strong_20_Emphasis"><text:span text:style-name="T126">สินค้าถูกจัดหมวดหมู่ใหม่ตามเงื่อนไขที่กำหนด</text:span></text:span></text:p>
          </table:table-cell>
        </table:table-row>
      </table:table>
      <text:p text:style-name="P34"><text:span text:style-name="Strong_20_Emphasis"><text:span text:style-name="T142"/></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34"><text:span text:style-name="Strong_20_Emphasis"><text:span text:style-name="T119"/></text:span></text:p>
      <text:p text:style-name="P79"/>
      <text:p text:style-name="P175"><text:soft-page-break/>บทที่ <text:span text:style-name="T286">5</text:span></text:p>
      <text:p text:style-name="P177"><text:span text:style-name="Strong_20_Emphasis"><text:span text:style-name="T217">สรุปปัญหาและข้อเสนอแนะ</text:span></text:span></text:p>
      <text:p text:style-name="P177"><text:span text:style-name="Strong_20_Emphasis"><text:span text:style-name="T217"/></text:span></text:p>
      <text:p text:style-name="P178"><text:span text:style-name="Strong_20_Emphasis"><text:span text:style-name="T40"><text:s text:c="7"/></text:span></text:span><text:span text:style-name="Strong_20_Emphasis"><text:span text:style-name="T25">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178"><text:span text:style-name="Strong_20_Emphasis"><text:span text:style-name="T25"><text:s text:c="7"/></text:span></text:span><text:span text:style-name="Strong_20_Emphasis"><text:span text:style-name="T50">5.1 <text:s/>สรุปผลการดำเนินการ</text:span></text:span></text:p>
      <text:p text:style-name="P179"><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9">ต์</text:span></text:span><text:span text:style-name="Strong_20_Emphasis"><text:span text:style-name="T26"> (web scrapping) </text:span></text:span><text:span text:style-name="Strong_20_Emphasis"><text:span text:style-name="T30">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1">โดยใช้ภาษา Java ใช้ Elasticsearch database Redis และMariadb ในการจัดเก็บข้อมูล และใช้เครื่องมือที่มีชื่อว่า Docker ในการสร้าง ทดสอบ และติดตั้งแอพ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179"><text:span text:style-name="Strong_20_Emphasis"><text:span text:style-name="T32">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span text:style-name="Strong_20_Emphasis"><text:span text:style-name="T31"> </text:span></text:span></text:p>
      <text:p text:style-name="P178"><text:span text:style-name="Strong_20_Emphasis"><text:span text:style-name="T51"><text:s text:c="7"/></text:span></text:span><text:span text:style-name="Strong_20_Emphasis"><text:span text:style-name="T52">5.2 <text:s text:c="2"/>สรุปปัญหาและวิธีการแก้ไขปัญหา</text:span></text:span></text:p>
      <text:p text:style-name="P178"><text:span text:style-name="Strong_20_Emphasis"><text:span text:style-name="T28"><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178"><text:span text:style-name="Strong_20_Emphasis"><text:span text:style-name="T28"><text:s text:c="7"/></text:span></text:span><text:span text:style-name="Strong_20_Emphasis"><text:span text:style-name="T52">5.</text:span></text:span><text:span text:style-name="Strong_20_Emphasis"><text:span text:style-name="T53">3</text:span></text:span><text:span text:style-name="Strong_20_Emphasis"><text:span text:style-name="T52"> <text:s text:c="2"/></text:span></text:span><text:span text:style-name="Strong_20_Emphasis"><text:span text:style-name="T53">ข้อเสนอแนะ</text:span></text:span></text:p>
      <text:p text:style-name="P178"><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180"/>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บทที่ <text:span text:style-name="T286">5</text:span></text:p>
      <text:p text:style-name="P76"><text:span text:style-name="Strong_20_Emphasis"><text:span text:style-name="T217">สรุปปัญหาและข้อเสนอแนะ</text:span></text:span></text:p>
      <text:p text:style-name="P76"><text:span text:style-name="Strong_20_Emphasis"><text:span text:style-name="T217"/></text:span></text:p>
      <text:p text:style-name="P75"><text:span text:style-name="Strong_20_Emphasis"><text:span text:style-name="T40"><text:s text:c="7"/></text:span></text:span><text:span text:style-name="Strong_20_Emphasis"><text:span text:style-name="T25">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75"><text:span text:style-name="Strong_20_Emphasis"><text:span text:style-name="T25"><text:s text:c="7"/></text:span></text:span><text:span text:style-name="Strong_20_Emphasis"><text:span text:style-name="T50">5.1 <text:s/>สรุปผลการดำเนินการ</text:span></text:span></text:p>
      <text:p text:style-name="P75"><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9">ต์</text:span></text:span><text:span text:style-name="Strong_20_Emphasis"><text:span text:style-name="T26">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75"><text:soft-page-break/><text:span text:style-name="Strong_20_Emphasis"><text:span text:style-name="T26"><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7">ทำการ</text:span></text:span><text:span text:style-name="Strong_20_Emphasis"><text:span text:style-name="T26">จัดเก็บ</text:span></text:span></text:p>
      <text:p text:style-name="P75"><text:span text:style-name="Strong_20_Emphasis"><text:span text:style-name="T51"><text:s text:c="7"/></text:span></text:span><text:span text:style-name="Strong_20_Emphasis"><text:span text:style-name="T52">5.2 <text:s text:c="2"/>สรุปปัญหาและวิธีการแก้ไขปัญหา</text:span></text:span></text:p>
      <text:p text:style-name="P75"><text:span text:style-name="Strong_20_Emphasis"><text:span text:style-name="T28"><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5"><text:span text:style-name="Strong_20_Emphasis"><text:span text:style-name="T28"><text:s text:c="7"/></text:span></text:span><text:span text:style-name="Strong_20_Emphasis"><text:span text:style-name="T52">5.</text:span></text:span><text:span text:style-name="Strong_20_Emphasis"><text:span text:style-name="T53">3</text:span></text:span><text:span text:style-name="Strong_20_Emphasis"><text:span text:style-name="T52"> <text:s text:c="2"/></text:span></text:span><text:span text:style-name="Strong_20_Emphasis"><text:span text:style-name="T53">ข้อเสนอแนะ</text:span></text:span></text:p>
      <text:p text:style-name="P75"><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5-11T23:54:34.022326463</dc:date>
    <meta:editing-duration>PT16H45M29S</meta:editing-duration>
    <meta:editing-cycles>194</meta:editing-cycles>
    <meta:generator>LibreOffice/6.0.7.3$Linux_X86_64 LibreOffice_project/00m0$Build-3</meta:generator>
    <meta:document-statistic meta:table-count="43" meta:image-count="52" meta:object-count="0" meta:page-count="58" meta:paragraph-count="992" meta:word-count="7706" meta:character-count="32144" meta:non-whitespace-character-count="27493"/>
  </office:meta>
</office:document-meta>
</file>